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loext:decorative="false"/>
    </style:style>
    <style:style style:name="gr2" style:family="graphic" style:parent-style-name="standard">
      <style:graphic-properties draw:stroke="none" draw:fill="solid" draw:fill-color="#000000" loext:decorative="false"/>
    </style:style>
    <style:style style:name="gr3" style:family="graphic" style:parent-style-name="standard">
      <style:graphic-properties draw:stroke="solid" svg:stroke-width="0.028cm" svg:stroke-color="#000000" draw:stroke-linejoin="round" svg:stroke-linecap="butt" draw:fill="none" fo:padding-top="0.014cm" fo:padding-bottom="0.014cm" fo:padding-left="0.014cm" fo:padding-right="0.014cm" loext:decorative="false"/>
    </style:style>
    <style:style style:name="gr4"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loext:decorative="false"/>
      <style:paragraph-properties style:writing-mode="lr-tb"/>
    </style:style>
    <style:style style:name="gr5" style:family="graphic" style:parent-style-name="standard">
      <style:graphic-properties draw:stroke="solid" svg:stroke-width="0.035cm" svg:stroke-color="#1f77b4" draw:stroke-linejoin="round" svg:stroke-linecap="square" draw:fill="none" fo:padding-top="0.017cm" fo:padding-bottom="0.017cm" fo:padding-left="0.017cm" fo:padding-right="0.017cm" loext:decorative="false"/>
    </style:style>
    <style:style style:name="gr6" style:family="graphic" style:parent-style-name="standard">
      <style:graphic-properties draw:stroke="solid" svg:stroke-width="0.176cm" svg:stroke-color="#2ca02c" draw:stroke-linejoin="round" svg:stroke-linecap="square" draw:fill="none" fo:padding-top="0.088cm" fo:padding-bottom="0.088cm" fo:padding-left="0.088cm" fo:padding-right="0.088cm" loext:decorative="false"/>
    </style:style>
    <style:style style:name="gr7" style:family="graphic" style:parent-style-name="standard">
      <style:graphic-properties draw:stroke="solid" svg:stroke-width="0.176cm" svg:stroke-color="#d62728" draw:stroke-linejoin="round" svg:stroke-linecap="square" draw:fill="none" fo:padding-top="0.088cm" fo:padding-bottom="0.088cm" fo:padding-left="0.088cm" fo:padding-right="0.088cm" loext:decorative="false"/>
    </style:style>
    <style:style style:name="gr8" style:family="graphic" style:parent-style-name="standard">
      <style:graphic-properties draw:stroke="solid" svg:stroke-width="0.176cm" svg:stroke-color="#9467bd" draw:stroke-linejoin="round" svg:stroke-linecap="square" draw:fill="none" fo:padding-top="0.088cm" fo:padding-bottom="0.088cm" fo:padding-left="0.088cm" fo:padding-right="0.088cm" loext:decorative="false"/>
    </style:style>
    <style:style style:name="gr9" style:family="graphic" style:parent-style-name="standard">
      <style:graphic-properties draw:stroke="solid" svg:stroke-width="0.176cm" svg:stroke-color="#8c564b" draw:stroke-linejoin="round" svg:stroke-linecap="square" draw:fill="none" fo:padding-top="0.088cm" fo:padding-bottom="0.088cm" fo:padding-left="0.088cm" fo:padding-right="0.088cm" loext:decorative="false"/>
    </style:style>
    <style:style style:name="gr10" style:family="graphic" style:parent-style-name="standard">
      <style:graphic-properties draw:stroke="solid" svg:stroke-width="0.028cm" svg:stroke-color="#000000" draw:stroke-linejoin="miter" svg:stroke-linecap="square" draw:fill="none" fo:padding-top="0.014cm" fo:padding-bottom="0.014cm" fo:padding-left="0.014cm" fo:padding-right="0.014cm" loext:decorative="false"/>
    </style:style>
    <style:style style:name="gr11" style:family="graphic" style:parent-style-name="standard">
      <style:graphic-properties draw:stroke="none" draw:fill="solid" draw:fill-color="#2ca02c" draw:opacity="70%" loext:decorative="false"/>
    </style:style>
    <style:style style:name="gr12" style:family="graphic" style:parent-style-name="standard">
      <style:graphic-properties draw:stroke="none" draw:fill="solid" draw:fill-color="#d62728" draw:opacity="70%" loext:decorative="false"/>
    </style:style>
    <style:style style:name="gr13" style:family="graphic" style:parent-style-name="standard">
      <style:graphic-properties draw:stroke="none" draw:fill="solid" draw:fill-color="#9467bd" draw:opacity="70%" loext:decorative="false"/>
    </style:style>
    <style:style style:name="gr14" style:family="graphic" style:parent-style-name="standard">
      <style:graphic-properties draw:stroke="none" draw:fill="solid" draw:fill-color="#8c564b" draw:opacity="70%" loext:decorative="false"/>
    </style:style>
    <style:style style:name="gr15" style:family="graphic" style:parent-style-name="standard">
      <style:graphic-properties draw:stroke="none" draw:fill="none" draw:textarea-horizontal-align="left" draw:textarea-vertical-align="top" draw:auto-grow-height="true" draw:auto-grow-width="true" fo:min-height="0.705cm" fo:min-width="0.705cm" fo:padding-top="0cm" fo:padding-bottom="0cm" fo:padding-left="0cm" fo:padding-right="0cm" loext:decorative="false"/>
      <style:paragraph-properties style:writing-mode="lr-tb"/>
    </style:style>
    <style:style style:name="gr16" style:family="graphic" style:parent-style-name="standard">
      <style:graphic-properties draw:stroke="solid" svg:stroke-width="0.035cm" svg:stroke-color="#2ca02c" svg:stroke-opacity="20%" draw:stroke-linejoin="round" svg:stroke-linecap="butt" draw:fill="solid" draw:fill-color="#2ca02c" draw:opacity="20%" fo:padding-top="0.017cm" fo:padding-bottom="0.017cm" fo:padding-left="0.017cm" fo:padding-right="0.017cm" loext:decorative="false"/>
    </style:style>
    <style:style style:name="gr17" style:family="graphic" style:parent-style-name="standard">
      <style:graphic-properties draw:stroke="solid" svg:stroke-width="0.035cm" svg:stroke-color="#2ca02c" draw:stroke-linejoin="round" svg:stroke-linecap="square" draw:fill="none" fo:padding-top="0.017cm" fo:padding-bottom="0.017cm" fo:padding-left="0.017cm" fo:padding-right="0.017cm" loext:decorative="false"/>
    </style:style>
    <style:style style:name="gr18" style:family="graphic" style:parent-style-name="standard">
      <style:graphic-properties draw:stroke="none" draw:fill="none" draw:textarea-horizontal-align="left" draw:textarea-vertical-align="top" draw:auto-grow-height="true" draw:auto-grow-width="true" fo:min-height="0.563cm" fo:min-width="0.563cm" fo:padding-top="0cm" fo:padding-bottom="0cm" fo:padding-left="0cm" fo:padding-right="0cm" loext:decorative="false"/>
      <style:paragraph-properties style:writing-mode="lr-tb"/>
    </style:style>
    <style:style style:name="gr19" style:family="graphic" style:parent-style-name="standard">
      <style:graphic-properties draw:stroke="solid" svg:stroke-width="0.035cm" svg:stroke-color="#d62728" svg:stroke-opacity="20%" draw:stroke-linejoin="round" svg:stroke-linecap="butt" draw:fill="solid" draw:fill-color="#d62728" draw:opacity="20%" fo:padding-top="0.017cm" fo:padding-bottom="0.017cm" fo:padding-left="0.017cm" fo:padding-right="0.017cm" loext:decorative="false"/>
    </style:style>
    <style:style style:name="gr20" style:family="graphic" style:parent-style-name="standard">
      <style:graphic-properties draw:stroke="solid" svg:stroke-width="0.035cm" svg:stroke-color="#d62728" draw:stroke-linejoin="round" svg:stroke-linecap="square" draw:fill="none" fo:padding-top="0.017cm" fo:padding-bottom="0.017cm" fo:padding-left="0.017cm" fo:padding-right="0.017cm" loext:decorative="false"/>
    </style:style>
    <style:style style:name="gr21" style:family="graphic" style:parent-style-name="standard">
      <style:graphic-properties draw:stroke="solid" svg:stroke-width="0.035cm" svg:stroke-color="#9467bd" svg:stroke-opacity="20%" draw:stroke-linejoin="round" svg:stroke-linecap="butt" draw:fill="solid" draw:fill-color="#9467bd" draw:opacity="20%" fo:padding-top="0.017cm" fo:padding-bottom="0.017cm" fo:padding-left="0.017cm" fo:padding-right="0.017cm" loext:decorative="false"/>
    </style:style>
    <style:style style:name="gr22" style:family="graphic" style:parent-style-name="standard">
      <style:graphic-properties draw:stroke="solid" svg:stroke-width="0.035cm" svg:stroke-color="#9467bd" draw:stroke-linejoin="round" svg:stroke-linecap="square" draw:fill="none" fo:padding-top="0.017cm" fo:padding-bottom="0.017cm" fo:padding-left="0.017cm" fo:padding-right="0.017cm" loext:decorative="false"/>
    </style:style>
    <style:style style:name="gr23" style:family="graphic" style:parent-style-name="standard">
      <style:graphic-properties draw:stroke="solid" svg:stroke-width="0.035cm" svg:stroke-color="#8c564b" svg:stroke-opacity="20%" draw:stroke-linejoin="round" svg:stroke-linecap="butt" draw:fill="solid" draw:fill-color="#8c564b" draw:opacity="20%" fo:padding-top="0.017cm" fo:padding-bottom="0.017cm" fo:padding-left="0.017cm" fo:padding-right="0.017cm" loext:decorative="false"/>
    </style:style>
    <style:style style:name="gr24" style:family="graphic" style:parent-style-name="standard">
      <style:graphic-properties draw:stroke="solid" svg:stroke-width="0.035cm" svg:stroke-color="#8c564b" draw:stroke-linejoin="round" svg:stroke-linecap="square" draw:fill="none" fo:padding-top="0.017cm" fo:padding-bottom="0.017cm" fo:padding-left="0.017cm" fo:padding-right="0.017cm" loext:decorative="false"/>
    </style:style>
    <style:style style:name="gr25" style:family="graphic" style:parent-style-name="standard">
      <style:graphic-properties draw:stroke="solid" svg:stroke-width="0.035cm" svg:stroke-color="#ff420e" draw:stroke-linejoin="round" svg:stroke-linecap="square" draw:fill="none" fo:padding-top="0.017cm" fo:padding-bottom="0.017cm" fo:padding-left="0.017cm" fo:padding-right="0.017cm" loext:decorative="false"/>
    </style:style>
    <style:style style:name="P1" style:family="paragraph">
      <loext:graphic-properties draw:fill="solid" draw:fill-color="#ffffff"/>
    </style:style>
    <style:style style:name="P2" style:family="paragraph">
      <loext:graphic-properties draw:fill="solid" draw:fill-color="#000000"/>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text-properties fo:font-size="10pt" style:font-size-asian="10pt" style:font-size-complex="10pt"/>
    </style:style>
    <style:style style:name="P6" style:family="paragraph">
      <loext:graphic-properties draw:fill="solid" draw:fill-color="#2ca02c" draw:opacity="70%"/>
    </style:style>
    <style:style style:name="P7" style:family="paragraph">
      <loext:graphic-properties draw:fill="solid" draw:fill-color="#d62728" draw:opacity="70%"/>
    </style:style>
    <style:style style:name="P8" style:family="paragraph">
      <loext:graphic-properties draw:fill="solid" draw:fill-color="#9467bd" draw:opacity="70%"/>
    </style:style>
    <style:style style:name="P9" style:family="paragraph">
      <loext:graphic-properties draw:fill="solid" draw:fill-color="#8c564b" draw:opacity="70%"/>
    </style:style>
    <style:style style:name="P10" style:family="paragraph">
      <loext:graphic-properties draw:fill="none"/>
      <style:text-properties fo:font-size="20pt" style:font-size-asian="20pt" style:font-size-complex="20pt"/>
    </style:style>
    <style:style style:name="P11" style:family="paragraph">
      <loext:graphic-properties draw:fill="solid" draw:fill-color="#2ca02c" draw:opacity="20%"/>
    </style:style>
    <style:style style:name="P12" style:family="paragraph">
      <loext:graphic-properties draw:fill="none"/>
      <style:text-properties fo:font-size="16pt" style:font-size-asian="16pt" style:font-size-complex="16pt"/>
    </style:style>
    <style:style style:name="P13" style:family="paragraph">
      <loext:graphic-properties draw:fill="solid" draw:fill-color="#d62728" draw:opacity="20%"/>
    </style:style>
    <style:style style:name="P14" style:family="paragraph">
      <loext:graphic-properties draw:fill="solid" draw:fill-color="#9467bd" draw:opacity="20%"/>
    </style:style>
    <style:style style:name="P15" style:family="paragraph">
      <loext:graphic-properties draw:fill="solid" draw:fill-color="#8c564b" draw:opacity="20%"/>
    </style:style>
    <style:style style:name="T1" style:family="text">
      <style:text-properties fo:color="#000000" loext:opacity="100%" style:font-name="DejaVuSans" fo:font-size="10pt" fo:font-weight="normal" style:font-name-asian="DejaVuSans" style:font-size-asian="10pt" style:font-weight-asian="normal" style:font-name-complex="DejaVuSans" style:font-size-complex="10pt" style:font-weight-complex="normal"/>
    </style:style>
    <style:style style:name="T2" style:family="text">
      <style:text-properties fo:color="#000000" loext:opacity="100%" style:font-name="DejaVuSans" fo:font-size="20pt" fo:font-weight="normal" style:font-name-asian="DejaVuSans" style:font-size-asian="20pt" style:font-weight-asian="normal" style:font-name-complex="DejaVuSans" style:font-size-complex="20pt" style:font-weight-complex="normal"/>
    </style:style>
    <style:style style:name="T3" style:family="text">
      <style:text-properties fo:color="#000000" loext:opacity="100%" style:font-name="DejaVuSans" fo:font-size="16pt" fo:font-weight="normal" style:font-name-asian="DejaVuSans" style:font-size-asian="16pt" style:font-weight-asian="normal" style:font-name-complex="DejaVuSans" style:font-size-complex="16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101.6cm" svg:height="25.4cm" svg:x="0cm" svg:y="0cm" svg:viewBox="0 0 101601 25401" draw:points="0,25401 101601,25401 101601,0 0,0">
          <text:p/>
        </draw:polygon>
        <draw:polygon draw:style-name="gr1" draw:text-style-name="P1" draw:layer="layout" svg:width="99.59cm" svg:height="6.09cm" svg:x="1.628cm" svg:y="1.151cm" svg:viewBox="0 0 99591 6091" draw:points="0,6091 99591,6091 99591,0 0,0">
          <text:p/>
        </draw:polygon>
        <draw:polygon draw:style-name="gr2" draw:text-style-name="P2" draw:layer="layout" svg:width="0cm" svg:height="0.123cm" svg:x="6.155cm" svg:y="7.241cm" svg:viewBox="0 0 0 124" draw:points="0,0 0,124">
          <text:p/>
        </draw:polygon>
        <draw:line draw:style-name="gr3" draw:text-style-name="P3" draw:layer="layout" svg:x1="6.155cm" svg:y1="7.241cm" svg:x2="6.155cm" svg:y2="7.365cm">
          <text:p/>
        </draw:line>
        <draw:polygon draw:style-name="gr2" draw:text-style-name="P2" draw:layer="layout" svg:width="0cm" svg:height="0.123cm" svg:x="24.262cm" svg:y="7.241cm" svg:viewBox="0 0 0 124" draw:points="0,0 0,124">
          <text:p/>
        </draw:polygon>
        <draw:line draw:style-name="gr3" draw:text-style-name="P3" draw:layer="layout" svg:x1="24.262cm" svg:y1="7.241cm" svg:x2="24.262cm" svg:y2="7.365cm">
          <text:p/>
        </draw:line>
        <draw:frame draw:style-name="gr4" draw:text-style-name="P5" draw:layer="layout" svg:width="0.352cm" svg:height="0.412cm" svg:x="6.043cm" svg:y="7.429cm">
          <draw:text-box>
            <text:p text:style-name="P4"><text:span text:style-name="T1">0</text:span></text:p>
          </draw:text-box>
        </draw:frame>
        <draw:polygon draw:style-name="gr2" draw:text-style-name="P2" draw:layer="layout" svg:width="0cm" svg:height="0.123cm" svg:x="42.37cm" svg:y="7.241cm" svg:viewBox="0 0 0 124" draw:points="0,0 0,124">
          <text:p/>
        </draw:polygon>
        <draw:line draw:style-name="gr3" draw:text-style-name="P3" draw:layer="layout" svg:x1="42.37cm" svg:y1="7.241cm" svg:x2="42.37cm" svg:y2="7.365cm">
          <text:p/>
        </draw:line>
        <draw:frame draw:style-name="gr4" draw:text-style-name="P5" draw:layer="layout" svg:width="1.12cm" svg:height="0.412cm" svg:x="23.702cm" svg:y="7.429cm">
          <draw:text-box>
            <text:p text:style-name="P4"><text:span text:style-name="T1">20000</text:span></text:p>
          </draw:text-box>
        </draw:frame>
        <draw:polygon draw:style-name="gr2" draw:text-style-name="P2" draw:layer="layout" svg:width="0cm" svg:height="0.123cm" svg:x="60.477cm" svg:y="7.241cm" svg:viewBox="0 0 0 124" draw:points="0,0 0,124">
          <text:p/>
        </draw:polygon>
        <draw:line draw:style-name="gr3" draw:text-style-name="P3" draw:layer="layout" svg:x1="60.477cm" svg:y1="7.241cm" svg:x2="60.477cm" svg:y2="7.365cm">
          <text:p/>
        </draw:line>
        <draw:frame draw:style-name="gr4" draw:text-style-name="P5" draw:layer="layout" svg:width="1.12cm" svg:height="0.412cm" svg:x="41.81cm" svg:y="7.429cm">
          <draw:text-box>
            <text:p text:style-name="P4"><text:span text:style-name="T1">40000</text:span></text:p>
          </draw:text-box>
        </draw:frame>
        <draw:polygon draw:style-name="gr2" draw:text-style-name="P2" draw:layer="layout" svg:width="0cm" svg:height="0.123cm" svg:x="78.585cm" svg:y="7.241cm" svg:viewBox="0 0 0 124" draw:points="0,0 0,124">
          <text:p/>
        </draw:polygon>
        <draw:line draw:style-name="gr3" draw:text-style-name="P3" draw:layer="layout" svg:x1="78.585cm" svg:y1="7.241cm" svg:x2="78.585cm" svg:y2="7.365cm">
          <text:p/>
        </draw:line>
        <draw:frame draw:style-name="gr4" draw:text-style-name="P5" draw:layer="layout" svg:width="1.12cm" svg:height="0.412cm" svg:x="59.917cm" svg:y="7.429cm">
          <draw:text-box>
            <text:p text:style-name="P4"><text:span text:style-name="T1">60000</text:span></text:p>
          </draw:text-box>
        </draw:frame>
        <draw:polygon draw:style-name="gr2" draw:text-style-name="P2" draw:layer="layout" svg:width="0cm" svg:height="0.123cm" svg:x="96.693cm" svg:y="7.241cm" svg:viewBox="0 0 0 124" draw:points="0,0 0,124">
          <text:p/>
        </draw:polygon>
        <draw:line draw:style-name="gr3" draw:text-style-name="P3" draw:layer="layout" svg:x1="96.693cm" svg:y1="7.241cm" svg:x2="96.693cm" svg:y2="7.365cm">
          <text:p/>
        </draw:line>
        <draw:frame draw:style-name="gr4" draw:text-style-name="P5" draw:layer="layout" svg:width="1.12cm" svg:height="0.412cm" svg:x="78.025cm" svg:y="7.429cm">
          <draw:text-box>
            <text:p text:style-name="P4"><text:span text:style-name="T1">80000</text:span></text:p>
          </draw:text-box>
        </draw:frame>
        <draw:polygon draw:style-name="gr2" draw:text-style-name="P2" draw:layer="layout" svg:width="0.123cm" svg:height="0cm" svg:x="1.504cm" svg:y="6.905cm" svg:viewBox="0 0 124 0" draw:points="124,0 0,0">
          <text:p/>
        </draw:polygon>
        <draw:line draw:style-name="gr3" draw:text-style-name="P3" draw:layer="layout" svg:x1="1.628cm" svg:y1="6.905cm" svg:x2="1.504cm" svg:y2="6.905cm">
          <text:p/>
        </draw:line>
        <draw:frame draw:style-name="gr4" draw:text-style-name="P5" draw:layer="layout" svg:width="1.34cm" svg:height="0.412cm" svg:x="96.02cm" svg:y="7.429cm">
          <draw:text-box>
            <text:p text:style-name="P4"><text:span text:style-name="T1">100000</text:span></text:p>
          </draw:text-box>
        </draw:frame>
        <draw:polygon draw:style-name="gr2" draw:text-style-name="P2" draw:layer="layout" svg:width="0.123cm" svg:height="0cm" svg:x="1.504cm" svg:y="6.072cm" svg:viewBox="0 0 124 0" draw:points="124,0 0,0">
          <text:p/>
        </draw:polygon>
        <draw:line draw:style-name="gr3" draw:text-style-name="P3" draw:layer="layout" svg:x1="1.628cm" svg:y1="6.072cm" svg:x2="1.504cm" svg:y2="6.072cm">
          <text:p/>
        </draw:line>
        <draw:frame draw:style-name="gr4" draw:text-style-name="P5" draw:layer="layout" svg:width="0.849cm" svg:height="0.412cm" svg:x="0.525cm" svg:y="6.712cm">
          <draw:text-box>
            <text:p text:style-name="P4"><text:span text:style-name="T1">−</text:span><text:span text:style-name="T1">1.5</text:span></text:p>
          </draw:text-box>
        </draw:frame>
        <draw:polygon draw:style-name="gr2" draw:text-style-name="P2" draw:layer="layout" svg:width="0.123cm" svg:height="0cm" svg:x="1.504cm" svg:y="5.239cm" svg:viewBox="0 0 124 0" draw:points="124,0 0,0">
          <text:p/>
        </draw:polygon>
        <draw:line draw:style-name="gr3" draw:text-style-name="P3" draw:layer="layout" svg:x1="1.628cm" svg:y1="5.239cm" svg:x2="1.504cm" svg:y2="5.239cm">
          <text:p/>
        </draw:line>
        <draw:frame draw:style-name="gr4" draw:text-style-name="P5" draw:layer="layout" svg:width="0.849cm" svg:height="0.412cm" svg:x="0.525cm" svg:y="5.879cm">
          <draw:text-box>
            <text:p text:style-name="P4"><text:span text:style-name="T1">−</text:span><text:span text:style-name="T1">1.0</text:span></text:p>
          </draw:text-box>
        </draw:frame>
        <draw:polygon draw:style-name="gr2" draw:text-style-name="P2" draw:layer="layout" svg:width="0.123cm" svg:height="0cm" svg:x="1.504cm" svg:y="4.406cm" svg:viewBox="0 0 124 0" draw:points="124,0 0,0">
          <text:p/>
        </draw:polygon>
        <draw:line draw:style-name="gr3" draw:text-style-name="P3" draw:layer="layout" svg:x1="1.628cm" svg:y1="4.406cm" svg:x2="1.504cm" svg:y2="4.406cm">
          <text:p/>
        </draw:line>
        <draw:frame draw:style-name="gr4" draw:text-style-name="P5" draw:layer="layout" svg:width="0.849cm" svg:height="0.412cm" svg:x="0.525cm" svg:y="5.046cm">
          <draw:text-box>
            <text:p text:style-name="P4"><text:span text:style-name="T1">−</text:span><text:span text:style-name="T1">0.5</text:span></text:p>
          </draw:text-box>
        </draw:frame>
        <draw:polygon draw:style-name="gr2" draw:text-style-name="P2" draw:layer="layout" svg:width="0.123cm" svg:height="0cm" svg:x="1.504cm" svg:y="3.573cm" svg:viewBox="0 0 124 0" draw:points="124,0 0,0">
          <text:p/>
        </draw:polygon>
        <draw:line draw:style-name="gr3" draw:text-style-name="P3" draw:layer="layout" svg:x1="1.628cm" svg:y1="3.573cm" svg:x2="1.504cm" svg:y2="3.573cm">
          <text:p/>
        </draw:line>
        <draw:frame draw:style-name="gr4" draw:text-style-name="P5" draw:layer="layout" svg:width="0.557cm" svg:height="0.412cm" svg:x="0.82cm" svg:y="4.213cm">
          <draw:text-box>
            <text:p text:style-name="P4"><text:span text:style-name="T1">0.0</text:span></text:p>
          </draw:text-box>
        </draw:frame>
        <draw:polygon draw:style-name="gr2" draw:text-style-name="P2" draw:layer="layout" svg:width="0.123cm" svg:height="0cm" svg:x="1.504cm" svg:y="2.74cm" svg:viewBox="0 0 124 0" draw:points="124,0 0,0">
          <text:p/>
        </draw:polygon>
        <draw:line draw:style-name="gr3" draw:text-style-name="P3" draw:layer="layout" svg:x1="1.628cm" svg:y1="2.74cm" svg:x2="1.504cm" svg:y2="2.74cm">
          <text:p/>
        </draw:line>
        <draw:frame draw:style-name="gr4" draw:text-style-name="P5" draw:layer="layout" svg:width="0.557cm" svg:height="0.412cm" svg:x="0.82cm" svg:y="3.38cm">
          <draw:text-box>
            <text:p text:style-name="P4"><text:span text:style-name="T1">0.5</text:span></text:p>
          </draw:text-box>
        </draw:frame>
        <draw:polygon draw:style-name="gr2" draw:text-style-name="P2" draw:layer="layout" svg:width="0.123cm" svg:height="0cm" svg:x="1.504cm" svg:y="1.907cm" svg:viewBox="0 0 124 0" draw:points="124,0 0,0">
          <text:p/>
        </draw:polygon>
        <draw:line draw:style-name="gr3" draw:text-style-name="P3" draw:layer="layout" svg:x1="1.628cm" svg:y1="1.907cm" svg:x2="1.504cm" svg:y2="1.907cm">
          <text:p/>
        </draw:line>
        <draw:frame draw:style-name="gr4" draw:text-style-name="P5" draw:layer="layout" svg:width="0.557cm" svg:height="0.412cm" svg:x="0.82cm" svg:y="2.547cm">
          <draw:text-box>
            <text:p text:style-name="P4"><text:span text:style-name="T1">1.0</text:span></text:p>
          </draw:text-box>
        </draw:frame>
        <draw:polyline draw:style-name="gr5" draw:text-style-name="P3" draw:layer="layout" svg:width="90.537cm" svg:height="5.537cm" svg:x="6.155cm" svg:y="1.428cm" svg:viewBox="0 0 90538 5538" draw:points="0,2759 3,3019 10,2819 24,2519 40,3079 48,2819 63,2959 70,2859 81,3139 88,2979 91,3039 100,2959 115,3079 126,2759 133,2879 139,2899 149,2620 157,2160 168,2060 177,2400 187,3159 196,2679 207,2739 213,2360 218,3299 231,2699 236,3239 250,2739 254,3159 270,2739 275,3179 281,2759 293,3159 304,2739 311,3079 324,2639 331,3019 336,2620 348,3019 354,2699 366,3119 372,2679 385,2939 391,2659 404,2919 408,2600 423,2919 427,2620 442,3079 447,2679 462,3159 465,2659 477,2659 481,2939 497,2759 501,3179 509,2799 519,3059 532,2480 537,2999 550,2579 555,3119 565,2579 572,3039 584,2299 589,3039 601,2559 607,3079 619,2620 625,3019 642,3099 645,2639 660,3079 663,2679 678,3019 682,2480 697,3079 700,2699 711,2600 717,3059 727,2659 734,3099 746,2559 752,2939 769,3099 774,2579 787,3019 791,2679 805,2939 808,2639 822,3019 825,2779 844,3139 865,2639 877,2100 883,2100 902,3199 908,2360 921,2439 926,3279 938,2600 943,3259 956,2679 963,3239 969,2839 982,3159 988,2659 1000,3179 1006,2679 1019,3099 1024,2739 1037,3019 1050,2519 1056,2999 1061,2620 1076,2899 1079,2539 1091,2419 1096,2919 1108,2439 1115,2879 1129,2480 1135,2879 1150,2679 1157,3059 1160,2699 1174,3179 1178,2819 1192,2959 1198,2639 1212,3159 1215,2959 1230,3159 1234,2739 1248,3119 1251,2659 1266,3139 1270,2600 1284,2579 1287,2899 1301,2500 1310,2699 1317,2759 1327,2060 1335,3339 1342,2639 1358,2559 1364,3219 1368,2799 1382,3119 1387,2739 1399,3139 1405,2659 1418,3039 1429,2679 1435,3159 1440,2720 1451,3059 1463,2620 1467,3159 1479,2600 1485,2839 1503,3039 1507,2579 1519,3059 1523,2659 1537,3079 1542,2679 1555,3059 1558,2579 1571,3059 1576,2559 1588,3259 1600,2340 1604,2859 1616,2299 1626,2919 1638,2480 1648,2999 1653,2439 1665,3179 1670,2699 1683,3039 1687,2739 1699,2959 1711,3259 1719,3159 1727,3159 1736,3139 1741,2799 1753,2839 1766,2779 1792,2020 1799,2040 1813,3199 1820,2419 1835,2260 1841,3358 1850,2699 1857,3159 1867,2720 1882,3079 1885,2999 1895,2939 1902,3119 1917,3039 1926,2799 1930,2919 1943,2819 1954,3119 1961,2659 1973,3039 1982,2939 1984,2839 1997,2779 2014,3219 2020,2839 2033,3239 2040,2679 2052,3139 2057,2699 2066,2620 2079,2620 2092,2220 2106,2260 2124,3179 2134,2419 2141,2439 2154,3259 2158,2899 2173,3179 2176,2899 2191,2759 2197,3099 2203,2720 2217,3059 2222,2679 2236,3039 2240,2600 2250,2539 2256,3039 2268,2439 2273,3039 2284,2659 2291,3039 2306,2759 2313,3179 2326,2739 2332,3139 2337,2759 2351,3079 2356,2699 2372,3079 2375,2659 2385,2600 2392,2959 2407,2380 2414,2799 2418,2519 2434,2879 2438,2620 2449,2439 2455,2999 2469,2539 2474,3059 2488,2659 2494,2959 2503,2639 2515,2979 2519,2720 2535,3179 2539,2879 2552,3199 2556,2739 2571,3119 2576,2739 2586,2600 2590,3159 2601,2659 2608,3239 2621,2679 2626,3059 2641,2419 2646,2919 2660,2400 2665,2819 2678,2480 2683,2839 2690,2519 2702,2819 2708,2600 2724,3059 2727,2819 2742,3319 2745,2859 2759,3199 2764,2720 2779,3099 2781,2620 2796,3039 2799,2620 2811,2439 2816,2899 2831,2360 2836,2919 2848,2600 2856,3039 2863,2720 2875,3039 2884,2699 2896,3079 2900,2620 2914,3139 2918,2699 2930,2839 2941,3159 2948,2720 2965,3119 2972,2819 2988,2999 2994,2620 3006,3019 3007,2939 3016,3099 3025,3019 3046,2360 3054,2240 3062,2319 3077,3159 3087,2280 3091,2639 3104,3219 3110,2679 3122,3219 3127,2739 3141,3199 3146,2959 3157,2799 3162,3139 3169,2899 3184,3159 3188,2839 3204,3119 3209,2739 3223,3019 3230,2639 3240,2539 3246,2859 3251,2620 3267,2879 3269,2600 3280,2340 3287,2659 3303,2959 3308,2579 3323,2879 3323,3079 3338,2620 3343,2959 3351,2720 3366,2959 3370,2699 3382,2659 3388,2859 3400,2779 3413,3139 3418,2839 3425,2919 3434,2859 3446,2679 3456,2340 3464,2240 3471,2260 3491,3259 3498,2179 3511,2340 3516,3199 3529,2620 3533,3219 3541,2799 3552,3199 3566,2819 3571,3219 3577,2779 3588,3179 3595,2819 3608,3059 3613,2679 3626,3099 3631,2679 3643,2959 3657,2480 3664,2819 3667,2559 3683,2939 3688,2620 3698,2360 3704,2919 3717,2579 3724,3039 3737,2519 3744,3019 3750,2659 3765,3019 3771,2639 3784,2899 3790,2679 3802,3079 3807,2579 3820,2999 3825,2659 3839,3099 3843,2639 3859,3119 3867,2779 3883,3079 3888,3019 3897,3119 3910,3119 3918,2620 3929,3099 3935,2600 3946,3039 3950,2699 3965,3039 3969,2899 3983,2799 3988,3119 3993,2779 4009,3219 4011,2759 4027,2999 4030,2659 4047,2959 4051,2679 4062,2539 4068,2999 4080,2480 4088,2879 4093,2659 4110,2779 4114,2539 4128,2659 4133,2979 4139,2720 4153,2679 4160,3099 4165,2720 4176,2699 4189,3179 4193,2879 4205,2939 4225,2040 4237,3219 4245,3259 4248,2720 4264,3219 4267,2720 4282,3199 4285,2679 4300,3159 4305,2620 4318,3059 4321,2579 4337,2999 4340,2659 4351,2519 4357,3019 4365,2679 4377,2979 4383,2739 4399,3099 4404,2720 4418,2979 4423,2659 4428,2859 4441,3099 4446,2779 4461,2999 4466,2659 4481,2959 4484,2659 4496,2319 4501,2999 4513,2460 4519,2999 4533,2559 4537,3019 4548,2559 4555,2799 4572,3079 4576,2799 4590,3179 4594,2679 4608,3039 4614,2659 4624,2519 4628,3019 4643,2439 4648,2919 4661,2400 4665,3019 4678,2639 4684,3039 4691,2679 4700,2739 4710,2539 4719,2679 4733,2739 4742,2280 4748,2240 4758,2620 4769,3199 4777,2319 4789,2559 4795,3358 4807,2600 4813,3259 4817,2799 4832,3279 4835,2799 4850,3239 4853,2759 4868,3219 4872,2699 4886,2919 4890,2460 4905,2839 4911,2500 4920,2340 4927,2839 4935,2579 4948,2939 4960,2559 4967,3079 4971,2720 4986,3119 4990,2659 4999,2819 5009,3079 5020,2739 5029,3119 5035,2699 5050,3039 5055,2620 5068,3159 5073,2779 5088,3139 5092,2899 5103,2779 5108,3139 5116,2839 5131,2659 5138,2839 5148,2979 5157,3039 5163,2659 5179,3139 5182,2799 5197,2999 5202,2759 5212,2720 5217,3119 5231,2759 5236,3139 5243,2779 5255,3139 5265,2659 5273,3039 5284,2559 5290,3119 5305,3039 5310,2519 5322,3059 5326,2799 5341,3099 5344,2600 5358,3099 5362,2600 5373,3179 5379,2779 5391,3119 5398,2839 5406,2939 5418,2999 5432,2679 5437,2439 5447,2220 5461,2919 5475,3019 5485,2400 5493,2579 5499,3419 5510,2600 5516,3199 5530,2659 5534,3199 5542,2779 5555,3299 5560,3059 5574,3399 5580,2959 5594,3099 5599,2639 5613,2260 5620,2799 5624,2400 5637,2460 5642,2620 5658,2460 5667,2559 5676,2299 5683,2340 5689,2679 5700,2799 5709,3059 5716,2839 5725,3079 5736,2600 5745,2720 5754,2600 5767,2759 5779,2539 5791,2919 5800,2620 5809,2879 5819,2400 5830,2899 5838,2519 5848,2739 5855,2600 5867,2959 5869,2319 5879,2080 5887,2779 5896,2280 5904,2620 5924,2999 5933,2659 5943,2859 5951,2579 5961,2419 5971,2799 5983,2639 5988,2799 5998,2579 6008,2679 6021,2400 6029,2699 6038,2380 6044,2319 6051,2739 6064,2819 6069,2679 6080,2819 6091,2480 6095,2779 6108,2579 6120,2859 6128,3379 6146,2639 6152,3498 6157,2819 6166,3199 6182,3019 6189,3379 6197,2679 6214,3539 6222,2759 6230,3239 6245,2879 6253,3579 6258,3079 6266,3539 6282,2380 6287,3119 6293,2080 6308,3219 6315,1960 6325,2639 6337,2819 6346,2539 6355,2659 6357,2620 6369,3539 6382,3718 6389,3099 6394,4078 6402,3099 6412,2620 6427,3718 6436,2699 6442,3399 6450,2779 6461,2879 6471,3219 6486,2720 6492,2859 6503,2659 6518,3119 6522,2779 6536,2839 6546,2620 6554,2819 6567,2380 6577,2879 6585,2299 6596,3199 6604,1960 6618,4298 6627,3059 6634,4378 6644,3439 6650,4478 6661,3399 6665,4438 6676,3299 6682,4358 6692,3299 6708,3379 6713,4458 6723,3439 6729,4438 6739,3379 6746,4398 6757,3379 6772,3419 6778,4358 6789,3459 6796,4338 6807,3358 6813,4398 6824,3399 6830,4398 6842,3358 6847,4298 6860,3358 6865,4278 6876,3459 6882,4258 6894,3419 6900,4278 6912,3419 6918,4338 6930,3498 6936,4258 6949,3478 6954,4318 6967,3478 6972,4138 6984,3419 6990,4198 7006,4338 7009,3639 7025,4378 7027,3598 7042,4318 7045,3618 7059,4258 7063,3598 7077,4198 7082,3579 7095,4238 7100,3559 7113,4238 7117,3659 7131,3978 7141,3358 7147,4178 7159,3598 7164,4298 7177,3738 7182,4418 7189,3958 7200,4398 7214,3718 7219,4378 7226,3919 7237,4358 7249,3679 7255,4358 7267,3758 7273,4378 7286,3799 7292,4278 7304,3698 7310,4358 7316,3838 7327,4358 7341,3758 7346,4398 7352,3858 7364,4318 7370,3858 7382,4298 7389,3818 7400,4218 7407,3758 7419,4218 7425,3718 7437,4218 7443,3598 7457,4158 7461,3498 7475,4178 7480,3618 7494,4218 7497,3618 7513,4178 7515,3579 7531,4238 7533,3579 7548,4178 7552,3478 7566,4258 7570,3598 7583,4258 7588,3579 7600,4118 7606,3579 7619,4098 7624,3598 7636,4138 7642,3659 7654,4198 7660,3758 7670,4218 7686,4158 7691,3579 7705,4218 7708,3579 7722,4298 7725,3598 7739,4358 7742,3718 7756,4498 7760,3898 7772,4458 7778,3718 7791,4258 7796,3659 7808,4178 7821,3659 7824,4258 7836,3698 7845,3498 7858,4058 7863,3579 7877,4138 7879,3459 7895,4018 7897,3478 7912,3958 7914,3358 7929,3919 7933,3379 7947,3978 7952,3339 7966,3779 7970,3219 7984,3738 7988,3239 8002,3799 8006,3219 8021,3878 8024,3299 8039,3838 8043,3219 8057,3698 8060,3139 8075,3659 8078,3119 8094,3498 8099,3039 8112,3379 8116,2939 8135,3459 8140,3019 8154,3399 8158,2919 8171,3259 8177,2879 8190,3179 8194,2639 8212,2539 8216,2799 8222,2559 8238,2859 8242,2360 8257,2839 8260,2419 8279,3059 8285,2679 8299,3039 8305,2620 8319,3219 8323,2720 8337,3339 8342,2799 8349,3079 8362,2759 8378,3379 8384,3019 8395,3459 8403,3139 8417,2859 8422,3139 8432,3319 8439,3039 8451,3219 8457,2839 8470,3159 8475,2759 8489,3179 8495,2739 8509,3219 8513,2659 8528,3159 8531,2720 8547,3039 8548,3299 8562,2899 8566,3299 8575,2939 8586,3319 8593,2919 8605,3239 8611,2720 8624,3079 8630,2600 8646,3019 8649,2539 8666,3159 8674,2779 8684,3099 8692,2720 8708,2319 8719,2639 8723,2519 8730,1780 8738,1900 8751,1680 8760,1620 8769,1720 8781,939 8786,1380 8800,1159 8804,1440 8814,1560 8828,1440 8841,2000 8846,1780 8862,2539 8867,2080 8885,2699 8891,2240 8909,2620 8914,2200 8919,2360 8931,2639 8937,2280 8954,2779 8958,2340 8965,2659 8974,2819 8982,2260 8995,2200 9006,2460 9009,1960 9025,2720 9029,2179 9036,2539 9051,2319 9054,2620 9071,2739 9073,2260 9089,2819 9094,2299 9101,2639 9113,2779 9118,2260 9135,2539 9140,2120 9151,2360 9162,2480 9167,2000 9172,2160 9187,2240 9190,1740 9201,2060 9214,1720 9222,2080 9231,2299 9237,1840 9247,1700 9262,2020 9266,1720 9272,2000 9294,2140 9301,1780 9311,2000 9325,1780 9330,2240 9335,1960 9345,2200 9359,2380 9362,1780 9373,2240 9387,1960 9398,2299 9402,2179 9414,2559 9418,2080 9427,2419 9437,2579 9444,2179 9461,2679 9463,2240 9472,2639 9486,2280 9491,2519 9503,2799 9507,2220 9516,2600 9530,2260 9534,2620 9549,2160 9563,3219 9571,2400 9585,2979 9590,2500 9598,2600 9615,2519 9619,2040 9632,2140 9639,2020 9650,2100 9657,1940 9662,2260 9671,2040 9684,2120 9689,1940 9708,2020 9720,1920 9728,1440 9737,1600 9743,1540 9760,1660 9766,1560 9774,1700 9779,1640 9794,1600 9798,1700 9810,1620 9819,1600 9831,1960 9838,1500 9843,1640 9851,1660 9877,1900 9882,1620 9905,2179 9909,1820 9918,2020 9932,2519 9936,2120 9942,2260 9958,2319 9963,1980 9975,2140 9982,2020 9987,2100 10001,1980 10012,1760 10015,1840 10024,1680 10037,1560 10042,1680 10055,1440 10061,1420 10075,1560 10086,2060 10088,1900 10096,1980 10105,1900 10123,1319 10134,1720 10143,1740 10157,1940 10161,1860 10170,1760 10179,1780 10193,1620 10199,1740 10209,1780 10214,1900 10222,1820 10231,1940 10247,1860 10256,1960 10266,2020 10275,1820 10282,1940 10293,1860 10297,2000 10304,1980 10317,2060 10330,1960 10331,2000 10346,1940 10349,2020 10366,2040 10374,1940 10377,2000 10385,1980 10398,2120 10408,2120 10419,2240 10425,2240 10434,2080 10448,2040 10457,2160 10461,2080 10470,2020 10478,2100 10489,2060 10502,2220 10506,2160 10513,2260 10521,2120 10534,2179 10543,2020 10553,2020 10564,2140 10567,2080 10582,2120 10592,2340 10594,2220 10603,2319 10619,2160 10623,2280 10632,2319 10641,2120 10652,2160 10660,2260 10672,2360 10675,2280 10690,2380 10697,2340 10706,2419 10716,2439 10722,2319 10730,2319 10738,2179 10748,2240 10764,2260 10773,2140 10781,2240 10786,2140 10798,2140 10807,2280 10811,2179 10820,2240 10835,2080 10846,2240 10847,2120 10860,2120 10865,2260 10881,2240 10888,2280 10895,2600 10909,2819 10914,2679 10920,2839 10933,2400 10945,2739 10955,2659 10964,2799 10976,2419 10989,3019 10993,2759 11001,2999 11010,2639 11020,2759 11029,2600 11037,2799 11054,2919 11062,2659 11069,2579 11076,2720 11082,2600 11092,2819 11105,2419 11111,2679 11119,2620 11131,2839 11140,2620 11153,2879 11163,2659 11169,2899 11184,2380 11199,2100 11201,2919 11211,1760 11224,2220 11230,3139 11238,2799 11246,3059 11255,2739 11267,2919 11275,2659 11286,2879 11299,2620 11308,2959 11315,2639 11322,3159 11333,3259 11340,2759 11350,3399 11356,3439 11364,2659 11379,2620 11391,3199 11405,2360 11409,2819 11424,2659 11432,2799 11440,2539 11450,2979 11460,2739 11474,2919 11485,2679 11492,2899 11504,2859 11514,2699 11527,2679 11532,2819 11542,2340 11552,2879 11558,3559 11570,2380 11577,2939 11589,2419 11594,2899 11608,2659 11612,2979 11624,2739 11630,3119 11642,2759 11647,3139 11659,2819 11666,3139 11678,2839 11685,3259 11696,2819 11704,3239 11716,2759 11723,3119 11726,2720 11743,2879 11745,2579 11761,2939 11765,2600 11779,2759 11783,2360 11800,2799 11804,2400 11817,2879 11820,2559 11834,3039 11838,2539 11850,2999 11854,2659 11869,3079 11875,2639 11887,2979 11894,2579 11906,3079 11910,2659 11924,3159 11929,2799 11935,2739 11948,3179 11953,2639 11966,3119 11981,2819 11987,3219 11990,2859 12007,3159 12010,2739 12025,3019 12028,2699 12044,3039 12047,2699 12057,2579 12063,2899 12075,2400 12080,2959 12092,2500 12100,3039 12111,2679 12120,2539 12134,3119 12137,2759 12150,2959 12154,2699 12166,3059 12172,2679 12184,3119 12191,2759 12199,3219 12208,2939 12221,2879 12224,3039 12235,3259 12247,2679 12256,3139 12261,2759 12276,2979 12288,2419 12294,2979 12307,2400 12312,2859 12325,2340 12330,2879 12342,2519 12346,2999 12351,2600 12365,3019 12372,2679 12391,3099 12402,2879 12414,3079 12417,2779 12432,2779 12438,3039 12441,2679 12459,2999 12462,2659 12478,2859 12481,2460 12495,3139 12499,2600 12510,3099 12516,2779 12531,2799 12537,2919 12549,2839 12563,2579 12574,2100 12581,2299 12590,2799 12602,2859 12608,2819 12619,2419 12633,2839 12642,2899 12653,2699 12668,2799 12676,2419 12686,2659 12690,2380 12696,3498 12709,2579 12717,2620 12723,2839 12736,2720 12743,3019 12749,3059 12765,2879 12773,3139 12779,2819 12793,3099 12797,2699 12809,2919 12815,2419 12829,3059 12833,2720 12848,3059 12851,2739 12866,3159 12870,2759 12884,2979 12888,2600 12899,2439 12904,2779 12918,2620 12925,2939 12939,2699 12944,3099 12957,2779 12962,3099 12967,2659 12982,3139 12995,2419 12999,3059 13010,2280 13015,3019 13032,3079 13035,2439 13047,3099 13051,2360 13063,2979 13068,2559 13081,3019 13087,2759 13098,3119 13103,2839 13120,3179 13123,2859 13140,3119 13143,2720 13153,2659 13159,3099 13173,2659 13178,3079 13187,2779 13199,2899 13211,2460 13218,2939 13223,2639 13233,2439 13247,2979 13251,2720 13264,2699 13268,2959 13276,2799 13292,2999 13295,2720 13308,3039 13319,2959 13327,3159 13333,2959 13345,2799 13350,3139 13363,2779 13369,3079 13384,2400 13388,3019 13395,2600 13407,2959 13419,2620 13426,3059 13430,2639 13444,2999 13456,2559 13462,3119 13465,2659 13480,3099 13484,2559 13498,3099 13503,2699 13519,3119 13522,2720 13530,2839 13544,2819 13550,3039 13559,2939 13567,2720 13581,2679 13589,2280 13599,2319 13608,2639 13616,3199 13620,2859 13635,2639 13645,2799 13647,2739 13656,2579 13669,2759 13676,2699 13682,2799 13696,2620 13708,2839 13715,2739 13726,2879 13735,2659 13738,2779 13749,2739 13762,2959 13767,2720 13781,2939 13788,2679 13796,2679 13802,2899 13812,2639 13826,2739 13830,2559 13838,2759 13853,2679 13861,2879 13867,2759 13879,2879 13894,2280 13903,2400 13909,3659 13921,2559 13943,3159 13948,2699 13962,3059 13967,2679 13982,2979 13986,2620 14000,2999 14013,2720 14020,3039 14027,2679 14039,3079 14052,2739 14060,3119 14066,2819 14074,2739 14081,3139 14094,2699 14102,3119 14112,2659 14122,3019 14126,2639 14139,2779 14152,2360 14158,2939 14171,2539 14176,3039 14182,2720 14196,3139 14200,2720 14215,3119 14219,2759 14235,3139 14240,2659 14249,2620 14253,3139 14268,2600 14272,3059 14285,2460 14289,3019 14302,2360 14307,2919 14322,2559 14326,3039 14341,2539 14346,2999 14361,2439 14366,3019 14372,2679 14387,3019 14391,2659 14402,2460 14407,2939 14420,2539 14427,3059 14441,2659 14449,3099 14453,2720 14468,3179 14471,2799 14488,3179 14491,2739 14502,2559 14508,2999 14523,2620 14528,3079 14535,2799 14549,3099 14554,2739 14569,3099 14572,2819 14584,2659 14589,3139 14602,2659 14611,2919 14623,2539 14632,3239 14634,2899 14651,3239 14653,2839 14670,3239 14673,2859 14692,3099 14699,2679 14712,3039 14715,2759 14728,2639 14734,2959 14750,2539 14757,2859 14766,2639 14776,2859 14780,2480 14790,2419 14796,2939 14810,2400 14815,2839 14831,2380 14835,2799 14849,2579 14855,3099 14865,2600 14872,3079 14880,2779 14890,3079 14902,2659 14908,3079 14914,2859 14927,3099 14931,2779 14946,2999 14958,2699 14965,2919 14968,2699 14979,2859 14991,2639 15004,3039 15009,2779 15024,3259 15033,2859 15048,2620 15056,2260 15063,2299 15082,3179 15087,2739 15097,2659 15111,2699 15117,2879 15129,3019 15142,2699 15157,2879 15159,3019 15174,2620 15181,2739 15194,2779 15203,3079 15211,2699 15214,2799 15227,2839 15234,2819 15244,2120 15260,3659 15266,2639 15279,3099 15291,2659 15298,3119 15311,2600 15317,3079 15329,2659 15333,3159 15344,2679 15350,3099 15366,3099 15369,2620 15380,2720 15386,3139 15402,3139 15408,2519 15421,3079 15427,2799 15434,2779 15446,2979 15451,2739 15466,2919 15474,3878 15477,3319 15493,3279 15496,2839 15509,2620 15517,2859 15521,2539 15533,2299 15540,2739 15555,2340 15562,2839 15579,2539 15586,2919 15599,2679 15608,2939 15612,2659 15625,2720 15637,3079 15646,2979 15655,3119 15664,2879 15671,2799 15681,3119 15689,2859 15700,2779 15704,3099 15715,2579 15722,3039 15735,2600 15742,3159 15748,2799 15758,2739 15772,2620 15787,2340 15792,2400 15809,2999 15819,2799 15823,3079 15831,2759 15839,2939 15852,2679 15865,2979 15867,2679 15873,2559 15894,3559 15910,2939 15914,3898 15920,2739 15936,3459 15943,2879 15948,3419 15958,3659 15967,2859 15973,3419 15985,3738 15992,2919 16010,3738 16016,3039 16022,3439 16029,2759 16038,3179 16052,2620 16057,3639 16065,2739 16079,3358 16083,3818 16102,2600 16117,3898 16123,2559 16129,3519 16143,2100 16147,3779 16163,2419 16167,3579 16173,2480 16190,3219 16198,2679 16207,2899 16210,3199 16219,2699 16229,2439 16240,2539 16249,3799 16263,2480 16268,3059 16271,2519 16288,3159 16290,2739 16305,3079 16308,2699 16324,3239 16328,2899 16342,3299 16345,2879 16363,3199 16365,2739 16376,2559 16382,2919 16397,2280 16402,2839 16417,2360 16422,2739 16428,2519 16436,2419 16445,2819 16456,2639 16469,2879 16477,2639 16492,3099 16498,2859 16515,2899 16520,3139 16532,2739 16541,3179 16547,2739 16561,3159 16566,2779 16575,2699 16581,3099 16596,2620 16600,3079 16613,2519 16619,3039 16632,2519 16637,2959 16651,2519 16656,2999 16662,2659 16676,3059 16680,2739 16698,2959 16703,2480 16714,2739 16722,3119 16728,2699 16738,2999 16747,2839 16753,3139 16762,2799 16775,3139 16779,2579 16791,3099 16799,2839 16814,2699 16820,2999 16830,3219 16835,2819 16853,3059 16868,2559 16876,2999 16879,2620 16896,2999 16899,2739 16910,2480 16916,3019 16928,2579 16935,2999 16941,2759 16956,3179 16960,2659 16974,2959 16978,2759 16993,2779 16998,3119 17011,2699 17017,3139 17025,2699 17037,3059 17049,2659 17056,3179 17059,2739 17074,3139 17086,2360 17091,3019 17098,2559 17109,2979 17116,2799 17128,2919 17140,2799 17149,3019 17150,2879 17168,2720 17168,2639 17183,2380 17189,2500 17199,2899 17212,2979 17225,2679 17235,2799 17242,3159 17257,2879 17262,3119 17272,2759 17283,2839 17286,2759 17302,2779 17312,2879 17331,3919 17334,3358 17349,2959 17353,3898 17359,2720 17372,2620 17378,3319 17393,2779 17402,2919 17407,2720 17420,3139 17426,2720 17436,2799 17447,2460 17456,3799 17471,2360 17495,2939 17498,2659 17506,2679 17513,3139 17526,2699 17532,3199 17544,2720 17551,3159 17563,2679 17570,3139 17581,2739 17589,3179 17601,2659 17608,3219 17620,2659 17626,3459 17630,3099 17646,3319 17650,2879 17666,3239 17669,2899 17681,2720 17685,3179 17699,2600 17706,2959 17712,2639 17727,2839 17730,2539 17745,2819 17749,2579 17765,3059 17769,2720 17783,3039 17786,2739 17798,2639 17803,2999 17818,2559 17824,2939 17835,2539 17842,2439 17847,2759 17860,2400 17872,2859 17876,2559 17892,2620 17896,2959 17902,2679 17920,2999 17924,2699 17933,2779 17938,3159 17953,2879 17957,3099 17974,2779 17979,3159 17982,2699 17997,3059 18001,2699 18024,3099 18028,2859 18045,3139 18049,2739 18059,2659 18065,3119 18077,2699 18087,3139 18100,2679 18106,3119 18112,2739 18125,3019 18129,2659 18145,3119 18153,2859 18163,3099 18167,2659 18181,3039 18186,2699 18196,2679 18202,3199 18216,2699 18221,3079 18234,2679 18239,3059 18252,2679 18259,3099 18269,2659 18276,3099 18290,2620 18295,2959 18301,2659 18316,2959 18319,2699 18326,2779 18341,2799 18359,2260 18366,2340 18375,2839 18384,2839 18392,3139 18402,2779 18421,2659 18431,3079 18438,2679 18452,2659 18462,3019 18469,2639 18477,2500 18483,2679 18498,2579 18508,2779 18512,2679 18523,2859 18529,2779 18541,2979 18549,2419 18561,2659 18572,2340 18575,2979 18587,2140 18593,2759 18600,2100 18613,3099 18620,2899 18626,3119 18651,3679 18658,2519 18664,3379 18680,2360 18684,3478 18691,2679 18699,3099 18708,2839 18724,2959 18734,2720 18736,2839 18749,2979 18758,2659 18765,2959 18770,2659 18785,2839 18795,2500 18808,3039 18822,2699 18831,2999 18840,2799 18849,2939 18862,2500 18873,2779 18882,2679 18896,2859 18905,2659 18911,2979 18919,2819 18937,2959 18951,2539 18957,2799 18964,2639 18975,2659 18986,3259 18992,3159 19000,3659 19012,2240 19017,3159 19030,3239 19037,2739 19048,2759 19054,3598 19062,2859 19075,2839 19082,3379 19096,3279 19106,2639 19109,3119 19120,3239 19130,2759 19136,3319 19142,2819 19164,3239 19168,2799 19181,2539 19201,3478 19208,2939 19216,3379 19227,2939 19239,3219 19247,2639 19256,3239 19268,3358 19272,2500 19283,3199 19296,2819 19300,3419 19307,2299 19320,3279 19328,2460 19340,2500 19350,2979 19351,2480 19364,3139 19369,2759 19383,3279 19388,3139 19400,3519 19407,2779 19421,3519 19430,2679 19435,3439 19444,2759 19451,3099 19463,2500 19469,2839 19483,2839 19490,2639 19495,2759 19512,2859 19521,2859 19531,2679 19540,3039 19550,2439 19557,2939 19567,2120 19576,2500 19582,4078 19595,2999 19600,4098 19611,3299 19617,4078 19629,3199 19635,3938 19646,3219 19653,3958 19664,3279 19671,3919 19683,3179 19688,3818 19702,3199 19706,3938 19720,3299 19724,4018 19737,3299 19743,4038 19756,3299 19761,3958 19775,3358 19780,3938 19786,3319 19799,3898 19804,3339 19819,3758 19822,3299 19838,3878 19842,3299 19857,3639 19860,3239 19872,3079 19877,3579 19890,3119 19896,3498 19911,2979 19917,3539 19922,3239 19937,3459 19940,3079 19956,3459 19960,3059 19971,2939 19977,3419 19991,2939 19996,3419 20008,3139 20014,3439 20028,3039 20033,3379 20040,3139 20053,3419 20058,3059 20074,3498 20077,3039 20088,3019 20094,3539 20107,3139 20113,3498 20126,3119 20132,3439 20146,2979 20153,3519 20158,3179 20172,3618 20173,3259 20191,3779 20193,3319 20209,3799 20212,3319 20228,3878 20230,3339 20245,3478 20250,3199 20260,3199 20267,3718 20279,3299 20285,3858 20298,3339 20305,3758 20319,3339 20324,3738 20330,3319 20342,3598 20346,3199 20363,3498 20366,3139 20381,3539 20384,3179 20400,3539 20403,3079 20420,3478 20434,3099 20439,3559 20453,3199 20458,3579 20469,3219 20478,3439 20484,3139 20496,3319 20500,2899 20517,3358 20520,2879 20536,3319 20540,2859 20551,2939 20556,3439 20572,3079 20576,3478 20592,3179 20595,3559 20602,3259 20614,3559 20619,3139 20633,3579 20637,3099 20653,3559 20656,3099 20671,3618 20674,3179 20689,3598 20694,3319 20702,3539 20714,3159 20718,3339 20728,3498 20742,3039 20747,3399 20756,3099 20767,3399 20774,3099 20787,3379 20790,2939 20805,3399 20810,2899 20824,3358 20829,2899 20844,3459 20848,2919 20853,3199 20867,2979 20871,3259 20884,3419 20897,2959 20902,3319 20909,2979 20922,3219 20926,2759 20942,3199 20945,2759 20962,3319 20967,2839 20971,2959 20986,3059 20990,2699 21007,3259 21011,2759 21025,3279 21029,2779 21044,3319 21058,2979 21064,3259 21071,2799 21086,3059 21090,2639 21105,3239 21109,2720 21123,3239 21127,2720 21147,3179 21154,2839 21168,3299 21173,2819 21181,3039 21193,2559 21197,2939 21212,2559 21218,2919 21228,3139 21242,2819 21247,3219 21251,2819 21265,2999 21273,2419 21292,2319 21304,2779 21307,2299 21319,2559 21324,3199 21339,2839 21344,3478 21353,3299 21361,3539 21386,2699 21394,2939 21405,2720 21408,2919 21422,3319 21425,2779 21442,3299 21447,2859 21451,3099 21466,2819 21474,3099 21484,2659 21490,2779 21504,2500 21512,2699 21522,2260 21532,3998 21537,3319 21544,3519 21556,3259 21567,3239 21569,2699 21579,2899 21587,2739 21605,3139 21612,3179 21616,2659 21631,3079 21635,2559 21641,2799 21656,3059 21659,2439 21669,2759 21683,2480 21688,2639 21703,2899 21705,2419 21713,2699 21728,2340 21732,2600 21746,2759 21749,2260 21767,2759 21770,2299 21777,2620 21791,2280 21796,2579 21813,2819 21816,2299 21823,2739 21838,2319 21844,2699 21856,2839 21860,2280 21866,2639 21882,2460 21887,2699 21900,2839 21904,2340 21921,2739 21924,2220 21931,2559 21943,2639 21953,2220 21971,2759 21978,2539 21990,2779 21994,2299 22016,2559 22020,2000 22038,2360 22041,1840 22050,2200 22063,2480 22067,1960 22077,2280 22089,1900 22095,2160 22110,2080 22114,2439 22122,2179 22139,2080 22144,2579 22150,2040 22160,2280 22171,1920 22176,2140 22188,2220 22201,1840 22208,2120 22217,2000 22221,2240 22233,1980 22245,2240 22249,1740 22262,2140 22273,1700 22279,2060 22288,2140 22298,1920 22306,1600 22310,2000 22327,2240 22331,1700 22340,2000 22354,1880 22356,2160 22369,1940 22381,1980 22392,1640 22395,1860 22402,1960 22418,1820 22422,2200 22431,2020 22446,1880 22455,2080 22459,1660 22466,1920 22478,1920 22490,1680 22495,2179 22502,2040 22516,2080 22525,2260 22528,1760 22539,2060 22546,2060 22559,1760 22566,2000 22575,2020 22591,1780 22596,2160 22603,1980 22620,1900 22624,2040 22637,2160 22640,1660 22650,2020 22661,1960 22670,2020 22683,2200 22686,1800 22694,2000 22705,1940 22717,2000 22724,1780 22730,2000 22739,1860 22752,1860 22764,1980 22773,1860 22776,1960 22789,1960 22794,1700 22807,1960 22819,1780 22826,1920 22838,1880 22846,2000 22853,1920 22857,2020 22871,1960 22880,1940 22890,2020 22897,1960 22903,2020 22918,1880 22920,1940 22936,2000 22938,1900 22955,2040 22961,1980 22972,1980 22975,2080 22985,2080 22997,1980 23002,2040 23018,2000 23028,2060 23033,2260 23040,2100 23054,2040 23064,2179 23072,2040 23078,2100 23091,2040 23094,2120 23103,2000 23110,2100 23119,1980 23129,2100 23138,2080 23152,2140 23164,2460 23170,2460 23174,2620 23189,2779 23199,2739 23210,2380 23223,2519 23231,2939 23237,2819 23254,2620 23263,2859 23272,2639 23275,2720 23287,2679 23295,2939 23307,2659 23317,2620 23327,2799 23336,2639 23341,2639 23347,2919 23358,2500 23372,2799 23379,2659 23385,2799 23394,2859 23402,2639 23410,2819 23422,2539 23431,2679 23445,2779 23454,2559 23461,2559 23468,2759 23477,2639 23490,3019 23499,2720 23505,2799 23515,2659 23522,2659 23535,2839 23538,2699 23553,2380 23571,2979 23574,2659 23589,2140 23594,2999 23600,2140 23613,2699 23621,2699 23632,2939 23642,2419 23657,2899 23670,2659 23684,2979 23690,2779 23703,2899 23708,2699 23721,3019 23729,2220 23740,2639 23746,3598 23761,2899 23766,3459 23780,2779 23786,3039 23790,2720 23807,2939 23819,2280 23828,2799 23840,2340 23847,2859 23857,2579 23867,2999 23871,2739 23888,3079 23893,2879 23906,3039 23913,2739 23923,2659 23927,3039 23941,2600 23945,2979 23956,2600 23962,2979 23974,2659 23981,3119 23993,2439 23999,2959 24010,2380 24016,2979 24028,2620 24034,3039 24049,2539 24053,2819 24067,2500 24072,2899 24082,2620 24088,3099 24101,2699 24106,2979 24124,3139 24127,2699 24136,2500 24143,3019 24157,2500 24163,2939 24175,2539 24182,2919 24188,2679 24203,3079 24207,2720 24223,2959 24229,2639 24235,2620 24246,3059 24251,2720 24266,3139 24271,2620 24286,2959 24294,2679 24305,2819 24312,3119 24315,2919 24329,3139 24333,2659 24348,3159 24351,2819 24364,2779 24372,2979 24379,2759 24387,2739 24400,2620 24411,2620 24421,2260 24428,2340 24440,3059 24447,3239 24450,2999 24468,2699 24476,2839 24482,2699 24495,2999 24504,2579 24506,2639 24522,2539 24529,2759 24540,2839 24547,2720 24555,2799 24565,3179 24572,2720 24585,2480 24591,2480 24602,3679 24612,2519 24621,3119 24622,2559 24639,3039 24643,2620 24655,2939 24660,2460 24672,3079 24677,2519 24687,3019 24695,2739 24704,3039 24714,2799 24724,3179 24735,2839 24748,3019 24755,2799 24771,3119 24784,2699 24790,3099 24795,2679 24811,2899 24816,2519 24825,2439 24832,2919 24845,2539 24852,2999 24867,2579 24883,2859 24893,3119 24898,2839 24908,3079 24919,2779 24935,3139 24941,2739 24954,3379 24957,2979 24973,3299 24976,2859 24992,2899 24995,2480 25011,2779 25015,2500 25026,2319 25032,2759 25044,2220 25050,2839 25062,2360 25068,2859 25075,2519 25088,3139 25093,2779 25110,2659 25116,2919 25129,3059 25134,2819 25147,3139 25150,2859 25172,3299 25177,2879 25191,3119 25195,2720 25210,3059 25213,2500 25223,2460 25230,3059 25244,2299 25249,2819 25263,2299 25268,2859 25279,2639 25285,3079 25298,2500 25302,2979 25311,2799 25325,2799 25333,2879 25344,3159 25353,3139 25358,2879 25379,3159 25383,2819 25398,3199 25402,2779 25417,3079 25423,2659 25436,2959 25441,2679 25451,2519 25457,2899 25472,2559 25479,2919 25483,2659 25497,2999 25502,2620 25518,2899 25521,3079 25535,2600 25541,3099 25554,2679 25561,3059 25564,2759 25573,2759 25585,3119 25597,2699 25607,3099 25617,2819 25624,2819 25628,2699 25640,2779 25654,2200 25658,2179 25664,2319 25683,3239 25691,2679 25708,2559 25713,3279 25726,2699 25732,3339 25739,2879 25753,3119 25758,2720 25768,2600 25773,3159 25787,2659 25792,3159 25806,2639 25811,3119 25818,2679 25831,2879 25836,2500 25853,2759 25858,2419 25870,2400 25875,2799 25885,2639 25898,2879 25904,2620 25916,2979 25921,2679 25927,2899 25938,3099 25944,2839 25961,3119 25966,2720 25980,2999 25984,2620 25998,2979 26002,2639 26013,2620 26019,3079 26031,2620 26038,3099 26044,2720 26060,2919 26069,2679 26078,2639 26088,2819 26091,2639 26102,2380 26107,2979 26116,2699 26128,3019 26142,2620 26146,3079 26153,2739 26168,3039 26172,2659 26188,3099 26191,2699 26204,3039 26210,2720 26221,2939 26225,2319 26239,3039 26244,2720 26252,2799 26268,2659 26270,2559 26287,2220 26301,2979 26315,3139 26328,2739 26334,2839 26344,2620 26355,2979 26368,2559 26373,2679 26383,2659 26390,3498 26404,2480 26410,3119 26415,2659 26429,3059 26434,2679 26447,3059 26451,2699 26466,3059 26470,2699 26487,2959 26489,2620 26505,2979 26508,2759 26525,3219 26537,2699 26543,3079 26556,2460 26561,2939 26573,2620 26579,3019 26591,2559 26596,3099 26609,2659 26614,3059 26627,2699 26633,3099 26648,2720 26653,3139 26666,2819 26673,3219 26679,2779 26694,3179 26697,2779 26713,2979 26717,2679 26727,2380 26734,2859 26748,2460 26756,2799 26760,2500 26775,2779 26778,2460 26793,2999 26798,2699 26809,2699 26814,3339 26830,2899 26835,3358 26841,2899 26855,3159 26859,2779 26873,2600 26878,2999 26892,2480 26899,2779 26912,2380 26920,2720 26923,2340 26939,2779 26944,2380 26957,2859 26961,2380 26975,2979 26979,2859 26991,2859 26996,3319 27004,2919 27019,3079 27023,2659 27033,2519 27041,3099 27055,2559 27061,2999 27072,2539 27080,2959 27091,2360 27096,2999 27108,2460 27113,2979 27122,2620 27130,3039 27143,2799 27157,3039 27163,2759 27175,2899 27180,2859 27202,2100 27207,2179 27222,3039 27238,2600 27245,2779 27254,2819 27263,2639 27273,2839 27278,2720 27290,2839 27296,2699 27305,2919 27313,2799 27323,2939 27330,2779 27347,2999 27355,2679 27362,2659 27370,2620 27378,2799 27387,2600 27393,2799 27406,2720 27412,2859 27420,2699 27433,3079 27444,2639 27454,2879 27464,2739 27473,2839 27483,2679 27489,2859 27496,2939 27506,2759 27516,2999 27525,2679 27537,2859 27543,2699 27551,2759 27559,3059 27568,2819 27574,2919 27583,2759 27596,3059 27605,2819 27617,2959 27626,2620 27630,2679 27638,2519 27646,2639 27663,3439 27669,3159 27677,3559 27683,3159 27698,3478 27708,2819 27714,3478 27722,2839 27730,3119 27738,2799 27747,2919 27761,2819 27768,3139 27777,2659 27786,2639 27794,2639 27807,2959 27816,2799 27822,3059 27835,2559 27846,2979 27857,2639 27865,2799 27874,2559 27890,2919 27902,2720 27915,2899 27926,2639 27935,2779 27941,2659 27945,2720 27955,2620 27976,2839 27981,2600 27993,2879 28005,2539 28012,2979 28019,2659 28027,2859 28036,2639 28052,2879 28058,2879 28064,2020 28080,4498 28089,2999 28095,4778 28105,3419 28110,4558 28121,3339 28126,4558 28136,3379 28152,3299 28158,4398 28170,3419 28174,4438 28184,3358 28191,4358 28202,3419 28208,4058 28219,3199 28226,4058 28237,3259 28244,3998 28254,3299 28262,3919 28278,4158 28281,3498 28297,4138 28299,3519 28315,4198 28317,3618 28334,4098 28335,3519 28352,4158 28355,3539 28370,4178 28373,3559 28388,4098 28392,3659 28406,4118 28411,3618 28424,4078 28429,3598 28439,3459 28444,4158 28458,3459 28463,4178 28477,3519 28481,4198 28495,3498 28500,4218 28513,3539 28519,4258 28525,3679 28537,4258 28551,3579 28555,4238 28561,3779 28575,4338 28579,3838 28594,4478 28597,3818 28612,4358 28615,3758 28631,4298 28634,3738 28650,4278 28653,3698 28669,4158 28672,3698 28688,4298 28702,3758 28707,4278 28722,3738 28727,4298 28733,3878 28747,4258 28751,3679 28766,4238 28769,3579 28786,4018 28791,3738 28807,4478 28820,3818 28825,4438 28832,4078 28843,4418 28857,3779 28863,4358 28869,3878 28882,4318 28887,3758 28902,4338 28905,3779 28921,4338 28925,3818 28940,4298 28944,3838 28958,4258 28963,3898 28976,4078 28983,3718 28987,3919 28999,4238 29004,3718 29018,4298 29023,3779 29036,4438 29041,3779 29054,4418 29059,3898 29073,4298 29077,3718 29090,4238 29095,3799 29109,4378 29113,3878 29128,4278 29132,3758 29148,4278 29151,3738 29167,4178 29171,3698 29176,3919 29186,4158 29201,3738 29206,4198 29213,3838 29226,4158 29231,3618 29246,4138 29251,3559 29266,4138 29269,3698 29284,4078 29289,3639 29302,3938 29308,3459 29312,3598 29325,3818 29330,3279 29347,3738 29350,3239 29366,3618 29368,3179 29376,3419 29387,3598 29394,3279 29407,3598 29412,3259 29428,3718 29432,3259 29447,3498 29450,3799 29457,3379 29469,3838 29478,3439 29490,3698 29493,3279 29510,3698 29513,3239 29529,3339 29534,3019 29547,3659 29551,3299 29561,3319 29569,3758 29575,3299 29588,3679 29593,3259 29608,3559 29612,2999 29627,3738 29632,3179 29646,3679 29651,3219 29667,3659 29674,3279 29688,3659 29693,3159 29709,3618 29712,3099 29722,3339 29733,2939 29739,3179 29751,3379 29756,2939 29772,3259 29776,2819 29791,3079 29798,2699 29802,2799 29817,2639 29821,2959 29828,2600 29846,2819 29849,2480 29869,2879 29874,2539 29888,2819 29894,1680 29904,2260 29910,2260 29926,2519 29929,2460 29941,2559 29950,2340 29958,2240 29964,2659 29975,3039 29983,2819 29999,3259 30003,2779 30012,3079 30027,3159 30032,2779 30037,2959 30051,3219 30055,2720 30070,3199 30074,2819 30090,2819 30095,3259 30102,2739 30116,3199 30120,2819 30133,2819 30138,3199 30145,2859 30161,3159 30164,2659 30187,2899 30190,2500 30202,2739 30214,2460 30232,2859 30237,2419 30245,2659 30257,2879 30262,2600 30279,2799 30285,2519 30289,2739 30305,3079 30307,2659 30332,2939 30335,2439 30352,3019 30355,2659 30370,2679 30377,3059 30381,2519 30401,3039 30407,2699 30423,2979 30427,2519 30446,3039 30452,2639 30468,2639 30473,3159 30479,2759 30497,2939 30501,2600 30506,2799 30519,3059 30525,2600 30535,2759 30548,2439 30555,2739 30569,2699 30577,3039 30580,2500 30595,2819 30603,2659 30608,3099 30615,2799 30630,2959 30633,2620 30650,2779 30657,2460 30660,2679 30676,2579 30681,3079 30688,2759 30704,3059 30707,2679 30715,2799 30726,3059 30733,2720 30750,3039 30757,2080 30763,2559 30771,2839 30778,2620 30793,2579 30803,2679 30807,2160 30817,2439 30832,2179 30836,2739 30841,2299 30851,2539 30865,2319 30870,2639 30881,2360 30891,2460 30903,2620 30908,2100 30918,2299 30929,2080 30935,2480 30941,2100 30958,2260 30967,2559 30970,2120 30980,2400 30990,2480 30995,2020 31009,2240 31021,2060 31026,2319 31032,2080 31047,2280 31058,2319 31065,2140 31072,2060 31079,2620 31089,2319 31101,2579 31108,2060 31116,2160 31127,2020 31137,2280 31148,2280 31153,1820 31175,2340 31180,1980 31191,2060 31201,2539 31205,2220 31221,2340 31227,2240 31233,2319 31247,2299 31259,1940 31269,1960 31284,2060 31289,1520 31294,1920 31309,2200 31312,1840 31322,2080 31339,2040 31344,2419 31348,2000 31364,2100 31374,2100 31382,1720 31387,1720 31398,1860 31408,1780 31415,2260 31421,1940 31438,2220 31443,1880 31450,2020 31458,1980 31473,2280 31476,1820 31487,2040 31498,1960 31503,2519 31515,2340 31526,2299 31536,2679 31540,2280 31552,2299 31565,2639 31571,2260 31576,2419 31586,2299 31601,2400 31606,2020 31612,2120 31628,2179 31634,1920 31646,2080 31649,2040 31663,2120 31672,1940 31676,2299 31684,2040 31706,2260 31718,1880 31723,2120 31733,2060 31739,2140 31755,2179 31760,1820 31768,2040 31776,1960 31784,2080 31798,1780 31803,2040 31815,2000 31820,2439 31835,2179 31843,2260 31854,1980 31859,2559 31865,2179 31880,2260 31889,2400 31893,2000 31902,2179 31917,2200 31926,2340 31930,1900 31938,2120 31951,2020 31957,2460 31964,2160 31981,2220 31989,2100 31996,2160 32005,2140 32012,1820 32024,1740 32036,2179 32040,1860 32049,2080 32056,2020 32072,2080 32077,2439 32082,2000 32092,2100 32106,1980 32110,2020 32126,1800 32128,1840 32141,1700 32150,1720 32162,2200 32165,1900 32174,2120 32185,2000 32197,2100 32203,1720 32210,2280 32218,1980 32234,2060 32241,2480 32246,2060 32254,2299 32271,2579 32275,2220 32287,2380 32291,2299 32307,2200 32314,2600 32317,2179 32329,2360 32343,2140 32349,2559 32353,2140 32363,2319 32372,2260 32385,2220 32397,2579 32401,2100 32408,2299 32425,2240 32432,2559 32436,2140 32444,2200 32460,2080 32464,2140 32479,2000 32485,2360 32490,2040 32498,2120 32525,2020 32531,2360 32535,2020 32544,2140 32554,2040 32563,2080 32574,2020 32583,2100 32590,2040 32598,2080 32611,2020 32617,2120 32632,1980 32641,2080 32649,1980 32654,2340 32661,2060 32677,2360 32681,2080 32694,2020 32703,2120 32712,1900 32718,2620 32728,2120 32736,2779 32745,2600 32753,3079 32774,2280 32787,2040 32795,2140 32799,2040 32810,1980 32822,2100 32831,2020 32836,2100 32842,2020 32852,2100 32860,2000 32870,2080 32879,2000 32896,2040 32901,1980 32910,2040 32917,2260 32932,2100 32935,2200 32944,2220 32953,2080 32960,2140 32969,2060 32981,2120 32993,2020 33004,2140 33012,2060 33016,2179 33025,2040 33032,2160 33044,2200 33055,2060 33060,2179 33069,2100 33079,2260 33089,2160 33096,2240 33105,2160 33115,2220 33125,2160 33136,2240 33141,2140 33150,2240 33166,2280 33173,2140 33182,2299 33190,2179 33195,2299 33211,2280 33218,2280 33228,2380 33234,2299 33247,2419 33251,2319 33259,2400 33271,2280 33279,2400 33292,2299 33295,2400 33312,2240 33316,2280 33323,2179 33332,2280 33343,2240 33357,2360 33367,2220 33373,2319 33382,2280 33389,2080 33395,2240 33405,2080 33413,2060 33426,2280 33432,2080 33443,2600 33450,2439 33461,2839 33469,2539 33480,2439 33492,2639 33501,3119 33511,2699 33520,2559 33530,2859 33536,2799 33544,3019 33552,2759 33562,2679 33574,2999 33591,2659 33605,3279 33613,2919 33626,2819 33634,3279 33645,3219 33650,2899 33659,3059 33666,2799 33679,3039 33685,2819 33694,2679 33709,2819 33713,2659 33722,2839 33734,2759 33743,3039 33750,2899 33758,2859 33770,3379 33781,3139 33789,3399 33793,3299 33802,3579 33819,3718 33824,3379 33836,3259 33845,3698 33855,3399 33863,3679 33867,3339 33874,3179 33884,3639 33893,3339 33905,3279 33916,3519 33925,3199 33934,3598 33938,3319 33947,3758 33964,3259 33974,3579 33978,3339 33988,3838 33997,3679 34005,3239 34019,2899 34023,3958 34035,3978 34041,2699 34056,3838 34061,2500 34068,3698 34083,2939 34091,3319 34096,2839 34110,2999 34117,2699 34125,2939 34133,2600 34142,3079 34151,2480 34160,2979 34168,2500 34180,3199 34190,2480 34204,2939 34212,2620 34228,2999 34231,2799 34240,2600 34255,2620 34260,2859 34271,2659 34278,2659 34291,2999 34301,2679 34306,2839 34320,3059 34326,2739 34335,2839 34343,2720 34350,2679 34357,2859 34366,2400 34383,2679 34391,3059 34401,2699 34413,2859 34426,2959 34432,2220 34448,3519 34462,2439 34468,3079 34479,2460 34487,3039 34492,2720 34504,3119 34510,2679 34525,3099 34528,2839 34542,3139 34548,2679 34562,3179 34565,2939 34581,3358 34585,2899 34600,3299 34605,2859 34617,2679 34622,3119 34631,2559 34643,2839 34647,2460 34658,2360 34665,2759 34679,2340 34688,2739 34694,2539 34703,2460 34711,2779 34726,2999 34733,2699 34736,2819 34748,3039 34756,2659 34770,3259 34773,2879 34789,3199 34793,2859 34804,2799 34810,3199 34825,2679 34832,3079 34837,2620 34853,2899 34856,2579 34867,2380 34873,2839 34887,2340 34893,2799 34908,2439 34914,2859 34917,2559 34933,3079 34938,2739 34952,3099 34956,2639 34971,3099 34975,2559 34987,3099 34992,2559 35005,2979 35010,2720 35024,3059 35029,2839 35047,3199 35062,2779 35067,3199 35072,2759 35088,3019 35091,2720 35104,2539 35109,3039 35120,2539 35128,2979 35142,2419 35147,2879 35160,2400 35166,2979 35173,2739 35184,2979 35191,2679 35204,3159 35207,2779 35223,2999 35225,3139 35241,2799 35247,3119 35256,2799 35269,3239 35272,2799 35289,3159 35291,2699 35304,2500 35310,2919 35324,2419 35330,2899 35334,2559 35351,2859 35355,2539 35366,2439 35373,2919 35385,2480 35390,2999 35404,2739 35409,3119 35428,2639 35436,2699 35443,2659 35453,2340 35463,2519 35472,2899 35487,3139 35500,2659 35507,2819 35518,2620 35530,2839 35540,2779 35544,2679 35559,2380 35572,2799 35581,2659 35603,2939 35609,2500 35619,2460 35625,3539 35638,3059 35644,3559 35656,3099 35664,3539 35676,3019 35683,3279 35687,2759 35703,2959 35706,2579 35718,2319 35724,2779 35740,2319 35744,2699 35759,2220 35764,2699 35770,2460 35782,2819 35794,2579 35800,3079 35813,2699 35819,3239 35825,3059 35838,3159 35843,2839 35859,3259 35864,2819 35874,2679 35880,3159 35893,2659 35901,3039 35904,2600 35922,2919 35924,2600 35937,2480 35944,2899 35951,2639 35965,2859 35968,2559 35984,2959 35989,2639 36004,3039 36008,2600 36018,2699 36025,3119 36040,2699 36046,3239 36050,2899 36065,3099 36068,2720 36082,2519 36086,2999 36103,2419 36107,2979 36114,2659 36128,2939 36132,2639 36150,3039 36152,2639 36161,2519 36168,2939 36182,2519 36190,2819 36199,2659 36208,2720 36213,3119 36229,2759 36234,3299 36238,2879 36256,3119 36259,2620 36270,2419 36275,2819 36291,2380 36296,2939 36310,2559 36316,2999 36330,2600 36334,3039 36341,2799 36349,2739 36362,2979 36372,2419 36383,3079 36388,2779 36400,2999 36404,2799 36414,2979 36426,2839 36442,2380 36448,2579 36457,2280 36473,2739 36481,3239 36488,2859 36497,2839 36504,2600 36514,2600 36524,2999 36533,2360 36541,2639 36549,2579 36561,2600 36572,2899 36582,2659 36600,2639 36605,2879 36620,2519 36631,2600 36644,2839 36654,2720 36665,2819 36675,2620 36690,2839 36697,2600 36708,2679 36719,2460 36732,3059 36744,2240 36750,2779 36755,2220 36769,2999 36775,2739 36787,2919 36800,2419 36810,2620 36818,3779 36821,3379 36830,2779 36838,3119 36851,2480 36860,2939 36867,2819 36880,3099 36885,2659 36900,3039 36905,2739 36917,2759 36921,3239 36936,2779 36942,3199 36946,2779 36964,3099 36966,2720 36977,2460 36984,2919 36997,2400 37003,2819 37013,2539 37026,2839 37030,2659 37036,2600 37051,2779 37056,3099 37070,2979 37071,3039 37089,3239 37094,2919 37104,2859 37110,3399 37124,2939 37129,3279 37141,2919 37152,3139 37155,2819 37168,2620 37173,2939 37183,2519 37195,2360 37200,2799 37215,2299 37221,2779 37229,2519 37237,2439 37244,2799 37259,2799 37266,3239 37278,2959 37288,3259 37290,2859 37301,2779 37309,3339 37325,2659 37330,3059 37346,2340 37355,2799 37367,2419 37377,2739 37384,2439 37392,2480 37407,2919 37412,2720 37422,2839 37429,2979 37442,2779 37446,3059 37459,2679 37463,3019 37476,2699 37482,3319 37493,3159 37507,3399 37509,3079 37522,2759 37527,3199 37540,2679 37549,2959 37552,2600 37565,2299 37571,2739 37587,2080 37592,3738 37605,4158 37607,3379 37617,4138 37626,3478 37643,4078 37644,3219 37655,4238 37663,3459 37679,4598 37681,3559 37690,4538 37706,3579 37715,4318 37719,3459 37729,4258 37735,3598 37745,4158 37760,4158 37763,3459 37775,4198 37778,3439 37790,3958 37798,3498 37808,3399 37816,2999 37833,3179 37836,2720 37842,2819 37852,3119 37862,2720 37874,2839 37878,2439 37895,2799 37900,2299 37907,2579 37917,2779 37932,2460 37939,2720 37941,2400 37958,2340 37961,2679 37975,2460 37985,2639 37988,2260 37996,2400 38013,2060 38018,2280 38028,2020 38034,2460 38044,2240 38056,2600 38059,2160 38075,2779 38079,2360 38093,2319 38097,2859 38107,2460 38119,2539 38128,2299 38137,2340 38146,2659 38150,2319 38168,2739 38171,2319 38179,2519 38191,2679 38196,2260 38207,2299 38216,2600 38222,2340 38238,2600 38242,2179 38261,2600 38269,2260 38281,2200 38286,2559 38299,2260 38310,2500 38314,2020 38329,2280 38337,2500 38340,2080 38357,2100 38362,2460 38369,2160 38376,2220 38389,2060 38395,2439 38410,1820 38417,2799 38423,2380 38434,2759 38443,2480 38457,2759 38459,2360 38476,2220 38481,2679 38484,2200 38502,2620 38505,2260 38519,2240 38525,2620 38532,2299 38544,2160 38549,2600 38560,2299 38569,2679 38575,2400 38592,2659 38595,2240 38608,2439 38618,2299 38620,2380 38638,2639 38639,2240 38648,2380 38659,2400 38673,2340 38677,2539 38691,2659 38699,2519 38707,2240 38713,2220 38722,2460 38741,3159 38749,2539 38762,2460 38768,3179 38780,2299 38785,3079 38797,2539 38802,2939 38813,2759 38821,3139 38832,3019 38840,2859 38852,2360 38861,2160 38872,2340 38885,3159 38905,2460 38914,2519 38923,2819 38936,2739 38945,2879 38951,2799 38960,2859 38971,2639 38979,2819 38989,2659 38999,2879 39007,2519 39019,2759 39034,2559 39042,2679 39049,2579 39064,2639 39071,2639 39080,2779 39087,2460 39095,3498 39108,2439 39113,3139 39121,2639 39131,2999 39144,2639 39150,3079 39157,2679 39168,3159 39179,2720 39188,3099 39197,2620 39204,2519 39212,3179 39219,2899 39233,3099 39238,2720 39253,3179 39256,2739 39273,3059 39276,2779 39290,2380 39298,2839 39301,2579 39317,2679 39322,2480 39328,2819 39339,2659 39346,2639 39368,2939 39382,2699 39399,2879 39405,2859 39421,2380 39446,3199 39453,2699 39461,2439 39469,2699 39480,2659 39489,2899 39498,2679 39500,2759 39511,2879 39521,2460 39535,2739 39540,2579 39548,2539 39556,2799 39566,2659 39574,2919 39583,2679 39593,2839 39600,2699 39616,2799 39621,2959 39631,2699 39635,2779 39645,2600 39654,2779 39670,2500 39678,2620 39683,2620 39698,2799 39707,2620 39720,2879 39729,2480 39738,2720 39750,2460 39760,2739 39769,2620 39778,2799 39786,2659 39802,2999 39812,2779 39819,2799 39830,2519 39842,2919 39856,2519 39864,2779 39879,2600 39881,2659 39894,2779 39901,2620 39924,3019 39932,2600 39936,2679 39953,2759 39960,2460 39970,2919 39980,2380 39992,2340 39999,4378 40008,3059 40028,4618 40039,3439 40045,4458 40056,3319 40078,4278 40080,3439 40095,4198 40105,3219 40111,4258 40122,3339 40128,4218 40140,3259 40146,4038 40158,3259 40164,4178 40176,3319 40182,4238 40194,3339 40200,4138 40212,3339 40219,3998 40231,3239 40238,4078 40250,3319 40257,4098 40259,3539 40275,4118 40277,3478 40295,4178 40297,3498 40313,4158 40315,3478 40332,4098 40335,3519 40350,4078 40353,3498 40369,4038 40372,3419 40382,3319 40389,3958 40401,3379 40408,4058 40420,3399 40426,3998 40439,3478 40446,4078 40450,3539 40465,4038 40469,3539 40485,4058 40487,3439 40504,3978 40506,3419 40517,3399 40523,3998 40536,3358 40543,3958 40557,3399 40563,4058 40575,3419 40582,4098 40595,3439 40601,4078 40606,3559 40619,4098 40621,3559 40637,4038 40642,3498 40657,4138 40660,3519 40677,4058 40679,3519 40695,4078 40700,3498 40715,3978 40727,3498 40734,3978 40747,3498 40754,3958 40760,3519 40774,3898 40777,3379 40793,3878 40798,3358 40811,3679 40813,3878 40826,3339 40832,3838 40847,3339 40852,3898 40860,3539 40872,3898 40875,3299 40891,3878 40895,3419 40911,3898 40915,3379 40931,3919 40945,3498 40950,3878 40965,3358 40971,3898 40977,3519 40991,3919 40994,3399 41012,3919 41013,3358 41028,3679 41030,3978 41038,3399 41055,3639 41060,3259 41073,3439 41076,3579 41083,3279 41094,3519 41109,3099 41115,3419 41122,3119 41137,3339 41139,2979 41153,3019 41158,3498 41173,3079 41178,3898 41191,3459 41196,4158 41208,3618 41213,4418 41222,3858 41237,4218 41244,3998 41250,4198 41257,3498 41269,3998 41275,3439 41289,3858 41292,3259 41310,3799 41312,3239 41328,3718 41333,3299 41347,3758 41349,2939 41362,4178 41365,3159 41375,4458 41390,3339 41399,4598 41404,3559 41414,4078 41419,2999 41430,3478 41440,3059 41453,3339 41463,2879 41470,1980 41475,2260 41489,1960 41499,4018 41502,2959 41512,4238 41520,2179 41530,3938 41537,3039 41548,2779 41557,3998 41566,3059 41576,3738 41583,2439 41592,3059 41604,2360 41612,2739 41622,2759 41635,2280 41641,2539 41653,2799 41657,2360 41671,2699 41677,2400 41683,2720 41696,2460 41701,2839 41715,2260 41720,3119 41729,2679 41742,2899 41745,2519 41762,3319 41766,2779 41773,2979 41787,3079 41790,2439 41808,3059 41812,2579 41817,2819 41831,3039 41837,2659 41848,2819 41860,2419 41864,2600 41878,2899 41882,2460 41894,2419 41901,2919 41910,2739 41924,3079 41927,2519 41945,3139 41961,2839 41966,3179 41972,2899 41989,3219 41993,2639 42010,3079 42023,2419 42029,3279 42042,2699 42049,3598 42055,3119 42065,3758 42072,3219 42087,3299 42093,2799 42099,2919 42114,3039 42117,2620 42133,2879 42138,2879 42145,1580 42152,2100 42168,2260 42177,1299 42185,1500 42192,1059 42200,1179 42209,2260 42219,859 42227,3199 42240,4558 42246,2959 42262,2179 42276,2480 42288,2819 42293,2380 42298,2720 42313,2819 42315,2380 42333,3079 42335,2659 42343,2799 42355,2739 42367,2319 42372,2559 42385,2779 42389,2240 42401,3259 42408,2659 42414,2759 42429,2600 42435,2879 42444,2620 42457,2500 42469,2759 42472,2220 42482,2639 42493,2500 42497,2799 42509,2620 42523,2999 42525,2500 42541,2620 42547,2999 42550,2419 42564,2679 42575,2739 42578,2200 42586,2600 42601,2280 42611,2539 42621,2639 42626,2080 42635,2400 42650,2439 42652,1900 42663,2319 42674,2579 42678,2080 42687,2360 42704,2639 42707,2120 42716,2340 42727,2500 42734,2040 42744,2200 42755,2280 42760,1800 42770,2000 42783,2160 42787,1780 42794,2020 42809,1900 42815,2220 42826,1900 42850,2240 42853,1720 42861,2120 42869,2080 42883,2299 42887,1840 42897,2140 42909,1980 42916,2559 42924,2360 42936,2340 42940,2419 42956,2620 42960,2140 42967,2360 42983,2460 42986,2360 43002,2280 43010,1900 43014,2579 43023,2299 43031,2360 43042,2559 43049,2220 43062,2200 43072,2559 43076,2100 43090,2400 43100,2519 43104,2000 43112,2280 43128,2100 43134,2500 43141,2060 43149,2179 43162,2280 43166,1800 43182,2060 43192,1980 43193,2060 43208,2160 43211,1740 43224,2000 43233,1920 43239,2000 43252,1980 43257,1720 43265,1600 43280,1980 43291,1900 43300,2000 43307,1720 43315,1660 43320,1880 43334,1980 43345,1900 43349,2220 43358,1940 43371,2040 43377,1920 43391,2000 43396,1660 43404,1960 43411,2080 43426,2100 43434,2220 43445,2500 43448,2060 43460,2299 43467,2200 43481,2439 43484,1960 43500,2319 43502,2559 43513,2220 43523,2140 43534,2260 43545,1980 43549,2340 43558,2040 43571,2120 43581,2020 43586,2380 43597,2080 43616,2380 43619,2100 43628,2260 43639,2120 43649,2280 43662,1900 43669,2140 43674,2160 43692,1980 43697,2419 43701,2000 43709,2179 43720,2020 43734,2539 43738,2179 43747,2120 43756,2260 43770,2319 43781,2500 43784,2080 43797,2120 43807,1980 43816,1960 43821,2460 43832,2120 43839,2040 43850,2040 43863,2060 43866,1960 43874,1940 43882,2040 43892,1980 43907,2000 43915,2280 43918,1940 43928,2140 43936,2000 43954,2060 43956,1980 43966,1900 43972,2000 43990,1940 43992,2000 44003,2060 44008,1960 44018,2080 44027,2000 44040,1980 44049,2060 44053,1980 44065,2080 44075,1980 44084,2040 44096,1940 44104,2020 44109,1920 44116,2000 44130,2040 44141,1980 44150,2060 44154,1980 44168,2060 44171,2000 44183,2020 44190,1940 44203,2040 44211,2000 44218,2040 44234,1980 44237,2040 44253,2000 44255,2060 44262,2000 44274,2040 44282,1980 44294,2040 44299,1960 44310,2040 44318,2060 44325,2000 44337,2000 44353,2140 44354,2040 44363,2100 44372,1980 44381,2160 44392,2260 44403,2120 44409,2200 44419,2200 44427,2040 44439,1960 44443,2000 44460,1920 44464,2040 44472,1940 44483,2060 44491,1980 44503,1960 44522,2120 44538,2799 44544,2559 44558,2799 44563,2620 44572,2720 44583,2380 44588,2720 44602,2659 44613,3059 44617,2579 44628,2679 44636,2340 44645,2460 44658,2739 44666,2620 44677,2759 44687,2679 44695,2919 44704,2639 44712,2519 44718,2620 44729,2500 44733,2639 44745,2839 44756,2720 44768,2799 44774,2639 44778,2739 44793,2919 44798,2739 44809,2799 44817,2400 44828,2799 44832,2579 44848,2460 44859,3139 44865,2380 44869,2620 44877,2839 44887,2759 44896,2999 44911,2779 44914,2879 44929,2639 44934,2779 44945,2859 44957,2600 44962,2679 44973,2759 44981,2620 44991,2899 45000,2679 45013,2819 45020,3039 45026,2679 45036,2720 45047,2879 45056,2739 45067,2759 45075,2620 45081,2799 45092,2539 45100,2720 45113,2559 45116,3099 45128,2160 45133,2919 45142,2419 45150,2839 45161,2720 45172,2819 45176,2600 45190,3039 45202,2659 45209,2899 45221,2559 45230,2600 45233,2739 45241,2659 45252,2779 45259,2559 45277,2779 45281,2659 45296,3039 45303,2779 45312,2839 45319,2539 45332,2819 45338,2819 45346,2380 45359,4038 45361,3379 45376,4378 45378,3519 45393,4418 45405,3319 45409,4358 45420,3339 45425,4238 45436,3399 45443,4218 45454,3439 45461,4258 45472,3478 45478,4278 45495,4378 45498,3519 45512,4318 45518,3639 45530,4298 45533,3519 45549,4278 45552,3618 45567,4358 45570,3618 45585,4298 45587,3559 45603,4198 45605,3618 45621,4238 45624,3539 45639,4218 45642,3598 45657,4198 45659,3639 45674,4238 45679,3698 45692,4298 45697,3618 45711,4158 45714,3579 45729,4198 45734,3618 45748,4178 45752,3659 45767,4218 45770,3639 45785,4258 45788,3598 45803,4198 45807,3598 45821,4138 45826,3598 45839,4218 45844,3618 45857,4178 45862,3639 45875,4098 45880,3639 45893,4118 45899,3718 45912,4078 45918,3698 45932,4218 45940,3838 45951,4218 45961,3519 45967,4398 45976,3938 45985,4358 45995,3938 46003,4358 46017,3878 46022,4238 46030,3898 46041,4198 46048,3799 46059,4198 46066,3738 46078,4078 46085,3618 46098,3998 46103,3519 46117,4038 46122,3478 46137,3978 46141,3358 46156,3898 46160,3419 46174,3818 46180,3358 46185,3598 46195,3919 46202,3559 46214,3938 46220,3539 46233,3898 46238,3358 46252,3799 46257,3299 46273,3738 46277,3239 46292,3679 46296,3199 46303,3339 46312,3639 46320,3319 46334,3579 46339,3119 46354,3498 46357,3139 46373,3539 46378,3159 46391,3498 46398,3219 46410,3259 46416,3598 46421,3199 46437,3519 46440,3159 46455,3459 46459,2959 46471,3099 46477,3559 46483,3099 46498,3419 46503,2959 46518,3259 46523,2939 46540,3439 46546,3039 46563,3399 46567,2859 46573,3119 46586,3339 46592,2819 46609,3019 46615,2659 46627,2779 46632,3239 46637,2779 46652,3239 46656,2779 46672,3199 46678,2819 46685,3079 46697,2779 46706,2939 46713,3279 46718,2939 46735,3358 46739,2899 46746,3199 46755,3339 46765,2919 46778,3079 46782,2579 46799,2999 46804,2679 46817,2759 46823,3119 46828,2679 46844,3039 46849,2720 46869,3079 46872,2639 46889,2879 46892,3079 46899,2759 46915,2979 46918,2579 46935,2879 46939,2620 46958,2919 46963,2519 46975,2699 46986,2360 46993,2659 47007,2299 47013,2639 47024,2579 47030,2879 47035,2539 47052,2799 47056,2460 47078,3139 47084,2799 47101,3119 47108,2659 47125,2999 47130,2679 47135,2839 47148,3019 47153,2500 47170,2879 47175,2360 47185,2600 47197,2200 47202,2380 47215,2639 47221,2200 47240,2400 47243,1900 47252,2179 47265,2439 47271,2100 47288,2419 47292,1960 47315,2480 47319,2000 47326,2280 47339,2559 47343,2040 47359,2060 47364,2539 47371,2360 47385,2620 47389,2040 47398,2280 47409,2439 47415,1980 47425,2100 47440,2200 47443,1740 47467,2240 47472,1760 47480,2000 47495,1980 47505,2220 47508,1800 47515,2080 47532,1880 47541,2260 47550,2120 47556,2319 47560,1920 47577,2160 47583,1820 47590,2020 47601,2060 47606,1980 47621,2299 47624,1880 47633,2100 47649,2360 47652,1880 47663,2140 47671,2060 47685,2419 47688,1940 47701,2280 47711,2460 47715,1940 47728,2260 47738,2060 47742,2419 47752,2120 47761,1980 47775,2360 47778,1920 47788,2200 47804,2439 47808,2020 47816,2299 47828,2040 47834,2559 47841,2080 47850,2220 47862,2340 47868,2040 47881,2100 47888,2020 47903,2060 47908,1800 47913,2020 47927,2000 47935,1780 47941,2100 47958,1900 47960,1960 47974,2080 47978,1700 47988,1980 48000,1920 48012,2280 48015,1940 48027,2100 48037,2020 48044,2360 48049,2040 48060,2140 48075,2400 48080,2020 48085,2160 48100,2060 48104,2400 48116,2100 48130,2060 48135,2439 48140,2060 48166,2519 48170,2120 48176,2260 48193,2160 48199,2500 48203,2140 48228,2539 48232,2120 48241,2299 48257,2480 48259,2100 48270,2240 48284,2519 48288,2100 48295,2319 48310,2140 48315,2579 48321,2240 48336,2140 48341,2559 48348,2240 48364,2179 48371,2579 48375,2220 48401,2579 48405,2380 48426,2679 48431,2240 48443,2240 48455,2460 48458,2100 48466,2260 48477,2060 48484,2639 48496,2319 48510,2579 48515,2340 48521,2480 48535,2679 48538,2280 48554,2779 48559,2360 48572,2480 48574,2380 48591,2620 48595,2380 48606,2380 48615,2299 48627,2000 48632,2579 48638,2200 48647,2299 48656,2319 48673,2040 48679,2600 48685,2260 48700,2299 48705,2080 48710,2519 48719,2260 48731,2200 48737,2260 48752,2120 48760,2240 48766,2140 48774,2179 48783,2100 48795,2179 48801,2100 48810,2080 48826,1960 48830,2080 48837,2000 48850,2140 48859,2040 48869,2120 48881,2040 48886,2140 48899,2060 48902,2140 48910,2060 48922,2040 48928,2179 48943,2020 48947,2140 48955,2060 48966,2179 48977,2160 48985,2020 48995,2160 49000,2100 49013,2240 49022,2240 49031,2120 49044,2240 49047,2140 49056,2240 49071,2280 49079,2200 49087,2319 49092,2220 49102,2319 49117,2220 49120,2299 49127,2220 49140,2319 49146,2260 49154,2340 49164,2280 49175,2340 49189,2299 49192,2360 49199,2340 49209,2340 49223,2679 49227,2600 49237,2679 49250,2439 49255,2720 49262,2620 49271,3039 49283,2699 49290,2839 49302,2559 49312,2439 49317,2439 49329,2739 49341,2819 49351,2460 49363,2879 49375,2579 49386,2819 49389,2799 49402,2439 49408,2439 49419,2799 49426,2699 49440,2799 49452,2260 49461,2779 49469,2819 49477,3179 49488,2759 49497,2939 49501,2779 49511,2759 49518,3039 49528,2819 49540,3019 49549,2579 49556,2699 49569,2519 49575,2600 49584,3079 49590,2679 49603,2659 49611,2679 49624,3059 49629,2659 49635,2500 49651,2699 49658,3379 49669,2859 49678,3299 49681,2839 49695,2699 49701,3079 49706,2639 49717,2699 49725,3159 49741,2699 49749,2899 49751,2519 49764,2400 49770,3039 49786,2559 49791,2979 49797,2620 49811,3099 49823,2679 49828,3059 49841,2480 49846,2899 49851,2360 49864,2959 49869,2659 49883,2779 49890,3159 49899,2959 49912,3219 49917,2739 49929,2319 49934,2899 49949,2460 49955,2959 49960,2659 49975,2899 49978,2460 49992,2959 49997,2460 50010,3119 50014,2600 50030,3039 50034,2620 50047,3119 50051,2679 50065,3119 50071,2779 50077,2919 50088,2919 50096,2799 50113,2720 50118,2819 50127,2799 50139,2340 50146,2280 50160,3239 50170,2799 50180,2939 50190,2739 50199,2839 50211,2659 50218,2620 50227,2779 50237,2720 50247,2799 50256,2639 50266,3019 50272,3059 50277,2280 50294,2720 50298,3559 50312,2879 50318,3339 50322,2899 50339,3259 50342,2819 50357,3159 50362,2839 50375,3039 50381,2759 50390,2659 50397,3099 50403,2620 50419,2739 50422,2400 50438,2819 50443,2500 50454,2439 50459,2859 50467,2539 50476,2519 50485,2919 50494,2659 50507,3019 50512,2699 50525,3059 50530,2659 50545,3119 50549,2659 50558,2799 50568,3039 50575,2679 50589,2879 50599,3259 50610,3059 50613,3199 50629,2659 50633,2999 50647,2500 50654,2899 50658,2579 50674,3059 50678,2720 50689,2639 50694,2979 50702,2720 50716,3139 50721,2779 50736,3199 50741,2639 50753,3099 50756,2819 50773,2979 50776,2659 50791,3019 50799,3119 50806,3139 50819,2959 50826,3219 50830,2879 50846,3199 50850,2699 50861,2539 50869,2919 50882,2380 50889,2799 50894,2460 50902,2299 50910,2799 50927,3039 50933,2600 50949,3019 50961,2759 50966,3079 50974,2819 50991,3039 50996,2859 51001,3199 51016,2799 51022,3179 51034,2739 51043,3059 51049,2659 51060,2400 51066,2859 51079,2519 51086,2959 51099,2539 51105,2999 51110,2659 51125,2999 51129,2579 51142,2939 51146,2699 51161,3159 51165,2720 51180,3099 51184,2699 51199,3019 51204,2859 51213,2799 51225,2839 51232,2999 51236,2919 51245,2939 51260,2620 51264,2939 51278,2679 51285,2819 51292,2839 51304,2720 51312,2380 51324,2280 51338,2959 51346,2559 51362,2400 51368,3159 51372,2759 51381,2899 51395,2779 51404,2659 51417,2260 51443,3259 51445,2899 51455,2539 51462,3079 51477,2639 51481,3079 51497,2659 51501,3019 51509,2659 51520,3059 51526,2620 51537,2919 51544,2720 51557,3059 51562,2779 51577,2919 51586,3618 51593,3179 51605,2859 51610,3119 51616,2679 51632,2859 51635,2539 51652,2799 51656,2400 51668,2620 51675,2979 51681,2720 51695,3039 51699,2659 51714,3119 51720,2739 51733,3039 51739,2779 51751,2639 51757,2979 51761,2699 51778,3079 51781,2739 51797,2999 51800,2759 51814,2639 51819,3079 51833,2579 51839,2999 51843,2620 51858,3039 51861,2559 51878,2819 51883,2559 51893,2500 51899,2939 51909,2679 51921,3119 51924,2639 51938,2959 51942,2739 51960,2959 51961,3119 51971,2799 51979,2739 51995,2899 52001,2759 52006,2859 52018,2620 52031,2140 52035,2200 52058,3179 52065,2500 52076,2460 52084,3419 52091,2779 52103,3299 52105,2819 52122,3099 52128,2779 52141,2639 52146,3019 52151,2659 52168,2979 52170,2579 52183,2460 52189,2879 52204,2319 52210,2819 52215,2539 52231,2959 52237,2579 52246,2639 52253,3019 52260,2679 52273,2919 52278,2699 52293,3179 52295,2779 52313,3119 52316,2879 52331,2859 52336,3239 52341,2979 52358,3199 52362,2859 52372,2739 52378,3119 52394,2400 52400,2759 52404,2380 52421,2819 52426,2539 52439,2879 52446,2600 52462,2999 52467,2759 52486,3079 52496,2819 52512,3019 52520,2699 52528,2919 52539,2999 52544,2639 52549,2799 52564,2759 52572,3039 52582,3139 52592,3279 52596,2819 52611,3059 52617,2679 52629,2639 52634,2959 52640,2659 52656,2879 52659,2620 52672,2620 52679,2999 52685,2779 52702,2879 52706,2799 52716,2779 52727,3099 52738,2919 52745,2879 52756,3019 52765,2939 52771,3219 52775,2919 52792,3239 52796,2839 52811,3079 52815,2699 52826,2460 52832,2899 52846,2419 52853,2939 52857,2579 52873,2899 52877,2360 52891,2839 52893,2659 52910,3039 52919,2659 52924,2859 52937,3099 52943,3099 52954,2779 52964,2799 52969,2679 52974,2799 52992,2579 52998,2679 53006,2340 53024,2979 53030,2699 53042,2620 53050,2819 53059,2739 53067,2799 53082,2720 53087,2799 53092,2739 53108,2759 53116,3039 53126,2620 53133,2659 53140,2939 53151,2500 53162,2859 53167,2519 53175,3539 53189,2799 53195,3559 53209,2879 53215,3239 53220,2759 53232,2579 53238,2899 53254,2439 53262,3159 53265,2839 53281,3039 53286,2739 53298,2659 53304,3019 53310,2659 53327,2939 53329,2659 53340,2600 53347,3019 53362,2639 53367,2939 53373,2620 53390,2979 53395,2699 53407,2600 53414,2919 53419,2679 53430,2519 53436,2879 53451,2539 53458,2839 53471,2559 53479,2819 53485,2519 53496,2419 53502,2779 53509,2519 53524,2799 53527,2519 53543,2799 53547,2539 53562,2739 53568,3159 53572,2899 53589,3279 53592,2819 53607,3079 53614,2659 53625,2819 53629,2500 53643,2579 53649,3099 53653,2699 53669,2999 53674,2679 53689,3019 53692,2659 53705,2500 53711,2919 53725,2419 53731,2720 53735,2380 53749,2500 53757,2979 53770,2600 53777,3019 53781,2620 53797,2879 53802,2600 53816,3139 53820,2720 53834,3019 53837,2559 53852,3059 53856,2720 53866,2819 53879,3159 53883,2839 53893,2839 53901,3279 53908,2939 53923,3039 53926,2699 53940,2620 53945,2959 53952,2600 53968,2859 53970,2620 53988,2819 53992,2559 54007,3019 54020,2679 54025,3019 54035,2759 54045,2919 54058,2819 54062,2959 54076,2819 54086,3099 54095,3119 54101,2699 54112,2679 54116,3099 54124,2799 54133,2679 54144,2620 54156,2639 54161,2659 54175,2340 54193,3059 54206,2699 54216,2799 54226,2659 54241,2659 54246,2819 54256,2779 54267,2879 54273,2699 54285,2639 54292,2759 54305,2600 54319,2879 54330,2899 54335,2779 54349,2799 54357,2460 54363,2639 54375,2639 54380,2799 54394,2600 54401,2879 54409,2720 54420,2799 54428,2819 54436,2659 54446,2659 54454,2539 54474,3099 54478,2400 54493,1980 54499,2759 54511,2679 54524,3099 54532,2759 54546,2959 54553,2699 54566,2579 54576,2779 54583,3459 54594,2620 54602,3019 54606,2699 54621,3059 54626,2799 54639,3059 54647,3139 54655,3279 54660,2979 54675,3358 54678,3059 54696,3319 54711,2679 54717,3059 54725,2600 54739,2779 54743,2380 54752,2160 54758,2720 54770,2299 54776,2720 54787,2200 54800,2759 54808,2899 54812,2519 54826,3139 54831,2720 54842,3119 54849,2819 54866,3199 54871,2839 54880,2839 54887,3219 54902,2679 54907,3059 54912,2620 54929,2939 54934,2620 54942,2559 54951,2979 54965,2500 54972,2899 54975,2620 54993,2959 54995,2659 55006,2579 55012,3059 55026,2659 55031,3079 55047,2559 55052,2919 55057,2539 55069,2939 55075,2419 55087,3039 55093,2699 55108,3039 55111,2679 55122,2939 55129,2899 55146,3159 55150,2779 55162,2699 55167,3159 55182,2679 55187,3099 55193,2679 55210,2919 55215,2679 55228,2620 55233,3019 55238,2739 55255,3139 55258,2779 55270,2659 55276,3119 55291,2600 55299,2899 55302,2620 55316,2620 55321,2899 55335,2600 55342,2939 55347,2699 55364,3039 55368,2759 55378,2739 55385,3099 55399,2759 55405,3159 55412,2819 55427,3059 55432,2739 55442,2659 55449,3079 55458,2699 55471,2999 55473,2620 55490,2939 55496,2679 55507,2480 55511,2919 55519,2579 55530,2919 55537,2639 55552,3019 55555,2480 55570,3059 55574,2620 55587,2819 55599,3299 55603,3039 55616,2919 55623,3179 55627,2720 55643,3039 55648,2679 55661,2659 55665,3099 55673,2739 55688,3059 55691,2679 55705,2659 55710,3039 55725,2480 55730,2899 55736,2539 55749,2739 55754,2380 55768,2839 55772,2620 55787,2659 55792,2999 55805,2839 55810,3099 55817,2699 55834,3079 55837,2679 55851,3139 55854,2819 55871,2720 55876,3119 55881,2759 55896,2839 55904,2859 55916,2620 55921,2620 55927,2439 55940,2240 55958,3059 55975,2620 55982,2959 55995,2739 56002,2939 56007,2739 56024,2400 56029,2759 56035,2639 56052,2400 56057,2759 56069,3279 56079,2579 56086,3159 56090,2620 56103,2959 56107,2460 56120,3119 56125,2620 56136,2939 56143,2679 56153,2939 56161,2999 56173,2819 56187,3159 56189,3139 56202,3419 56208,3139 56224,3079 56228,2779 56242,2460 56250,2779 56255,2500 56264,2299 56271,2759 56284,2380 56291,2759 56302,2559 56312,2839 56321,2620 56325,2739 56333,2799 56346,3099 56356,3139 56361,2720 56372,3059 56379,2779 56390,2819 56400,3179 56408,3059 56423,3179 56428,2919 56434,3099 56447,3099 56452,2720 56468,2759 56472,2419 56483,2260 56489,2779 56503,2380 56508,2959 56523,2500 56528,2999 56533,2559 56545,3019 56551,2620 56563,3079 56569,2620 56581,2979 56593,2639 56599,3119 56616,3099 56620,2559 56631,3059 56636,2759 56651,3119 56658,2859 56664,3139 56670,2839 56686,3119 56690,2739 56705,2600 56709,3059 56724,2559 56730,2859 56735,2519 56751,2879 56755,2559 56766,2579 56772,2979 56791,2799 56802,3019 56807,2739 56821,2919 56827,2879 56835,3119 56849,3179 56853,2819 56865,2679 56870,3139 56886,2639 56891,3019 56904,2559 56911,2959 56914,2559 56932,2859 56935,2539 56947,2539 56954,2939 56961,2679 56974,3139 56979,2819 56996,3139 56999,2699 57010,2659 57016,3119 57035,2539 57042,2839 57050,2659 57067,2579 57075,2959 57079,2699 57095,2859 57098,2419 57116,2999 57128,2759 57136,3039 57149,2779 57151,2879 57161,2759 57176,2699 57179,2819 57193,2720 57202,2179 57212,2160 57216,2260 57226,3039 57239,3139 57248,2839 57251,2919 57265,2600 57279,2959 57291,2919 57301,2620 57308,2559 57320,2739 57328,2600 57331,2659 57341,2720 57356,2639 57366,2720 57373,3039 57381,2620 57387,2519 57402,3439 57404,3059 57415,2720 57423,3498 57437,2979 57442,3299 57457,2779 57463,3259 57467,2799 57482,3239 57487,2819 57503,3179 57505,2839 57519,2639 57524,2919 57538,2519 57546,2799 57549,2539 57562,2380 57567,2819 57583,2519 57590,2959 57594,2659 57608,2500 57613,2919 57629,2460 57634,2859 57638,2600 57656,2939 57659,2579 57671,2400 57679,2859 57683,2679 57701,2979 57705,2679 57716,2659 57720,3099 57736,2620 57740,3119 57755,2559 57761,2839 57765,2340 57780,2859 57784,2360 57798,2779 57801,2419 57815,2899 57823,2679 57832,3159 57844,2659 57848,3079 57856,2819 57867,3159 57878,2919 57892,3339 57904,3139 57918,3119 57920,3199 57936,2579 57944,2979 57947,2519 57960,2260 57967,2759 57978,2480 57990,2819 57994,2419 58006,2500 58012,2959 58018,2720 58031,2759 58040,3119 58048,2839 58059,3119 58065,2819 58075,2899 58082,3159 58099,3199 58103,3239 58116,2899 58127,3139 58131,2699 58145,2539 58150,2919 58154,2559 58168,2360 58174,2819 58188,2340 58193,2819 58207,2639 58213,3019 58226,2699 58233,3079 58236,2659 58253,2939 58255,2620 58267,2579 58279,2739 58289,2639 58298,2639 58304,2819 58313,2739 58322,2419 58332,2380 58337,2620 58354,3099 58365,2620 58380,2419 58386,3379 58398,2759 58407,3139 58410,2799 58422,2679 58428,3159 58444,2659 58449,2979 58456,2779 58470,3059 58475,2779 58486,2799 58491,3239 58504,2819 58512,3219 58517,2759 58533,2899 58535,2500 58553,2839 58559,2360 58562,2579 58575,2839 58588,2400 58594,2879 58600,2699 58612,3139 58618,2779 58630,3059 58635,2639 58651,2919 58657,3319 58663,3099 58678,3179 58682,2839 58692,2839 58706,3039 58710,2600 58722,2340 58728,2859 58743,2160 58749,2759 58754,2480 58767,2779 58771,2380 58786,2939 58789,2679 58801,3139 58806,2659 58825,3059 58842,2979 58847,3079 58861,3279 58865,2939 58879,2819 58885,3239 58888,2819 58905,2559 58909,2939 58925,2419 58931,2859 58935,2480 58946,2340 58953,2759 58964,2500 58977,2839 58988,2799 58995,2979 59002,2779 59018,3259 59025,2819 59042,2879 59047,3059 59060,2819 59064,3219 59069,2899 59085,3219 59088,2819 59105,3039 59107,2579 59120,2360 59126,2720 59138,2380 59150,2839 59152,2600 59167,2879 59172,2579 59184,3099 59187,2659 59202,3039 59211,3079 59216,2879 59231,2759 59240,2639 59242,2500 59257,2160 59266,2340 59273,3119 59281,2480 59289,2959 59298,2519 59306,3079 59318,2639 59324,3039 59339,2999 59345,2600 59356,3039 59362,2739 59375,3199 59384,3279 59394,3019 59398,3239 59406,2959 59423,3079 59425,2720 59439,2419 59446,2779 59450,2480 59467,2720 59469,2319 59479,2220 59493,2739 59501,2659 59506,2819 59517,2939 59525,3099 59532,2819 59556,3059 59560,2519 59573,3119 59576,2739 59600,2919 59610,2679 59620,2639 59627,2360 59633,2380 59640,2160 59652,2319 59665,3299 59673,2939 59681,2899 59691,2739 59707,2939 59720,2939 59729,2679 59736,2639 59748,3379 59750,3079 59765,2659 59770,3079 59777,2759 59793,3119 59796,2759 59808,2679 59815,3099 59829,2600 59835,3039 59840,2659 59853,2999 59857,2400 59871,2959 59876,2699 59893,2679 59897,2959 59904,2799 59920,3059 59925,2720 59936,2679 59942,3099 59954,2579 59963,3179 59967,2779 59984,3079 59987,2639 59997,2519 60004,2839 60020,2360 60026,2839 60030,2579 60046,2799 60050,2460 60061,2480 60065,2899 60078,2659 60084,3039 60095,2739 60111,3079 60113,2759 60126,2679 60131,3099 60141,2659 60154,2959 60158,2559 60169,2620 60176,3079 60189,2679 60196,3059 60202,2739 60213,3019 60226,2639 60231,3019 60237,2759 60247,2739 60256,3119 60268,2979 60281,3239 60284,2899 60299,2699 60304,3179 60312,2779 60325,3019 60329,2600 60344,2419 60351,2799 60357,2579 60370,2959 60374,2579 60389,3079 60395,2659 60409,2939 60420,2779 60428,3059 60437,2899 60446,3079 60457,3139 60474,2659 60485,2240 60497,2240 60505,2000 60512,2220 60519,2879 60527,3219 60537,2579 60546,2739 60557,2620 60563,2959 60571,2819 60585,2779 60594,3019 60600,2999 60610,2779 60619,3079 60628,2799 60643,3099 60648,2739 60657,2679 60662,3119 60679,2819 60685,3199 60690,2720 60705,2879 60709,2340 60720,2460 60727,2839 60740,2699 60748,3139 60753,2779 60768,3059 60771,2600 60783,2439 60790,2919 60807,2439 60813,2839 60817,2639 60833,2839 60836,2639 60849,2380 60855,2879 60870,2579 60874,2999 60883,2739 60896,3039 60899,2659 60916,2779 60921,3039 60925,2679 60942,3019 60945,2839 60957,2799 60966,3019 60972,2759 60986,2400 60994,2060 60999,2160 61008,2879 61016,3039 61028,2699 61034,3219 61051,2819 61055,3239 61063,2859 61077,3079 61080,2659 61092,2480 61098,2919 61111,2419 61119,2939 61124,2600 61136,2620 61142,2879 61158,2480 61163,2959 61169,2600 61183,3079 61188,2779 61204,3239 61208,2839 61214,3019 61231,3199 61233,2839 61247,2879 61255,2600 61260,3039 61277,2519 61282,2919 61288,2319 61303,2799 61308,2620 61320,2600 61328,3039 61332,2779 61350,3079 61354,2679 61367,2579 61375,3059 61378,2639 61391,2460 61397,2859 61407,2419 61422,2759 61424,2400 61440,2759 61442,2360 61458,2979 61461,2639 61474,3099 61481,2979 61493,3119 61498,3099 61503,2899 61519,2759 61525,2799 61535,2679 61539,2720 61557,2559 61566,2260 61575,2280 61588,2979 61595,2779 61605,2659 61617,2699 61624,2620 61636,2779 61642,2679 61652,2299 61666,2200 61673,2879 61679,2639 61685,3598 61699,2340 61705,3079 61719,2579 61724,2839 61731,2779 61741,3079 61752,2879 61767,2799 61771,3099 61778,3219 61790,3059 61801,2979 61810,3179 61814,2879 61821,3059 61832,3179 61847,2739 61853,3159 61858,2720 61874,3019 61877,2659 61890,2439 61895,2899 61903,2639 61920,2799 61924,2419 61935,2299 61940,2720 61954,2400 61960,2919 61968,2679 61980,2859 61984,2620 62001,2579 62006,2899 62010,2759 62027,3099 62033,2699 62044,2579 62049,2899 62063,2559 62069,2919 62079,2779 62091,3099 62093,2739 62109,2999 62111,3159 62121,2739 62131,2659 62140,2819 62155,2519 62162,3139 62166,2819 62182,3079 62185,2659 62198,2559 62203,2959 62216,2620 62223,3059 62236,2500 62242,2819 62248,2539 62260,3039 62266,2639 62277,3019 62284,2779 62296,3079 62302,2720 62317,2919 62318,2999 62328,2819 62337,2759 62360,3179 62366,2839 62381,2779 62388,3179 62393,2819 62407,2679 62411,2979 62420,2739 62432,2999 62437,2679 62455,3099 62457,2620 62469,2620 62474,3079 62488,2579 62494,2979 62502,2620 62512,2620 62520,3119 62535,2679 62541,3059 62545,2620 62558,3039 62565,2739 62575,3199 62584,2879 62598,2979 62600,3199 62618,2679 62623,3159 62628,2720 62643,3119 62647,2799 62660,2500 62665,2979 62679,2579 62686,2819 62694,2600 62705,2659 62711,2859 62725,2799 62728,2699 62737,2679 62745,2299 62756,2280 62762,2639 62777,3239 62785,2859 62792,2859 62800,2699 62818,2779 62823,2899 62829,2699 62844,2999 62849,2659 62856,2759 62864,2759 62871,2600 62886,2759 62892,2439 62905,2559 62911,3478 62924,2859 62933,3279 62936,2819 62949,2500 62954,2879 62968,2380 62973,2859 62982,2620 62991,2999 63001,2699 63013,2859 63020,2739 63030,2799 63047,3159 63052,2799 63067,2720 63073,3039 63087,2739 63094,3139 63097,2799 63115,3179 63118,2739 63132,2639 63136,3079 63149,2679 63158,2919 63162,2519 63174,2400 63180,2919 63193,2519 63200,2879 63207,2639 63221,2600 63226,2919 63237,2579 63247,2999 63253,2759 63266,2979 63270,2720 63283,2919 63290,2939 63304,2799 63315,3079 63325,2799 63338,3039 63342,2620 63355,3179 63360,2739 63375,2939 63380,2679 63394,3039 63398,2579 63410,3059 63413,2759 63427,2939 63440,2899 63447,3219 63451,2839 63469,3099 63471,2620 63484,2500 63490,3079 63497,2759 63512,2939 63516,2600 63527,2480 63533,2799 63548,2519 63554,2500 63561,2799 63574,2600 63580,3079 63593,2919 63598,3079 63612,2999 63623,3119 63627,2819 63631,2919 63648,2819 63652,3219 63666,2939 63674,3239 63678,2819 63690,2659 63696,3019 63712,2419 63718,2839 63723,2539 63733,2260 63741,2699 63751,2559 63766,2879 63768,2579 63785,3139 63787,2659 63798,2819 63814,2959 63817,2659 63824,2879 63833,2839 63847,3159 63853,3079 63858,3179 63873,3059 63885,2659 63901,2040 63908,1920 63923,3039 63934,2739 63948,3079 63953,2620 63966,3099 63971,2600 63983,3059 63991,2859 64000,2759 64002,2859 64014,2979 64022,3019 64038,2799 64052,2999 64069,2819 64076,3219 64092,2679 64099,2959 64102,2620 64116,2539 64124,2759 64136,2519 64148,2899 64151,2559 64161,2559 64169,3039 64181,2759 64191,3099 64195,2779 64207,2639 64212,2939 64226,2659 64234,2959 64240,2659 64255,2999 64259,2699 64283,3099 64285,2720 64299,2600 64304,3159 64310,2759 64326,2979 64330,2579 64342,2340 64349,2799 64361,2539 64384,3099 64396,2859 64410,3019 64414,2659 64420,2819 64431,2859 64442,2659 64449,2679 64458,2579 64465,2200 64476,2240 64494,3239 64502,2439 64515,2579 64523,3199 64533,2779 64541,3079 64548,2839 64571,2999 64576,2799 64590,2659 64596,3079 64600,2819 64618,3039 64623,2620 64633,2360 64638,2779 64653,2280 64657,2759 64670,2480 64676,2899 64684,2699 64696,2979 64703,2699 64716,2759 64724,2939 64734,2919 64742,2939 64751,3419 64756,3019 64772,3239 64776,2819 64789,2739 64794,3099 64801,2759 64818,2999 64820,2579 64834,2519 64839,2939 64843,2639 64858,2380 64865,2819 64879,2380 64886,2819 64891,2579 64906,2819 64911,2579 64921,2500 64926,2959 64938,2759 64948,2699 64955,3159 64970,2799 64977,3019 64982,2639 64992,2600 65005,2859 65009,2519 65020,2579 65028,3059 65042,2639 65049,3159 65055,2779 65069,3099 65073,2739 65085,2500 65090,2979 65106,2579 65112,2979 65118,2759 65133,2639 65142,3039 65145,2659 65159,2799 65163,2939 65175,2739 65182,3079 65191,2739 65213,2979 65216,2699 65232,2639 65238,3019 65252,2620 65257,3059 65261,2539 65275,2480 65279,2899 65295,2579 65299,2999 65311,2679 65323,2979 65327,2639 65341,2819 65351,3299 65352,3019 65369,2739 65374,2839 65388,2859 65390,2779 65403,2819 65413,2539 65419,2260 65427,2260 65440,3079 65445,3059 65456,2639 65464,2659 65470,2600 65480,2639 65495,2579 65498,2659 65508,2859 65518,2739 65536,3059 65545,2779 65558,2779 65566,2579 65577,2819 65585,2340 65592,3439 65604,2380 65611,3079 65614,2620 65630,2879 65634,2579 65649,2979 65655,2799 65667,2699 65676,2720 65681,3039 65692,2779 65698,3139 65711,2899 65721,3159 65726,2819 65732,3159 65742,3259 65759,2839 65765,3239 65769,2839 65784,2620 65788,2899 65803,2360 65812,2659 65816,2340 65826,2319 65834,2739 65846,2539 65854,2959 65862,2720 65872,2779 65883,3079 65887,2779 65898,2819 65906,3039 65920,2899 65924,3239 65939,2859 65947,3119 65950,2659 65964,2639 65969,3039 65986,2500 65991,2879 65995,2579 66006,2500 66013,2819 66023,2600 66040,2799 66043,2579 66057,2639 66063,3039 66066,2819 66080,2739 66085,3059 66094,2739 66111,2979 66115,2620 66127,2519 66132,2939 66146,2639 66150,2959 66166,2679 66170,3059 66178,2639 66192,2879 66196,2679 66212,2759 66216,3139 66222,2919 66229,2899 66239,3059 66247,3119 66266,3139 66274,2639 66280,3938 66293,4298 66297,3239 66306,4258 66314,3319 66330,4338 66332,3139 66340,4218 66350,4118 66359,3459 66369,2020 66380,1480 66391,1380 66398,1720 66418,500 66425,3758 66430,3439 66438,3858 66461,2020 66468,1840 66481,3919 66491,2699 66498,479 66507,0 66516,4178 66523,3539 66532,5138 66543,5178 66559,2859 66570,2260 66578,2100 66590,1980 66591,2080 66603,2120 66613,2100 66619,2000 66637,2000 66639,1880 66650,1780 66663,1760 66664,1680 66675,1660 66685,1660 66695,1840 66704,1920 66713,2200 66721,2319 66730,2240 66742,2559 66751,2679 66759,2340 66767,2319 66779,2919 66795,2679 66804,2579 66820,2979 66835,2879 66846,2620 66857,2759 66865,2639 66880,2720 66886,2620 66895,2899 66905,2799 66912,2779 66922,3039 66930,2739 66944,2600 66950,2360 66959,2679 66966,2519 66975,2439 66988,2819 66999,2899 67001,2819 67011,2659 67024,2879 67038,2539 67050,2400 67066,2839 67077,2679 67087,2839 67098,2600 67107,2799 67116,2559 67122,2939 67135,2480 67141,2600 67154,2439 67165,2799 67180,2959 67187,2260 67198,2319 67205,3239 67212,2699 67222,3059 67227,2679 67241,3059 67245,2620 67258,2959 67262,2739 67279,3139 67284,2859 67296,2799 67303,2859 67314,2779 67321,2959 67334,2859 67345,3099 67355,3259 67364,3019 67379,3159 67382,2799 67394,2579 67401,2879 67414,2419 67424,2759 67430,2380 67440,2360 67446,2959 67453,2720 67466,2979 67473,2659 67488,3079 67492,2639 67505,3139 67508,2720 67518,2939 67531,3119 67533,3039 67546,3019 67554,3159 67566,3239 67570,2899 67585,2639 67590,2979 67604,2659 67612,2959 67616,2720 67629,2559 67634,2799 67650,2519 67659,3019 67662,2739 67678,3079 67681,2720 67696,2939 67699,2400 67714,2899 67719,2600 67738,3039 67746,3059 67753,2739 67767,2899 67775,2759 67780,3159 67788,2899 67805,3039 67809,2699 67823,2639 67830,3159 67833,2779 67846,2679 67852,2899 67866,2659 67875,2999 67880,2739 67895,2679 67903,2939 67908,2600 67923,2959 67929,2699 67935,2720 67945,3159 67954,3119 67967,2859 67979,2959 67982,2879 67992,3119 67998,2859 68013,2959 68017,2720 68032,2939 68040,2819 68045,3099 68060,2679 68065,3059 68071,2699 68087,2979 68091,2639 68106,3079 68111,2659 68124,2979 68129,2419 68142,2879 68147,2699 68169,3099 68173,2739 68179,2859 68195,3039 68200,2859 68215,2699 68220,2720 68225,2659 68236,2120 68246,2319 68259,3079 68269,3019 68274,2600 68284,2759 68289,2679 68297,2620 68312,2579 68321,2699 68332,2539 68340,2659 68350,2519 68354,2600 68365,2699 68377,2460 68381,2659 68392,2739 68399,2579 68411,2859 68419,2600 68428,2699 68440,2480 68449,2720 68456,2600 68465,2600 68473,2739 68478,2679 68492,2779 68503,2959 68510,2899 68522,2460 68526,2639 68537,2500 68547,2679 68559,2579 68568,3239 68572,2899 68578,3639 68589,3878 68596,3139 68612,3598 68619,3039 68624,3838 68634,2919 68641,3478 68656,2919 68662,3639 68670,2919 68685,3419 68695,2720 68699,3539 68705,2799 68714,3559 68730,2839 68734,3519 68742,2699 68754,2600 68764,3478 68770,2699 68777,3239 68794,2859 68800,3698 68809,2859 68814,3439 68824,3838 68831,3099 68846,3598 68854,2959 68858,3379 68873,1880 68877,3919 68893,2679 68898,3718 68905,2699 68918,2659 68924,3099 68935,2759 68941,2759 68951,2419 68959,2819 68969,2400 68976,2659 68990,2819 68999,3239 69010,2879 69016,3219 69021,3059 69031,3079 69041,3539 69049,3239 69058,3379 69068,2879 69084,3358 69088,2620 69095,3358 69104,2819 69112,3259 69125,3358 69138,2539 69148,2939 69161,2380 69173,2720 69177,2439 69185,2859 69194,2620 69211,2559 69216,2639 69228,3059 69236,2739 69240,2739 69250,3039 69265,2859 69266,5438 69277,2799 69288,2380 69298,2999 69306,2699 69320,3259 69336,3179 69338,2720 69348,2979 69364,3079 69368,2799 69380,2720 69387,3279 69399,2480 69402,2959 69416,2100 69426,2979 69437,2220 69447,3199 69456,2620 69473,2819 69479,2340 69490,2839 69503,2340 69514,2739 69525,2319 69534,2739 69537,2600 69553,2519 69563,2799 69572,2559 69576,2959 69587,3299 69592,2360 69604,3239 69612,2559 69625,3039 69637,2600 69646,2779 69659,2579 69671,2839 69678,2879 69688,2639 69698,2759 69705,2620 69715,3419 69731,2480 69738,3219 69751,2739 69757,3199 69772,2720 69779,3279 69782,2819 69798,3259 69804,2819 69817,3179 69824,2819 69833,2639 69839,3039 69845,2620 69862,2839 69865,2559 69878,2500 69886,2779 69891,2460 69900,2500 69912,2879 69925,2679 69932,2739 69946,3139 69958,2839 69969,2859 69977,3179 69981,2819 69998,3259 70004,2839 70014,2659 70023,3119 70027,2720 70036,2539 70044,2879 70060,2620 70068,3099 70072,2699 70087,3099 70092,2759 70107,2979 70111,2739 70122,2720 70134,2919 70136,3059 70145,2679 70159,3139 70163,2819 70176,2839 70180,3159 70197,2779 70203,3259 70207,2819 70225,2999 70229,2679 70240,2460 70245,2919 70257,2600 70267,2879 70272,2659 70284,2639 70291,3159 70300,2779 70314,3079 70319,2799 70330,2699 70336,3039 70346,2679 70359,3079 70364,2779 70375,2699 70382,3119 70397,2620 70406,2859 70422,2360 70428,2979 70442,2360 70447,2959 70460,2319 70465,3019 70470,2559 70486,2879 70489,2799 70501,2699 70511,3139 70516,2739 70526,2779 70544,3179 70560,2639 70565,2999 70570,2659 70581,2419 70588,2939 70601,2539 70608,2959 70622,2380 70629,2899 70641,2579 70648,2979 70654,2600 70666,2639 70673,3019 70682,2759 70693,2739 70702,3039 70710,3019 70719,3219 70740,2759 70743,3039 70751,2720 70760,2779 70776,2659 70782,3039 70795,2600 70802,3099 70807,2759 70822,3139 70827,2779 70836,2699 70844,3139 70857,2559 70867,2819 70869,2480 70879,2500 70890,2879 70904,2480 70908,2959 70914,2539 70929,2979 70934,2559 70947,2979 70951,2539 70964,2919 70968,2559 70979,3039 70991,3019 71000,2799 71006,2879 71016,2759 71024,2799 71036,2739 71048,2240 71054,2260 71062,2720 71076,3039 71080,2839 71090,2579 71099,2600 71107,2799 71114,2659 71122,2720 71131,2639 71144,2819 71151,2659 71163,3099 71173,3279 71182,2939 71193,3059 71201,2919 71207,3119 71221,3179 71229,2979 71234,3079 71241,3139 71249,2999 71264,3079 71267,2959 71280,3079 71288,2859 71295,3059 71304,2819 71318,2779 71338,3539 71346,2879 71350,3618 71357,2819 71374,3279 71381,2739 71386,3199 71393,2759 71406,2639 71418,2819 71426,2839 71438,2380 71451,3119 71460,2720 71473,2659 71482,2939 71489,2739 71504,3019 71511,2659 71520,2559 71529,2699 71546,2620 71555,2220 71565,2739 71571,2779 71576,3299 71584,2819 71594,3598 71610,3239 71613,3459 71627,4038 71632,3978 71641,3319 71651,3598 71660,3119 71667,3779 71677,3878 71685,3039 71697,3519 71701,3279 71710,3679 71728,3399 71735,3718 71743,3379 71757,3919 71773,3358 71789,3838 71793,3419 71807,3119 71810,3639 71827,2899 71831,3219 71839,2600 71846,3399 71862,2699 71871,3139 71877,2620 71890,2340 71896,2959 71902,2819 71916,3259 71922,2419 71928,3019 71944,2380 71948,2779 71958,2819 71964,2600 71974,2539 71990,2480 71998,2879 72008,2659 72017,2919 72025,2600 72027,2839 72041,2899 72052,2739 72058,2819 72063,2639 72078,2539 72093,2739 72102,2419 72117,2480 72121,2699 72135,2879 72143,2699 72146,2779 72163,2659 72177,2899 72188,2360 72198,2519 72203,2419 72216,2579 72220,2500 72228,2480 72242,2779 72252,2799 72260,2460 72270,3159 72280,2779 72289,2939 72296,2340 72304,2759 72314,3478 72325,2679 72334,3119 72338,2759 72349,2620 72354,3239 72367,2739 72372,3139 72385,2720 72391,3259 72406,2759 72412,3199 72417,2799 72431,3159 72436,2799 72451,3199 72456,2839 72470,3099 72474,2779 72485,2639 72492,3079 72498,2720 72512,2999 72517,2679 72529,2600 72535,3039 72550,2620 72558,3099 72564,2699 72575,2600 72581,3079 72589,2720 72604,2979 72607,2620 72616,2979 72629,2579 72642,2439 72646,2979 72654,2639 72668,3039 72672,2739 72687,3079 72693,2779 72705,2679 72711,3059 72723,2620 72732,3119 72736,2759 72748,2500 72755,2979 72764,2659 72778,2839 72782,2579 72792,2419 72801,2720 72813,2340 72821,2779 72825,2360 72841,2720 72842,2879 72856,2380 72862,2999 72869,2659 72881,2939 72888,2779 72904,3079 72909,2699 72916,2819 72926,3179 72933,3279 72946,3279 72952,2879 72966,3239 72969,2720 72983,2659 72988,3059 73001,2460 73010,2899 73022,2480 73030,2979 73034,2559 73048,2979 73054,2600 73064,2659 73075,2999 73078,2759 73086,2799 73100,3159 73107,2879 73122,2999 73129,2739 73139,2579 73146,3019 73151,2699 73167,3039 73171,2720 73182,2539 73188,3119 73201,2539 73207,3079 73221,2419 73226,2839 73239,2340 73245,2919 73258,2419 73261,2979 73273,2659 73280,3039 73286,2679 73303,3119 73307,2879 73321,2779 73327,3039 73331,2779 73345,2480 73350,2979 73365,2480 73372,3099 73376,2720 73392,3079 73394,2739 73412,3019 73416,2620 73426,2419 73431,2939 73444,2380 73449,2979 73460,2579 73469,3079 73481,2939 73490,3099 73498,2879 73504,2899 73519,2699 73526,2720 73534,2280 73544,2319 73556,2919 73558,2679 73566,2819 73585,2579 73602,2639 73610,2839 73613,2739 73622,2839 73637,2859 73645,2639 73648,2759 73658,2999 73668,2839 73682,2859 73689,3358 73697,3039 73702,3478 73715,3758 73722,3139 73729,3898 73743,3838 73751,3179 73757,3758 73774,3059 73780,3639 73788,2819 73794,3718 73802,3079 73818,3738 73826,2939 73830,3799 73838,2839 73852,3579 73860,2659 73872,2400 73877,3399 73884,2659 73897,2639 73901,3358 73913,3598 73919,2999 73928,2859 73944,3779 73950,2600 73956,3379 73971,2720 73976,3579 73985,2720 73996,3279 74008,2220 74010,3039 74021,2659 74031,2839 74038,2400 74046,2819 74058,2299 74069,2919 74082,2500 74088,2839 74095,2679 74105,2899 74117,5538 74122,2919 74129,2779 74144,3679 74149,2979 74155,3159 74170,2799 74181,2759 74186,3519 74194,2639 74200,3358 74209,2639 74221,3698 74229,2859 74240,3339 74252,3419 74260,2839 74263,3259 74273,3598 74292,2480 74301,3059 74311,2620 74318,3019 74333,3099 74341,2400 74350,3339 74361,2600 74365,2899 74377,3019 74384,2559 74394,2839 74404,2679 74411,2839 74423,2659 74432,3179 74443,2579 74448,2999 74455,2519 74465,3099 74476,2380 74481,3019 74493,3079 74507,1820 74512,3459 74521,2200 74533,3419 74538,2699 74552,2819 74559,2519 74570,2979 74576,2759 74583,3199 74591,2579 74599,3139 74613,2480 74621,2879 74626,2519 74639,2380 74644,2739 74656,2799 74666,2559 74675,2799 74684,2639 74695,2839 74704,2659 74713,2739 74716,2659 74731,2999 74734,2600 74744,2819 74757,2659 74766,2879 74775,2659 74780,2659 74793,2879 74803,3319 74815,2999 74819,3439 74825,2959 74841,3539 74848,2639 74852,3059 74868,2679 74876,3079 74885,2659 74893,2679 74899,2999 74912,3119 74915,2939 74932,3019 74943,2340 74959,2679 74966,3319 74978,2559 74984,3059 74989,2699 75003,3099 75008,2699 75022,3179 75025,2959 75041,3319 75044,2939 75055,2699 75060,3279 75074,2739 75080,3159 75092,2699 75099,3099 75113,2500 75120,3019 75124,2699 75134,2460 75144,2739 75153,2419 75168,2759 75172,2519 75182,2500 75198,2999 75209,2739 75215,2779 75225,3079 75236,3259 75249,2659 75257,3159 75259,2819 75277,3159 75281,2779 75290,2519 75297,3039 75311,2380 75319,2939 75323,2720 75340,3139 75344,2739 75354,2799 75362,3079 75376,2859 75383,3259 75388,2859 75401,2720 75406,3199 75421,2699 75428,3159 75433,2739 75449,3039 75453,2659 75464,2380 75469,2859 75483,2500 75492,2879 75495,2539 75509,2839 75513,2480 75526,2979 75531,2559 75546,3139 75550,2739 75565,3259 75570,2919 75582,2779 75587,3279 75600,2779 75606,3159 75613,2739 75627,2999 75631,2699 75642,2539 75650,3059 75664,2500 75670,2879 75684,2500 75690,2979 75696,2659 75709,2999 75714,2600 75721,2699 75738,3139 75743,2859 75755,2859 75766,3119 75781,2739 75785,3199 75802,2720 75808,3019 75813,2779 75828,3019 75832,2659 75842,2659 75851,3119 75864,2539 75870,3099 75882,2460 75888,2959 75893,2500 75909,3039 75916,2759 75927,3079 75930,2939 75947,3119 75953,2799 75957,2939 75971,3179 75976,2799 75992,2999 75994,3079 76008,2779 76014,3179 76020,2879 76029,2799 76043,2799 76053,2879 76059,2859 76068,2600 76074,2659 76089,2160 76096,2340 76108,2959 76111,2799 76127,2500 76135,2679 76146,2639 76149,2699 76159,2759 76167,2679 76179,2839 76188,2699 76198,2899 76208,2799 76222,3039 76238,2380 76250,2679 76256,2579 76264,2720 76274,2639 76288,2779 76296,2739 76305,2899 76314,2699 76321,2659 76331,3239 76345,3698 76353,3159 76361,3779 76366,3319 76374,3838 76390,3179 76397,3698 76405,3119 76410,3679 76418,2939 76435,3799 76442,2779 76448,3718 76455,2959 76470,3679 76478,2879 76483,3639 76491,2819 76507,3219 76513,2659 76519,3698 76527,3079 76537,2799 76552,3919 76558,2979 76563,3559 76579,2839 76584,3299 76591,2519 76599,3159 76610,2620 76617,2480 76628,2879 76639,2679 76650,2879 76657,2500 76666,2799 76675,2620 76683,2759 76693,2539 76702,2979 76712,2679 76721,3039 76732,2519 76740,2899 76748,2720 76761,3079 76769,2620 76780,2720 76787,2539 76789,2679 76803,2799 76809,2639 76824,2600 76827,2739 76836,2819 76852,2539 76860,2759 76866,2659 76876,2559 76887,2919 76895,2779 76904,2999 76910,2799 76921,2839 76929,3079 76934,2979 76943,3319 76957,3259 76962,3579 76971,3339 76981,3598 76991,3259 77000,3478 77013,3579 77021,3319 77030,3718 77034,3379 77043,3559 77053,3339 77062,3698 77079,3219 77096,3598 77105,3358 77113,3339 77121,3838 77126,3239 77134,3758 77148,2720 77152,3758 77168,2699 77171,3698 77190,2519 77197,3159 77210,2519 77220,3059 77228,2240 77236,2999 77249,2280 77252,3179 77268,2500 77271,2739 77283,2799 77288,2559 77299,2859 77308,2539 77332,3059 77338,3059 77342,2679 77354,2959 77368,2679 77379,3718 77392,2519 77400,3159 77405,2260 77414,2939 77425,3239 77434,2720 77444,3679 77453,2739 77464,2739 77471,2460 77479,2819 77494,2559 77496,2360 77510,3139 77522,2080 77525,2639 77536,2739 77549,2299 77554,2799 77563,2480 77574,2939 77582,2699 77593,2679 77600,2720 77612,3559 77613,2720 77623,3239 77632,2380 77641,3079 77653,2579 77664,2799 77670,2620 77681,2819 77692,3239 77703,2659 77705,2040 77718,3938 77725,2839 77743,3718 77749,2439 77760,4078 77768,2439 77779,3539 77791,2419 77795,3878 77806,2200 77818,3679 77829,2519 77833,3799 77842,4198 77851,2080 77865,3738 77869,2939 77880,3459 77885,3059 77899,3319 77903,3099 77920,2380 77925,2699 77931,2519 77947,3039 77955,2559 77958,2979 77970,2299 77979,3279 77986,2240 77995,2879 78004,2819 78014,2579 78024,2899 78038,2699 78046,2759 78054,2639 78062,2659 78067,2839 78077,2899 78091,2639 78097,2919 78108,2959 78121,2220 78138,3358 78143,3339 78154,2480 78159,3139 78172,2699 78179,3179 78192,2720 78199,3179 78202,2739 78216,2959 78222,2579 78235,3059 78239,2799 78253,3239 78256,2839 78273,3199 78276,2779 78292,3079 78295,2699 78307,2539 78312,2979 78327,2360 78332,2899 78345,2439 78353,2919 78357,2639 78373,2959 78378,2620 78388,2600 78396,2959 78401,2759 78417,3039 78419,2779 78433,2659 78441,2959 78446,2679 78462,3079 78465,2639 78482,3099 78485,2699 78496,2659 78504,2959 78514,2899 78523,2439 78554,3159 78558,2639 78572,3119 78577,2679 78587,2439 78591,3019 78600,2759 78617,2819 78623,3319 78627,3059 78639,2739 78646,3179 78657,2639 78671,2939 78677,2679 78687,2519 78694,2919 78708,2480 78715,2939 78720,2460 78733,2879 78740,2539 78757,2959 78770,2679 78775,2819 78789,2579 78802,2959 78816,2799 78821,3159 78827,2799 78841,3059 78845,2839 78858,2859 78866,3059 78878,3079 78884,2759 78895,2799 78901,3139 78908,2859 78921,3199 78927,2839 78943,3179 78947,2779 78954,2819 78966,2460 78971,2939 78985,2460 78992,2899 79007,2439 79013,2859 79018,2539 79034,2919 79038,2559 79054,2939 79068,2679 79079,3079 79084,2699 79097,3099 79102,2799 79115,2779 79121,3139 79126,2720 79141,3199 79143,2799 79154,2519 79162,2979 79173,2439 79180,2879 79192,2539 79199,3019 79210,2539 79216,3099 79228,2600 79239,2620 79254,3079 79258,2720 79271,2999 79276,2799 79284,3059 79293,3119 79301,3139 79310,3039 79316,2799 79332,2559 79342,2100 79353,2060 79369,2959 79384,2659 79392,2659 79402,2799 79413,2739 79424,2859 79435,2699 79445,2939 79453,2739 79465,2919 79476,2679 79485,2779 79490,2600 79498,2739 79512,2360 79518,2620 79528,2600 79539,2739 79546,2600 79555,2600 79564,2839 79571,2699 79583,3019 79591,2699 79600,2919 79620,2460 79632,2739 79640,2720 79646,3059 79652,2480 79669,1920 79673,3139 79681,2500 79695,2699 79706,3079 79710,2819 79724,2939 79727,2480 79739,3059 79750,2500 79753,2659 79760,2500 79770,2859 79793,2600 79802,3179 79807,2839 79820,2999 79832,2659 79839,2959 79851,2500 79854,3099 79861,2500 79879,2799 79891,2739 79900,2579 79911,2959 79922,2899 79926,2659 79932,2959 79943,2679 79958,3179 79968,2779 79970,3139 79988,2720 79993,3119 79997,2779 80013,3478 80014,2799 80024,3159 80039,2620 80041,3059 80060,3179 80062,2879 80071,2739 80082,3279 80095,2939 80098,3478 80111,3059 80122,3379 80129,2620 80132,3199 80143,2579 80156,3039 80167,2519 80175,2939 80184,2620 80192,3099 80197,2899 80212,3119 80222,2699 80239,2620 80249,2879 80251,2779 80263,2659 80268,2799 80281,2819 80286,2679 80295,2919 80311,2659 80318,2739 80334,2579 80341,3419 80355,2639 80360,3179 80375,2739 80382,3358 80385,3039 80402,3239 80405,2819 80415,2539 80427,2899 80437,2519 80442,2999 80457,2480 80464,2859 80466,2659 80479,2500 80487,2720 80500,2620 80505,3039 80521,2600 80526,2859 80531,2579 80547,3039 80556,2659 80563,2639 80569,2999 80578,2679 80588,3079 80598,2720 80606,3179 80618,2739 80624,3099 80630,2739 80644,3059 80649,2919 80665,2859 80670,3039 80680,3219 80692,2999 80699,3219 80705,2839 80716,2759 80722,3099 80738,2480 80744,2959 80748,2699 80764,2639 80773,2919 80778,2620 80793,2380 80798,2799 80802,2639 80815,2559 80821,2899 80833,2620 80839,3039 80847,2799 80857,3059 80867,2879 80882,3079 80887,2939 80900,2919 80904,3219 80917,2799 80927,3119 80929,2779 80943,2539 80950,2999 80963,2620 80971,2979 80976,2659 80987,2439 80993,2939 81007,2480 81013,2839 81027,2620 81034,3059 81043,2639 81054,3019 81058,2679 81071,3099 81075,2779 81085,2739 81095,3239 81105,2799 81117,3159 81120,2839 81133,2639 81138,3119 81155,2439 81161,2819 81165,2419 81176,2319 81182,2939 81196,2380 81201,2919 81215,2639 81224,2939 81229,2659 81248,3019 81263,3019 81266,2919 81281,2799 81287,3079 81290,2779 81306,3059 81310,2639 81327,3019 81331,2659 81344,2600 81349,2899 81353,2659 81369,2419 81373,2979 81383,2739 81394,3059 81401,2839 81414,3179 81420,2759 81434,3119 81440,2779 81453,3119 81459,2659 81473,2999 81482,3099 81493,3039 81507,3179 81515,2879 81519,3239 81534,2659 81540,3099 81544,2720 81555,2419 81568,2639 81576,2340 81581,2839 81595,2419 81600,2939 81614,2559 81618,2919 81630,2759 81640,3119 81647,2759 81658,3099 81663,2779 81676,3279 81680,2799 81697,2919 81703,2819 81708,2979 81724,2879 81733,2539 81738,3539 81752,2799 81756,3639 81764,3259 81780,3039 81794,2419 81803,2299 81808,2659 81822,2140 81828,2799 81839,2579 81847,2620 81853,3039 81863,2779 81874,2720 81883,3019 81895,2879 81897,2739 81913,2620 81919,2319 81932,2620 81941,3119 81945,2879 81956,2579 81964,2620 81976,2979 81985,2859 81997,3039 81999,2819 82011,2879 82019,2699 82032,3179 82039,2720 82051,3019 82056,2939 82068,3159 82077,2839 82086,2939 82090,2699 82098,2979 82109,2839 82118,3039 82125,2579 82133,2519 82149,2639 82156,2899 82167,2739 82177,2659 82185,2819 82189,2779 82206,2979 82217,2500 82236,2939 82244,2799 82258,2899 82263,2720 82270,2839 82278,2480 82296,3478 82298,3179 82310,2620 82316,3139 82329,2859 82335,3399 82348,2919 82353,3799 82364,3119 82369,4078 82387,4118 82389,3339 82405,4078 82411,3358 82421,3059 82428,3419 82431,3059 82448,3159 82452,2819 82463,2620 82470,3059 82484,2679 82491,3119 82497,2859 82512,3219 82515,2919 82526,2839 82530,3279 82546,2899 82551,3579 82564,3139 82570,3698 82584,3259 82588,3579 82594,3139 82611,3279 82615,2999 82632,3099 82636,2839 82645,2779 82651,3299 82664,3039 82670,3498 82684,3019 82691,3618 82693,3179 82707,3478 82719,2979 82724,3559 82737,3139 82743,3679 82751,3259 82763,3498 82768,3139 82783,3339 82786,2859 82802,3459 82806,3019 82815,3159 82823,3419 82832,3099 82843,3159 82853,2779 82863,3179 82866,2759 82885,3279 82888,2839 82897,2679 82904,3299 82922,2979 82925,3579 82929,3259 82944,3498 82950,3059 82962,3299 82967,2839 82982,3239 82986,2859 83003,3199 83006,2720 83019,2720 83024,3039 83030,2799 83042,2659 83047,3019 83058,2699 83071,2879 83074,2519 83083,2639 83094,2859 83109,2539 83116,2839 83120,2460 83133,2500 83139,2859 83150,2659 83164,2999 83167,2639 83186,2879 83192,2639 83203,2460 83217,2699 83223,2620 83229,2839 83244,2659 83252,2859 83256,2419 83271,2360 83276,2679 83284,2439 83296,2319 83304,2659 83315,2319 83326,2659 83330,2319 83336,2500 83353,2799 83357,2400 83373,2739 83390,2319 83395,2759 83402,2500 83418,2859 83420,2620 83432,2799 83444,2460 83455,2559 83460,2360 83467,2819 83479,2639 83489,2799 83492,2340 83503,2439 83517,2639 83522,2240 83527,2380 83552,2200 83557,2519 83566,2220 83581,2480 83585,2179 83595,2360 83604,2340 83613,2639 83617,2400 83631,2299 83637,2699 83648,2380 83663,2739 83667,2400 83680,2419 83685,2720 83698,2639 83706,2400 83710,2699 83722,2519 83735,2819 83738,2500 83755,2460 83758,2699 83766,2400 83772,2439 83786,2380 83796,2040 83803,2639 83810,2380 83818,2319 83831,2659 83835,2360 83851,2360 83861,2679 83866,2319 83871,2500 83889,2240 83894,2720 83900,2419 83910,2360 83924,2319 83933,2340 83938,2639 83945,2319 83956,2140 83967,2220 83978,2120 83989,2220 83992,2080 83999,2140 84014,2120 84023,2020 84030,2000 84042,2260 84050,2179 84055,2319 84064,2380 84079,2739 84087,2319 84096,2260 84101,2260 84117,3059 84132,2539 84141,2600 84153,2879 84163,2679 84180,3099 84190,2779 84200,2879 84206,2639 84222,2879 84227,2899 84234,2899 84247,2699 84257,2659 84262,2839 84273,2679 84290,2999 84298,2759 84310,2919 84317,2539 84324,2679 84334,2519 84351,3718 84364,3718 84371,3179 84384,3119 84390,3799 84399,3818 84412,3718 84419,2819 84424,3779 84440,3239 84450,3659 84455,3059 84460,3579 84471,3659 84479,2879 84490,2699 84504,3679 84509,3099 84516,3439 84530,2140 84534,3598 84547,3898 84552,2659 84567,3459 84575,2739 84578,3159 84592,3019 84601,2460 84612,2799 84614,2600 84625,2839 84638,2579 84647,3119 84658,3159 84664,2559 84674,3059 84683,2779 84693,3079 84702,2739 84711,2819 84722,2659 84731,2819 84741,2639 84754,2879 84760,2659 84774,2919 84784,2759 84793,3099 84808,2400 84820,2720 84826,3718 84839,2600 84846,3279 84849,2859 84864,3239 84867,2799 84883,3358 84886,2819 84902,3179 84904,2819 84922,3179 84923,2819 84935,2639 84942,3099 84956,2639 84962,3079 84968,2799 84982,3139 84988,2739 85002,3139 85005,2819 85016,2679 85023,3099 85037,2679 85042,3079 85056,2659 85064,2999 85066,2679 85084,2460 85089,2919 85094,2639 85108,2539 85114,2899 85133,2500 85140,2799 85159,2439 85167,2799 85182,2559 85191,2839 85194,2500 85208,2460 85213,2819 85228,2400 85234,2899 85238,2659 85250,2600 85257,2979 85273,2400 85280,2919 85284,2620 85298,2460 85304,2799 85318,2380 85324,2799 85330,2620 85344,2439 85348,2839 85361,2639 85372,3099 85377,2739 85392,2959 85395,2419 85410,2979 85413,2539 85427,3099 85430,2699 85442,2720 85449,3059 85461,2839 85474,3179 85477,2839 85487,2679 85496,3059 85500,2699 85518,2799 85521,2559 85533,2380 85538,2799 85552,2380 85557,2959 85570,2500 85576,3039 85585,2720 85598,3059 85602,2739 85620,3119 85632,2739 85639,3099 85645,2859 85664,2720 85669,3219 85674,2819 85685,2739 85691,3199 85707,2600 85714,3079 85718,2659 85735,2959 85738,2620 85754,2500 85759,2839 85763,2659 85782,2879 85786,2720 85794,2739 85807,3039 85811,2739 85824,3099 85828,2699 85839,2819 85846,3119 85860,2979 85866,3319 85878,2959 85890,3239 85893,2799 85906,2559 85911,2999 85925,2480 85934,2419 85942,2779 85946,2519 85953,2539 85975,3059 85980,2799 85998,3039 86002,2899 86011,2899 86028,3139 86037,2819 86049,2620 86056,2639 86066,2460 86076,2360 86082,2400 86101,3139 86109,2779 86122,2579 86132,2779 86138,2799 86147,2699 86157,2779 86165,2679 86173,2779 86185,2859 86192,2739 86204,2939 86208,2819 86219,2959 86229,2759 86242,2999 86250,2779 86261,2839 86263,2699 86274,2720 86282,2699 86298,2480 86308,2759 86323,2659 86328,2699 86337,2600 86350,2819 86359,2759 86366,2759 86371,2979 86382,2779 86396,2799 86405,3199 86411,2200 86416,3039 86424,1840 86434,2819 86452,3279 86458,2799 86466,3119 86477,2779 86483,2979 86491,2679 86501,2999 86513,2600 86524,2679 86533,3099 86535,2419 86542,2979 86556,2480 86563,3159 86577,2400 86580,3039 86587,2639 86599,2659 86612,2799 86617,3079 86629,2720 86644,3039 86658,2799 86668,3079 86674,2739 86687,2620 86691,2759 86699,2620 86714,3039 86723,2240 86725,2500 86735,2679 86742,3779 86756,2819 86761,3498 86775,2899 86781,3639 86796,2959 86800,3519 86805,3079 86821,3219 86825,2839 86836,2659 86844,2979 86857,2699 86865,2959 86869,2739 86883,2659 86889,3099 86899,2799 86910,3179 86913,2819 86927,2739 86933,3179 86948,2759 86957,3099 86960,2739 86972,2600 86980,2879 86987,2659 87003,2720 87006,2419 87020,2419 87026,2299 87032,2579 87040,2280 87058,2160 87062,2519 87076,2040 87081,2600 87087,2419 87099,2919 87108,2679 87120,2979 87126,3039 87138,2919 87143,3259 87156,2899 87167,3219 87171,2779 87181,2480 87190,2839 87194,2539 87210,2720 87214,2380 87226,2280 87230,2839 87248,2919 87252,2639 87265,2799 87272,3139 87278,2799 87296,3319 87305,3059 87318,3259 87323,2839 87334,2720 87342,3019 87355,2500 87363,2859 87366,2539 87381,2340 87386,2819 87401,2319 87406,2759 87412,2559 87429,2879 87433,2659 87446,2659 87453,3019 87457,2759 87469,2620 87476,3119 87489,2759 87498,3099 87502,2739 87515,2559 87521,2959 87536,2360 87541,2839 87556,2340 87563,2819 87565,2500 87582,2939 87586,2659 87595,2679 87602,3059 87621,2859 87624,3059 87636,2899 87641,3259 87648,2879 87666,3119 87669,2720 87682,2519 87687,2919 87701,2419 87707,2819 87711,2480 87726,2939 87729,2779 87751,2679 87756,3099 87770,2699 87776,3159 87791,2699 87796,3119 87801,2739 87815,2639 87822,3079 87836,2659 87843,3119 87846,2739 87861,2600 87867,2999 87879,2620 87889,2859 87893,2600 87909,2299 87915,2779 87920,2419 87935,2799 87937,2620 87954,2779 87963,3059 87965,2779 87978,2659 87984,3159 87994,2799 88007,2999 88011,2720 88023,2659 88029,2959 88038,2639 88051,2939 88054,2659 88070,2500 88079,2979 88082,2620 88094,2419 88099,2879 88115,2480 88119,2959 88132,2600 88143,3019 88146,2639 88160,3139 88165,2659 88180,3039 88183,2819 88192,2999 88200,3039 88214,2739 88219,3299 88235,2679 88241,3039 88243,2659 88262,2879 88264,2400 88276,2319 88281,2859 88295,2439 88305,2919 88308,2679 88321,2720 88326,3099 88336,2839 88346,3159 88360,2959 88370,3019 88374,2879 88382,2959 88390,2799 88405,2419 88411,2439 88423,2140 88432,2340 88440,3059 88448,2699 88462,2579 88473,2839 88487,2839 88497,3039 88501,2879 88511,2919 88517,2659 88530,2659 88539,2460 88543,2639 88555,2620 88564,2579 88571,2799 88581,2620 88597,2939 88598,2839 88616,2999 88626,2720 88633,2659 88654,2859 88662,2659 88678,2659 88685,2919 88692,2859 88700,2959 88710,2879 88723,3099 88727,2720 88736,2419 88746,3159 88760,2559 88762,3119 88779,2360 88780,3059 88796,2899 88800,2739 88812,3099 88825,2600 88837,3059 88844,2759 88853,2579 88864,2679 88874,2579 88877,2839 88893,2539 88905,3219 88909,2380 88916,3339 88923,2539 88938,3099 88944,2559 88955,2559 88964,2939 88974,2799 88983,2999 88992,2779 88999,2899 89004,2559 89020,2899 89026,3579 89038,2839 89048,3139 89052,2759 89064,2699 89070,3279 89084,2659 89089,3139 89104,2659 89109,3239 89113,2899 89130,3319 89133,2939 89149,3279 89152,2959 89163,2799 89170,3219 89184,2739 89190,3139 89196,2839 89212,3099 89215,2779 89228,2679 89234,3119 89247,2739 89256,3099 89260,2819 89273,2659 89280,3059 89292,2639 89303,3059 89305,2699 89320,2639 89325,2999 89334,2679 89345,2519 89350,2979 89366,2600 89372,3019 89375,2679 89391,2539 89396,2959 89410,2699 89421,3019 89423,2699 89438,2519 89444,2919 89461,2460 89468,2939 89480,2620 89487,2559 89495,2939 89502,2659 89518,2839 89524,2659 89535,2539 89544,2979 89560,2539 89566,2999 89575,2699 89591,2879 89594,2600 89608,2400 89615,2819 89620,2620 89637,2340 89642,2739 89659,2340 89668,2859 89678,2879 89690,3259 89695,2999 89709,2839 89716,3179 89735,2460 89740,2899 89755,2679 89762,2439 89771,2779 89774,2539 89793,2340 89797,2819 89801,2579 89819,2519 89826,2859 89831,2699 89843,2579 89850,3019 89856,2739 89869,2340 89874,2919 89891,2559 89898,3019 89900,2720 89916,2600 89922,3119 89929,2819 89946,3119 89950,2779 89965,2579 89969,2959 89974,2639 89988,2579 89994,3019 90001,2839 90013,2699 90019,3159 90035,2759 90043,3079 90047,2739 90059,2480 90066,2819 90084,2400 90099,2500 90106,2859 90109,2759 90126,2839 90134,3119 90141,3159 90151,2879 90157,3139 90174,2679 90179,3239 90183,2839 90196,2679 90203,3079 90216,2539 90225,2759 90229,2579 90239,2480 90248,2519 90254,2819 90268,2600 90281,2659 90289,3059 90299,2979 90302,3079 90312,2999 90320,3159 90329,3239 90336,2919 90352,3099 90355,2739 90368,2360 90375,2779 90389,2340 90396,2819 90400,2579 90411,2439 90419,2720 90429,2839 90443,2699 90450,2839 90461,2779 90463,2579 90483,2179 90499,2979 90510,2699 90523,2559 90533,2579 90538,2659">
          <text:p/>
        </draw:polyline>
        <draw:polyline draw:style-name="gr6" draw:text-style-name="P3" draw:layer="layout" svg:width="0.099cm" svg:height="1.099cm" svg:x="38.908cm" svg:y="3.407cm" svg:viewBox="0 0 100 1100" draw:points="0,1100 16,440 21,300 34,60 42,160 46,60 58,0 70,120 79,40 84,120 90,40 100,120">
          <text:p/>
        </draw:polyline>
        <draw:polyline draw:style-name="gr6" draw:text-style-name="P3" draw:layer="layout" svg:width="0.096cm" svg:height="3.298cm" svg:x="72.697cm" svg:y="3.307cm" svg:viewBox="0 0 97 3299" draw:points="0,3299 11,1539 16,979 28,380 36,220 48,100 49,200 61,240 71,220 77,120 95,120 97,0">
          <text:p/>
        </draw:polyline>
        <draw:polyline draw:style-name="gr7" draw:text-style-name="P3" draw:layer="layout" svg:width="0.098cm" svg:height="0.879cm" svg:x="50.614cm" svg:y="3.347cm" svg:viewBox="0 0 99 880" draw:points="0,0 4,120 12,20 23,140 31,60 43,40 51,120 62,200 74,780 79,880 85,640 99,880">
          <text:p/>
        </draw:polyline>
        <draw:polyline draw:style-name="gr7" draw:text-style-name="P3" draw:layer="layout" svg:width="0.105cm" svg:height="0.799cm" svg:x="29.249cm" svg:y="3.407cm" svg:viewBox="0 0 106 800" draw:points="0,140 9,20 16,120 25,0 35,120 44,100 58,160 70,481 76,481 80,641 95,800 106,760">
          <text:p/>
        </draw:polyline>
        <draw:polyline draw:style-name="gr7" draw:text-style-name="P3" draw:layer="layout" svg:width="0.101cm" svg:height="1.019cm" svg:x="72.804cm" svg:y="3.087cm" svg:viewBox="0 0 102 1020" draw:points="0,120 13,100 14,20 25,0 35,0 45,180 55,260 64,541 72,660 81,581 93,900 102,1020">
          <text:p/>
        </draw:polyline>
        <draw:polyline draw:style-name="gr7" draw:text-style-name="P3" draw:layer="layout" svg:width="0.104cm" svg:height="0.419cm" svg:x="55.3cm" svg:y="3.687cm" svg:viewBox="0 0 105 420" draw:points="0,0 8,80 18,20 29,80 43,39 46,100 53,80 64,80 78,420 82,341 92,420 105,179">
          <text:p/>
        </draw:polyline>
        <draw:polyline draw:style-name="gr7" draw:text-style-name="P3" draw:layer="layout" svg:width="0.099cm" svg:height="0.74cm" svg:x="39.849cm" svg:y="4.086cm" svg:viewBox="0 0 100 741" draw:points="0,20 15,160 19,0 28,180 40,100 49,380 56,240 64,200 76,721 88,480 96,741 100,640">
          <text:p/>
        </draw:polyline>
        <draw:polyline draw:style-name="gr7" draw:text-style-name="P3" draw:layer="layout" svg:width="0.102cm" svg:height="1.14cm" svg:x="82.418cm" svg:y="4.066cm" svg:viewBox="0 0 103 1141" draw:points="0,81 10,0 24,140 32,100 41,260 51,60 58,20 68,600 82,1059 90,520 98,1141 103,680">
          <text:p/>
        </draw:polyline>
        <draw:polyline draw:style-name="gr7" draw:text-style-name="P3" draw:layer="layout" svg:width="0.094cm" svg:height="0.819cm" svg:x="83.041cm" svg:y="4.206cm" svg:viewBox="0 0 95 820" draw:points="0,140 9,0 18,220 24,20 35,60 43,301 48,200 57,541 71,481 76,801 85,561 95,820">
          <text:p/>
        </draw:polyline>
        <draw:polyline draw:style-name="gr7" draw:text-style-name="P3" draw:layer="layout" svg:width="0.095cm" svg:height="1.599cm" svg:x="14.936cm" svg:y="2.367cm" svg:viewBox="0 0 96 1600" draw:points="0,0 5,441 19,221 23,501 34,621 47,521 48,501 61,1061 66,841 82,1600 87,1141 96,1500">
          <text:p/>
        </draw:polyline>
        <draw:polyline draw:style-name="gr7" draw:text-style-name="P3" draw:layer="layout" svg:width="0.096cm" svg:height="0.779cm" svg:x="39.528cm" svg:y="3.487cm" svg:viewBox="0 0 97 780" draw:points="0,260 9,221 16,21 22,181 32,21 41,0 54,221 60,21 71,541 78,380 89,780 97,480">
          <text:p/>
        </draw:polyline>
        <draw:polyline draw:style-name="gr7" draw:text-style-name="P3" draw:layer="layout" svg:width="0.095cm" svg:height="0.679cm" svg:x="96.379cm" svg:y="3.907cm" svg:viewBox="0 0 96 680" draw:points="0,279 4,99 14,0 23,39 29,339 43,120 56,179 64,580 74,499 77,600 87,520 96,680">
          <text:p/>
        </draw:polyline>
        <draw:polyline draw:style-name="gr7" draw:text-style-name="P3" draw:layer="layout" svg:width="0.103cm" svg:height="0.739cm" svg:x="16.966cm" svg:y="3.507cm" svg:viewBox="0 0 104 740" draw:points="0,99 9,160 24,0 35,160 36,40 49,40 54,180 70,160 77,200 85,520 99,740 104,600">
          <text:p/>
        </draw:polyline>
        <draw:polyline draw:style-name="gr7" draw:text-style-name="P3" draw:layer="layout" svg:width="0.105cm" svg:height="0.839cm" svg:x="43.139cm" svg:y="3.827cm" svg:viewBox="0 0 106 840" draw:points="0,519 13,0 19,419 29,139 42,439 46,259 52,200 67,379 73,699 87,579 88,639 106,840">
          <text:p/>
        </draw:polyline>
        <draw:polyline draw:style-name="gr8" draw:text-style-name="P3" draw:layer="layout" svg:width="0.108cm" svg:height="0.939cm" svg:x="33.285cm" svg:y="3.527cm" svg:viewBox="0 0 109 940" draw:points="0,940 13,700 27,940 33,659 45,800 51,760 64,219 73,0 78,79 91,840 93,940 109,500">
          <text:p/>
        </draw:polyline>
        <draw:polyline draw:style-name="gr8" draw:text-style-name="P3" draw:layer="layout" svg:width="0.1cm" svg:height="1.079cm" svg:x="85.438cm" svg:y="3.487cm" svg:viewBox="0 0 101 1080" draw:points="0,1000 9,1060 18,1080 27,980 33,740 49,500 59,40 70,0 77,500 86,900 95,720 101,600">
          <text:p/>
        </draw:polyline>
        <draw:polyline draw:style-name="gr8" draw:text-style-name="P3" draw:layer="layout" svg:width="0.101cm" svg:height="0.959cm" svg:x="74.327cm" svg:y="3.547cm" svg:viewBox="0 0 102 960" draw:points="0,619 6,739 22,920 28,739 43,579 48,600 53,539 64,0 74,199 87,960 97,900 102,480">
          <text:p/>
        </draw:polyline>
        <draw:polyline draw:style-name="gr8" draw:text-style-name="P3" draw:layer="layout" svg:width="0.105cm" svg:height="1.099cm" svg:x="6.246cm" svg:y="3.487cm" svg:viewBox="0 0 106 1100" draw:points="0,980 10,900 25,1020 36,700 43,820 49,840 59,561 67,100 78,0 87,340 97,1100 106,620">
          <text:p/>
        </draw:polyline>
        <draw:polyline draw:style-name="gr8" draw:text-style-name="P3" draw:layer="layout" svg:width="0.101cm" svg:height="1.259cm" svg:x="70.001cm" svg:y="3.347cm" svg:viewBox="0 0 102 1260" draw:points="0,1240 6,1160 11,1260 26,1140 36,879 38,739 55,120 62,0 73,700 77,1120 88,819 102,1160">
          <text:p/>
        </draw:polyline>
        <draw:polyline draw:style-name="gr8" draw:text-style-name="P3" draw:layer="layout" svg:width="0.107cm" svg:height="0.799cm" svg:x="82.174cm" svg:y="3.587cm" svg:viewBox="0 0 108 800" draw:points="0,720 9,640 23,640 34,720 40,700 49,441 55,500 70,0 77,181 89,800 92,640 108,341">
          <text:p/>
        </draw:polyline>
        <draw:polyline draw:style-name="gr8" draw:text-style-name="P3" draw:layer="layout" svg:width="0.104cm" svg:height="0.8cm" svg:x="96.573cm" svg:y="3.606cm" svg:viewBox="0 0 105 801" draw:points="0,541 10,660 24,520 31,660 42,600 44,400 59,120 64,0 78,580 80,801 91,520 105,380">
          <text:p/>
        </draw:polyline>
        <draw:polyline draw:style-name="gr8" draw:text-style-name="P3" draw:layer="layout" svg:width="0.098cm" svg:height="0.919cm" svg:x="19.677cm" svg:y="3.707cm" svg:viewBox="0 0 99 920" draw:points="0,441 8,560 22,540 28,760 37,660 45,441 59,399 67,0 78,39 87,359 95,920 99,580">
          <text:p/>
        </draw:polyline>
        <draw:polyline draw:style-name="gr8" draw:text-style-name="P3" draw:layer="layout" svg:width="0.098cm" svg:height="0.819cm" svg:x="79.635cm" svg:y="3.707cm" svg:viewBox="0 0 99 820" draw:points="0,659 9,820 17,599 23,619 38,419 45,440 54,0 64,39 76,639 78,399 86,539 99,359">
          <text:p/>
        </draw:polyline>
        <draw:polyline draw:style-name="gr8" draw:text-style-name="P3" draw:layer="layout" svg:width="0.104cm" svg:height="0.819cm" svg:x="71.506cm" svg:y="3.687cm" svg:viewBox="0 0 105 820" draw:points="0,759 17,479 22,579 36,599 38,519 51,559 61,279 67,0 75,0 88,820 93,799 105,379">
          <text:p/>
        </draw:polyline>
        <draw:polyline draw:style-name="gr8" draw:text-style-name="P3" draw:layer="layout" svg:width="0.098cm" svg:height="1.06cm" svg:x="31.74cm" svg:y="3.606cm" svg:viewBox="0 0 99 1061" draw:points="0,941 12,521 22,921 33,641 40,641 44,521 56,601 70,21 74,0 80,141 92,861 99,1061">
          <text:p/>
        </draw:polyline>
        <draw:polyline draw:style-name="gr8" draw:text-style-name="P3" draw:layer="layout" svg:width="0.092cm" svg:height="0.919cm" svg:x="94.524cm" svg:y="3.567cm" svg:viewBox="0 0 93 920" draw:points="0,880 4,740 12,820 20,660 35,279 41,299 53,0 62,200 70,920 79,559 87,480 93,439">
          <text:p/>
        </draw:polyline>
        <draw:polyline draw:style-name="gr8" draw:text-style-name="P3" draw:layer="layout" svg:width="0.103cm" svg:height="0.999cm" svg:x="18.654cm" svg:y="3.527cm" svg:viewBox="0 0 104 1000" draw:points="0,500 11,1000 17,679 32,699 38,819 51,739 60,539 65,479 76,0 83,199 92,699 104,759">
          <text:p/>
        </draw:polyline>
        <draw:polyline draw:style-name="gr8" draw:text-style-name="P3" draw:layer="layout" svg:width="0.103cm" svg:height="0.639cm" svg:x="23.264cm" svg:y="3.807cm" svg:viewBox="0 0 104 640" draw:points="0,600 7,420 19,540 31,420 40,640 41,500 59,340 59,259 75,0 81,120 91,520 104,600">
          <text:p/>
        </draw:polyline>
        <draw:polyline draw:style-name="gr8" draw:text-style-name="P3" draw:layer="layout" svg:width="0.099cm" svg:height="0.799cm" svg:x="77.145cm" svg:y="3.667cm" svg:viewBox="0 0 100 800" draw:points="0,780 9,559 15,639 25,519 34,559 46,499 58,0 64,20 72,480 86,800 90,599 100,339">
          <text:p/>
        </draw:polyline>
        <draw:polyline draw:style-name="gr8" draw:text-style-name="P3" draw:layer="layout" svg:width="0.102cm" svg:height="0.719cm" svg:x="67.657cm" svg:y="3.687cm" svg:viewBox="0 0 103 720" draw:points="0,640 16,500 23,540 33,420 37,461 55,300 64,0 73,20 82,500 86,720 93,520 103,400">
          <text:p/>
        </draw:polyline>
        <draw:polyline draw:style-name="gr9" draw:text-style-name="P3" draw:layer="layout" svg:width="0.096cm" svg:height="0.998cm" svg:x="40.717cm" svg:y="3.787cm" svg:viewBox="0 0 97 999" draw:points="0,820 3,579 19,999 23,539 38,940 43,499 55,319 60,760 69,199 81,479 85,100 97,0">
          <text:p/>
        </draw:polyline>
        <draw:polyline draw:style-name="gr9" draw:text-style-name="P3" draw:layer="layout" svg:width="0.098cm" svg:height="0.899cm" svg:x="96.456cm" svg:y="3.767cm" svg:viewBox="0 0 99 900" draw:points="0,740 10,660 19,820 28,900 35,580 51,760 54,400 67,20 74,440 88,0 95,480 99,239">
          <text:p/>
        </draw:polyline>
        <draw:polyline draw:style-name="gr9" draw:text-style-name="P3" draw:layer="layout" svg:width="0.103cm" svg:height="0.859cm" svg:x="65.201cm" svg:y="3.787cm" svg:viewBox="0 0 104 860" draw:points="0,700 13,460 17,860 22,540 38,860 41,460 59,680 61,220 74,0 80,361 92,20 104,480">
          <text:p/>
        </draw:polyline>
        <draw:polyline draw:style-name="gr9" draw:text-style-name="P3" draw:layer="layout" svg:width="0.098cm" svg:height="1.198cm" svg:x="60.814cm" svg:y="3.587cm" svg:viewBox="0 0 99 1199" draw:points="0,820 15,1199 18,900 26,1040 36,1160 51,519 58,900 66,440 80,620 84,220 93,0 99,560">
          <text:p/>
        </draw:polyline>
        <draw:polyline draw:style-name="gr9" draw:text-style-name="P3" draw:layer="layout" svg:width="0.099cm" svg:height="0.899cm" svg:x="87.636cm" svg:y="3.767cm" svg:viewBox="0 0 100 900" draw:points="0,760 11,700 25,840 34,540 38,900 53,320 59,760 63,381 74,79 87,300 95,0 100,500">
          <text:p/>
        </draw:polyline>
        <draw:polyline draw:style-name="gr9" draw:text-style-name="P3" draw:layer="layout" svg:width="0.102cm" svg:height="0.979cm" svg:x="69.785cm" svg:y="3.687cm" svg:viewBox="0 0 103 980" draw:points="0,659 17,559 21,960 36,679 44,980 48,559 60,399 66,760 82,159 88,579 93,279 103,0">
          <text:p/>
        </draw:polyline>
        <draw:polyline draw:style-name="gr9" draw:text-style-name="P3" draw:layer="layout" svg:width="0.097cm" svg:height="0.879cm" svg:x="40.925cm" svg:y="3.807cm" svg:viewBox="0 0 98 880" draw:points="0,880 3,500 20,820 24,480 35,420 41,820 56,300 63,700 68,241 84,520 87,200 98,0">
          <text:p/>
        </draw:polyline>
        <draw:polyline draw:style-name="gr9" draw:text-style-name="P3" draw:layer="layout" svg:width="0.1cm" svg:height="0.859cm" svg:x="63.621cm" svg:y="3.807cm" svg:viewBox="0 0 101 860" draw:points="0,420 15,860 20,440 37,800 39,460 53,260 58,540 72,140 80,420 83,160 96,0 101,440">
          <text:p/>
        </draw:polyline>
        <draw:polyline draw:style-name="gr9" draw:text-style-name="P3" draw:layer="layout" svg:width="0.098cm" svg:height="0.839cm" svg:x="56.945cm" svg:y="3.807cm" svg:viewBox="0 0 99 840" draw:points="0,639 8,739 15,759 28,579 35,840 39,499 56,820 60,319 71,159 79,539 92,0 99,419">
          <text:p/>
        </draw:polyline>
        <draw:polyline draw:style-name="gr9" draw:text-style-name="P3" draw:layer="layout" svg:width="0.105cm" svg:height="0.859cm" svg:x="58.47cm" svg:y="3.807cm" svg:viewBox="0 0 106 860" draw:points="0,500 15,480 20,860 25,600 42,820 46,480 56,360 62,740 79,20 85,380 89,0 106,440">
          <text:p/>
        </draw:polyline>
        <draw:polyline draw:style-name="gr9" draw:text-style-name="P3" draw:layer="layout" svg:width="0.1cm" svg:height="1.24cm" svg:x="41.799cm" svg:y="3.746cm" svg:viewBox="0 0 101 1241" draw:points="0,1241 12,781 20,1221 32,701 39,961 43,440 60,641 63,260 75,0 81,460 97,0 101,380">
          <text:p/>
        </draw:polyline>
        <draw:polyline draw:style-name="gr9" draw:text-style-name="P3" draw:layer="layout" svg:width="0.106cm" svg:height="0.74cm" svg:x="67.968cm" svg:y="3.866cm" svg:viewBox="0 0 107 741" draw:points="0,441 7,621 18,741 34,301 40,721 45,282 61,581 64,221 77,0 82,461 90,201 107,361">
          <text:p/>
        </draw:polyline>
        <draw:polyline draw:style-name="gr9" draw:text-style-name="P3" draw:layer="layout" svg:width="0.106cm" svg:height="0.978cm" svg:x="32.969cm" svg:y="3.807cm" svg:viewBox="0 0 107 979" draw:points="0,960 16,519 21,979 27,519 41,780 45,399 60,220 65,620 79,100 86,399 99,0 107,340">
          <text:p/>
        </draw:polyline>
        <draw:polyline draw:style-name="gr9" draw:text-style-name="P3" draw:layer="layout" svg:width="0.102cm" svg:height="0.66cm" svg:x="61.003cm" svg:y="3.986cm" svg:viewBox="0 0 103 661" draw:points="0,260 17,641 22,280 31,280 38,661 54,120 59,501 64,61 81,381 86,61 94,0 103,421">
          <text:p/>
        </draw:polyline>
        <draw:polyline draw:style-name="gr9" draw:text-style-name="P3" draw:layer="layout" svg:width="0.094cm" svg:height="0.98cm" svg:x="92.929cm" svg:y="4.086cm" svg:viewBox="0 0 95 981" draw:points="0,240 6,981 21,300 25,861 30,421 46,561 50,180 61,0 69,321 82,40 91,300 95,80">
          <text:p/>
        </draw:polyline>
        <draw:polyline draw:style-name="gr9" draw:text-style-name="P3" draw:layer="layout" svg:width="0.095cm" svg:height="0.799cm" svg:x="57.145cm" svg:y="3.827cm" svg:viewBox="0 0 96 800" draw:points="0,640 5,459 10,800 25,399 31,780 43,339 52,660 58,259 69,0 75,459 88,119 96,559">
          <text:p/>
        </draw:polyline>
        <draw:polyline draw:style-name="gr9" draw:text-style-name="P3" draw:layer="layout" svg:width="0.1cm" svg:height="0.879cm" svg:x="64.629cm" svg:y="3.787cm" svg:viewBox="0 0 101 880" draw:points="0,420 11,440 16,880 30,460 38,860 43,400 59,540 61,140 79,480 85,0 88,220 101,480">
          <text:p/>
        </draw:polyline>
        <draw:polyline draw:style-name="gr9" draw:text-style-name="P3" draw:layer="layout" svg:width="0.097cm" svg:height="0.82cm" svg:x="58.91cm" svg:y="3.846cm" svg:viewBox="0 0 98 821" draw:points="0,600 9,520 15,801 19,500 36,821 40,420 55,661 59,280 70,41 76,480 91,0 98,520">
          <text:p/>
        </draw:polyline>
        <draw:polyline draw:style-name="gr9" draw:text-style-name="P3" draw:layer="layout" svg:width="0.098cm" svg:height="1.019cm" svg:x="22.479cm" svg:y="3.707cm" svg:viewBox="0 0 99 1020" draw:points="0,960 4,619 19,1020 22,599 40,920 42,459 53,279 59,639 74,0 79,559 94,80 99,459">
          <text:p/>
        </draw:polyline>
        <draw:polyline draw:style-name="gr9" draw:text-style-name="P3" draw:layer="layout" svg:width="0.103cm" svg:height="0.659cm" svg:x="41.974cm" svg:y="4.027cm" svg:viewBox="0 0 104 660" draw:points="0,640 6,460 19,560 24,239 40,660 45,219 55,79 61,560 74,59 82,440 85,0 104,320">
          <text:p/>
        </draw:polyline>
        <draw:line draw:style-name="gr10" draw:text-style-name="P3" draw:layer="layout" svg:x1="1.628cm" svg:y1="7.241cm" svg:x2="1.628cm" svg:y2="1.151cm">
          <text:p/>
        </draw:line>
        <draw:line draw:style-name="gr10" draw:text-style-name="P3" draw:layer="layout" svg:x1="1.628cm" svg:y1="7.241cm" svg:x2="101.218cm" svg:y2="7.241cm">
          <text:p/>
        </draw:line>
        <draw:frame draw:style-name="gr4" draw:text-style-name="P5" draw:layer="layout" svg:width="0.557cm" svg:height="0.412cm" svg:x="0.82cm" svg:y="1.714cm">
          <draw:text-box>
            <text:p text:style-name="P4"><text:span text:style-name="T1">1.5</text:span></text:p>
          </draw:text-box>
        </draw:frame>
        <draw:polygon draw:style-name="gr1" draw:text-style-name="P1" draw:layer="layout" svg:width="99.59cm" svg:height="6.09cm" svg:x="1.628cm" svg:y="9.507cm" svg:viewBox="0 0 99591 6091" draw:points="0,6091 99591,6091 99591,0 0,0">
          <text:p/>
        </draw:polygon>
        <draw:polygon draw:style-name="gr11" draw:text-style-name="P6" draw:layer="layout" svg:width="0.099cm" svg:height="1.218cm" svg:x="38.908cm" svg:y="9.811cm" svg:viewBox="0 0 100 1219" draw:points="0,1219 100,1219 100,0 0,0">
          <text:p/>
        </draw:polygon>
        <draw:polygon draw:style-name="gr11" draw:text-style-name="P6" draw:layer="layout" svg:width="0.096cm" svg:height="1.218cm" svg:x="72.697cm" svg:y="9.811cm" svg:viewBox="0 0 97 1219" draw:points="0,1219 97,1219 97,0 0,0">
          <text:p/>
        </draw:polygon>
        <draw:polygon draw:style-name="gr12" draw:text-style-name="P7" draw:layer="layout" svg:width="0.098cm" svg:height="1.218cm" svg:x="50.614cm" svg:y="11.334cm" svg:viewBox="0 0 99 1219" draw:points="0,1219 99,1219 99,0 0,0">
          <text:p/>
        </draw:polygon>
        <draw:polygon draw:style-name="gr12" draw:text-style-name="P7" draw:layer="layout" svg:width="0.105cm" svg:height="1.218cm" svg:x="29.249cm" svg:y="11.334cm" svg:viewBox="0 0 106 1219" draw:points="0,1219 106,1219 106,0 0,0">
          <text:p/>
        </draw:polygon>
        <draw:polygon draw:style-name="gr12" draw:text-style-name="P7" draw:layer="layout" svg:width="0.101cm" svg:height="1.218cm" svg:x="72.804cm" svg:y="11.334cm" svg:viewBox="0 0 102 1219" draw:points="0,1219 102,1219 102,0 0,0">
          <text:p/>
        </draw:polygon>
        <draw:polygon draw:style-name="gr12" draw:text-style-name="P7" draw:layer="layout" svg:width="0.104cm" svg:height="1.218cm" svg:x="55.3cm" svg:y="11.334cm" svg:viewBox="0 0 105 1219" draw:points="0,1219 105,1219 105,0 0,0">
          <text:p/>
        </draw:polygon>
        <draw:polygon draw:style-name="gr12" draw:text-style-name="P7" draw:layer="layout" svg:width="0.099cm" svg:height="1.218cm" svg:x="39.849cm" svg:y="11.334cm" svg:viewBox="0 0 100 1219" draw:points="0,1219 100,1219 100,0 0,0">
          <text:p/>
        </draw:polygon>
        <draw:polygon draw:style-name="gr12" draw:text-style-name="P7" draw:layer="layout" svg:width="0.102cm" svg:height="1.218cm" svg:x="82.418cm" svg:y="11.334cm" svg:viewBox="0 0 103 1219" draw:points="0,1219 103,1219 103,0 0,0">
          <text:p/>
        </draw:polygon>
        <draw:polygon draw:style-name="gr12" draw:text-style-name="P7" draw:layer="layout" svg:width="0.094cm" svg:height="1.218cm" svg:x="83.041cm" svg:y="11.334cm" svg:viewBox="0 0 95 1219" draw:points="0,1219 95,1219 95,0 0,0">
          <text:p/>
        </draw:polygon>
        <draw:polygon draw:style-name="gr12" draw:text-style-name="P7" draw:layer="layout" svg:width="0.095cm" svg:height="1.218cm" svg:x="14.936cm" svg:y="11.334cm" svg:viewBox="0 0 96 1219" draw:points="0,1219 96,1219 96,0 0,0">
          <text:p/>
        </draw:polygon>
        <draw:polygon draw:style-name="gr12" draw:text-style-name="P7" draw:layer="layout" svg:width="0.096cm" svg:height="1.218cm" svg:x="39.528cm" svg:y="11.334cm" svg:viewBox="0 0 97 1219" draw:points="0,1219 97,1219 97,0 0,0">
          <text:p/>
        </draw:polygon>
        <draw:polygon draw:style-name="gr12" draw:text-style-name="P7" draw:layer="layout" svg:width="0.095cm" svg:height="1.218cm" svg:x="96.379cm" svg:y="11.334cm" svg:viewBox="0 0 96 1219" draw:points="0,1219 96,1219 96,0 0,0">
          <text:p/>
        </draw:polygon>
        <draw:polygon draw:style-name="gr12" draw:text-style-name="P7" draw:layer="layout" svg:width="0.103cm" svg:height="1.218cm" svg:x="16.966cm" svg:y="11.334cm" svg:viewBox="0 0 104 1219" draw:points="0,1219 104,1219 104,0 0,0">
          <text:p/>
        </draw:polygon>
        <draw:polygon draw:style-name="gr12" draw:text-style-name="P7" draw:layer="layout" svg:width="0.105cm" svg:height="1.218cm" svg:x="43.139cm" svg:y="11.334cm" svg:viewBox="0 0 106 1219" draw:points="0,1219 106,1219 106,0 0,0">
          <text:p/>
        </draw:polygon>
        <draw:polygon draw:style-name="gr13" draw:text-style-name="P8" draw:layer="layout" svg:width="0.108cm" svg:height="1.218cm" svg:x="33.285cm" svg:y="12.857cm" svg:viewBox="0 0 109 1219" draw:points="0,1219 109,1219 109,0 0,0">
          <text:p/>
        </draw:polygon>
        <draw:polygon draw:style-name="gr13" draw:text-style-name="P8" draw:layer="layout" svg:width="0.1cm" svg:height="1.218cm" svg:x="85.438cm" svg:y="12.857cm" svg:viewBox="0 0 101 1219" draw:points="0,1219 101,1219 101,0 0,0">
          <text:p/>
        </draw:polygon>
        <draw:polygon draw:style-name="gr13" draw:text-style-name="P8" draw:layer="layout" svg:width="0.101cm" svg:height="1.218cm" svg:x="74.327cm" svg:y="12.857cm" svg:viewBox="0 0 102 1219" draw:points="0,1219 102,1219 102,0 0,0">
          <text:p/>
        </draw:polygon>
        <draw:polygon draw:style-name="gr13" draw:text-style-name="P8" draw:layer="layout" svg:width="0.105cm" svg:height="1.218cm" svg:x="6.246cm" svg:y="12.857cm" svg:viewBox="0 0 106 1219" draw:points="0,1219 106,1219 106,0 0,0">
          <text:p/>
        </draw:polygon>
        <draw:polygon draw:style-name="gr13" draw:text-style-name="P8" draw:layer="layout" svg:width="0.101cm" svg:height="1.218cm" svg:x="70.001cm" svg:y="12.857cm" svg:viewBox="0 0 102 1219" draw:points="0,1219 102,1219 102,0 0,0">
          <text:p/>
        </draw:polygon>
        <draw:polygon draw:style-name="gr13" draw:text-style-name="P8" draw:layer="layout" svg:width="0.107cm" svg:height="1.218cm" svg:x="82.174cm" svg:y="12.857cm" svg:viewBox="0 0 108 1219" draw:points="0,1219 108,1219 108,0 0,0">
          <text:p/>
        </draw:polygon>
        <draw:polygon draw:style-name="gr13" draw:text-style-name="P8" draw:layer="layout" svg:width="0.104cm" svg:height="1.218cm" svg:x="96.573cm" svg:y="12.857cm" svg:viewBox="0 0 105 1219" draw:points="0,1219 105,1219 105,0 0,0">
          <text:p/>
        </draw:polygon>
        <draw:polygon draw:style-name="gr13" draw:text-style-name="P8" draw:layer="layout" svg:width="0.098cm" svg:height="1.218cm" svg:x="19.677cm" svg:y="12.857cm" svg:viewBox="0 0 99 1219" draw:points="0,1219 99,1219 99,0 0,0">
          <text:p/>
        </draw:polygon>
        <draw:polygon draw:style-name="gr13" draw:text-style-name="P8" draw:layer="layout" svg:width="0.098cm" svg:height="1.218cm" svg:x="79.635cm" svg:y="12.857cm" svg:viewBox="0 0 99 1219" draw:points="0,1219 99,1219 99,0 0,0">
          <text:p/>
        </draw:polygon>
        <draw:polygon draw:style-name="gr13" draw:text-style-name="P8" draw:layer="layout" svg:width="0.104cm" svg:height="1.218cm" svg:x="71.506cm" svg:y="12.857cm" svg:viewBox="0 0 105 1219" draw:points="0,1219 105,1219 105,0 0,0">
          <text:p/>
        </draw:polygon>
        <draw:polygon draw:style-name="gr13" draw:text-style-name="P8" draw:layer="layout" svg:width="0.098cm" svg:height="1.218cm" svg:x="31.74cm" svg:y="12.857cm" svg:viewBox="0 0 99 1219" draw:points="0,1219 99,1219 99,0 0,0">
          <text:p/>
        </draw:polygon>
        <draw:polygon draw:style-name="gr13" draw:text-style-name="P8" draw:layer="layout" svg:width="0.092cm" svg:height="1.218cm" svg:x="94.524cm" svg:y="12.857cm" svg:viewBox="0 0 93 1219" draw:points="0,1219 93,1219 93,0 0,0">
          <text:p/>
        </draw:polygon>
        <draw:polygon draw:style-name="gr13" draw:text-style-name="P8" draw:layer="layout" svg:width="0.103cm" svg:height="1.218cm" svg:x="18.654cm" svg:y="12.857cm" svg:viewBox="0 0 104 1219" draw:points="0,1219 104,1219 104,0 0,0">
          <text:p/>
        </draw:polygon>
        <draw:polygon draw:style-name="gr13" draw:text-style-name="P8" draw:layer="layout" svg:width="0.103cm" svg:height="1.218cm" svg:x="23.264cm" svg:y="12.857cm" svg:viewBox="0 0 104 1219" draw:points="0,1219 104,1219 104,0 0,0">
          <text:p/>
        </draw:polygon>
        <draw:polygon draw:style-name="gr13" draw:text-style-name="P8" draw:layer="layout" svg:width="0.099cm" svg:height="1.218cm" svg:x="77.145cm" svg:y="12.857cm" svg:viewBox="0 0 100 1219" draw:points="0,1219 100,1219 100,0 0,0">
          <text:p/>
        </draw:polygon>
        <draw:polygon draw:style-name="gr13" draw:text-style-name="P8" draw:layer="layout" svg:width="0.102cm" svg:height="1.218cm" svg:x="67.657cm" svg:y="12.857cm" svg:viewBox="0 0 103 1219" draw:points="0,1219 103,1219 103,0 0,0">
          <text:p/>
        </draw:polygon>
        <draw:polygon draw:style-name="gr14" draw:text-style-name="P9" draw:layer="layout" svg:width="0.096cm" svg:height="1.218cm" svg:x="40.717cm" svg:y="14.379cm" svg:viewBox="0 0 97 1219" draw:points="0,1219 97,1219 97,0 0,0">
          <text:p/>
        </draw:polygon>
        <draw:polygon draw:style-name="gr14" draw:text-style-name="P9" draw:layer="layout" svg:width="0.098cm" svg:height="1.218cm" svg:x="96.456cm" svg:y="14.379cm" svg:viewBox="0 0 99 1219" draw:points="0,1219 99,1219 99,0 0,0">
          <text:p/>
        </draw:polygon>
        <draw:polygon draw:style-name="gr14" draw:text-style-name="P9" draw:layer="layout" svg:width="0.103cm" svg:height="1.218cm" svg:x="65.201cm" svg:y="14.379cm" svg:viewBox="0 0 104 1219" draw:points="0,1219 104,1219 104,0 0,0">
          <text:p/>
        </draw:polygon>
        <draw:polygon draw:style-name="gr14" draw:text-style-name="P9" draw:layer="layout" svg:width="0.098cm" svg:height="1.218cm" svg:x="60.814cm" svg:y="14.379cm" svg:viewBox="0 0 99 1219" draw:points="0,1219 99,1219 99,0 0,0">
          <text:p/>
        </draw:polygon>
        <draw:polygon draw:style-name="gr14" draw:text-style-name="P9" draw:layer="layout" svg:width="0.099cm" svg:height="1.218cm" svg:x="87.636cm" svg:y="14.379cm" svg:viewBox="0 0 100 1219" draw:points="0,1219 100,1219 100,0 0,0">
          <text:p/>
        </draw:polygon>
        <draw:polygon draw:style-name="gr14" draw:text-style-name="P9" draw:layer="layout" svg:width="0.102cm" svg:height="1.218cm" svg:x="69.785cm" svg:y="14.379cm" svg:viewBox="0 0 103 1219" draw:points="0,1219 103,1219 103,0 0,0">
          <text:p/>
        </draw:polygon>
        <draw:polygon draw:style-name="gr14" draw:text-style-name="P9" draw:layer="layout" svg:width="0.097cm" svg:height="1.218cm" svg:x="40.925cm" svg:y="14.379cm" svg:viewBox="0 0 98 1219" draw:points="0,1219 98,1219 98,0 0,0">
          <text:p/>
        </draw:polygon>
        <draw:polygon draw:style-name="gr14" draw:text-style-name="P9" draw:layer="layout" svg:width="0.1cm" svg:height="1.218cm" svg:x="63.621cm" svg:y="14.379cm" svg:viewBox="0 0 101 1219" draw:points="0,1219 101,1219 101,0 0,0">
          <text:p/>
        </draw:polygon>
        <draw:polygon draw:style-name="gr14" draw:text-style-name="P9" draw:layer="layout" svg:width="0.098cm" svg:height="1.218cm" svg:x="56.945cm" svg:y="14.379cm" svg:viewBox="0 0 99 1219" draw:points="0,1219 99,1219 99,0 0,0">
          <text:p/>
        </draw:polygon>
        <draw:polygon draw:style-name="gr14" draw:text-style-name="P9" draw:layer="layout" svg:width="0.105cm" svg:height="1.218cm" svg:x="58.47cm" svg:y="14.379cm" svg:viewBox="0 0 106 1219" draw:points="0,1219 106,1219 106,0 0,0">
          <text:p/>
        </draw:polygon>
        <draw:polygon draw:style-name="gr14" draw:text-style-name="P9" draw:layer="layout" svg:width="0.1cm" svg:height="1.218cm" svg:x="41.799cm" svg:y="14.379cm" svg:viewBox="0 0 101 1219" draw:points="0,1219 101,1219 101,0 0,0">
          <text:p/>
        </draw:polygon>
        <draw:polygon draw:style-name="gr14" draw:text-style-name="P9" draw:layer="layout" svg:width="0.106cm" svg:height="1.218cm" svg:x="67.968cm" svg:y="14.379cm" svg:viewBox="0 0 107 1219" draw:points="0,1219 107,1219 107,0 0,0">
          <text:p/>
        </draw:polygon>
        <draw:polygon draw:style-name="gr14" draw:text-style-name="P9" draw:layer="layout" svg:width="0.106cm" svg:height="1.218cm" svg:x="32.969cm" svg:y="14.379cm" svg:viewBox="0 0 107 1219" draw:points="0,1219 107,1219 107,0 0,0">
          <text:p/>
        </draw:polygon>
        <draw:polygon draw:style-name="gr14" draw:text-style-name="P9" draw:layer="layout" svg:width="0.102cm" svg:height="1.218cm" svg:x="61.003cm" svg:y="14.379cm" svg:viewBox="0 0 103 1219" draw:points="0,1219 103,1219 103,0 0,0">
          <text:p/>
        </draw:polygon>
        <draw:polygon draw:style-name="gr14" draw:text-style-name="P9" draw:layer="layout" svg:width="0.094cm" svg:height="1.218cm" svg:x="92.929cm" svg:y="14.379cm" svg:viewBox="0 0 95 1219" draw:points="0,1219 95,1219 95,0 0,0">
          <text:p/>
        </draw:polygon>
        <draw:polygon draw:style-name="gr14" draw:text-style-name="P9" draw:layer="layout" svg:width="0.095cm" svg:height="1.218cm" svg:x="57.145cm" svg:y="14.379cm" svg:viewBox="0 0 96 1219" draw:points="0,1219 96,1219 96,0 0,0">
          <text:p/>
        </draw:polygon>
        <draw:polygon draw:style-name="gr14" draw:text-style-name="P9" draw:layer="layout" svg:width="0.1cm" svg:height="1.218cm" svg:x="64.629cm" svg:y="14.379cm" svg:viewBox="0 0 101 1219" draw:points="0,1219 101,1219 101,0 0,0">
          <text:p/>
        </draw:polygon>
        <draw:polygon draw:style-name="gr14" draw:text-style-name="P9" draw:layer="layout" svg:width="0.097cm" svg:height="1.218cm" svg:x="58.91cm" svg:y="14.379cm" svg:viewBox="0 0 98 1219" draw:points="0,1219 98,1219 98,0 0,0">
          <text:p/>
        </draw:polygon>
        <draw:polygon draw:style-name="gr14" draw:text-style-name="P9" draw:layer="layout" svg:width="0.098cm" svg:height="1.218cm" svg:x="22.479cm" svg:y="14.379cm" svg:viewBox="0 0 99 1219" draw:points="0,1219 99,1219 99,0 0,0">
          <text:p/>
        </draw:polygon>
        <draw:polygon draw:style-name="gr14" draw:text-style-name="P9" draw:layer="layout" svg:width="0.103cm" svg:height="1.218cm" svg:x="41.974cm" svg:y="14.379cm" svg:viewBox="0 0 104 1219" draw:points="0,1219 104,1219 104,0 0,0">
          <text:p/>
        </draw:polygon>
        <draw:polygon draw:style-name="gr2" draw:text-style-name="P2" draw:layer="layout" svg:width="0cm" svg:height="0.123cm" svg:x="6.155cm" svg:y="15.597cm" svg:viewBox="0 0 0 124" draw:points="0,0 0,124">
          <text:p/>
        </draw:polygon>
        <draw:line draw:style-name="gr3" draw:text-style-name="P3" draw:layer="layout" svg:x1="6.155cm" svg:y1="15.597cm" svg:x2="6.155cm" svg:y2="15.721cm">
          <text:p/>
        </draw:line>
        <draw:frame draw:style-name="gr15" draw:text-style-name="P10" draw:layer="layout" svg:width="6.974cm" svg:height="0.822cm" svg:x="47.964cm" svg:y="0.285cm">
          <draw:text-box>
            <text:p text:style-name="P4"><text:span text:style-name="T2">Penguin Wing-Flaps</text:span></text:p>
          </draw:text-box>
        </draw:frame>
        <draw:polygon draw:style-name="gr2" draw:text-style-name="P2" draw:layer="layout" svg:width="0cm" svg:height="0.123cm" svg:x="24.262cm" svg:y="15.597cm" svg:viewBox="0 0 0 124" draw:points="0,0 0,124">
          <text:p/>
        </draw:polygon>
        <draw:line draw:style-name="gr3" draw:text-style-name="P3" draw:layer="layout" svg:x1="24.262cm" svg:y1="15.597cm" svg:x2="24.262cm" svg:y2="15.721cm">
          <text:p/>
        </draw:line>
        <draw:frame draw:style-name="gr4" draw:text-style-name="P5" draw:layer="layout" svg:width="0.352cm" svg:height="0.412cm" svg:x="6.043cm" svg:y="15.785cm">
          <draw:text-box>
            <text:p text:style-name="P4"><text:span text:style-name="T1">0</text:span></text:p>
          </draw:text-box>
        </draw:frame>
        <draw:polygon draw:style-name="gr2" draw:text-style-name="P2" draw:layer="layout" svg:width="0cm" svg:height="0.123cm" svg:x="42.37cm" svg:y="15.597cm" svg:viewBox="0 0 0 124" draw:points="0,0 0,124">
          <text:p/>
        </draw:polygon>
        <draw:line draw:style-name="gr3" draw:text-style-name="P3" draw:layer="layout" svg:x1="42.37cm" svg:y1="15.597cm" svg:x2="42.37cm" svg:y2="15.721cm">
          <text:p/>
        </draw:line>
        <draw:frame draw:style-name="gr4" draw:text-style-name="P5" draw:layer="layout" svg:width="1.12cm" svg:height="0.412cm" svg:x="23.702cm" svg:y="15.785cm">
          <draw:text-box>
            <text:p text:style-name="P4"><text:span text:style-name="T1">20000</text:span></text:p>
          </draw:text-box>
        </draw:frame>
        <draw:polygon draw:style-name="gr2" draw:text-style-name="P2" draw:layer="layout" svg:width="0cm" svg:height="0.123cm" svg:x="60.477cm" svg:y="15.597cm" svg:viewBox="0 0 0 124" draw:points="0,0 0,124">
          <text:p/>
        </draw:polygon>
        <draw:line draw:style-name="gr3" draw:text-style-name="P3" draw:layer="layout" svg:x1="60.477cm" svg:y1="15.597cm" svg:x2="60.477cm" svg:y2="15.721cm">
          <text:p/>
        </draw:line>
        <draw:frame draw:style-name="gr4" draw:text-style-name="P5" draw:layer="layout" svg:width="1.12cm" svg:height="0.412cm" svg:x="41.81cm" svg:y="15.785cm">
          <draw:text-box>
            <text:p text:style-name="P4"><text:span text:style-name="T1">40000</text:span></text:p>
          </draw:text-box>
        </draw:frame>
        <draw:polygon draw:style-name="gr2" draw:text-style-name="P2" draw:layer="layout" svg:width="0cm" svg:height="0.123cm" svg:x="78.585cm" svg:y="15.597cm" svg:viewBox="0 0 0 124" draw:points="0,0 0,124">
          <text:p/>
        </draw:polygon>
        <draw:line draw:style-name="gr3" draw:text-style-name="P3" draw:layer="layout" svg:x1="78.585cm" svg:y1="15.597cm" svg:x2="78.585cm" svg:y2="15.721cm">
          <text:p/>
        </draw:line>
        <draw:frame draw:style-name="gr4" draw:text-style-name="P5" draw:layer="layout" svg:width="1.12cm" svg:height="0.412cm" svg:x="59.917cm" svg:y="15.785cm">
          <draw:text-box>
            <text:p text:style-name="P4"><text:span text:style-name="T1">60000</text:span></text:p>
          </draw:text-box>
        </draw:frame>
        <draw:polygon draw:style-name="gr2" draw:text-style-name="P2" draw:layer="layout" svg:width="0cm" svg:height="0.123cm" svg:x="96.693cm" svg:y="15.597cm" svg:viewBox="0 0 0 124" draw:points="0,0 0,124">
          <text:p/>
        </draw:polygon>
        <draw:line draw:style-name="gr3" draw:text-style-name="P3" draw:layer="layout" svg:x1="96.693cm" svg:y1="15.597cm" svg:x2="96.693cm" svg:y2="15.721cm">
          <text:p/>
        </draw:line>
        <draw:frame draw:style-name="gr4" draw:text-style-name="P5" draw:layer="layout" svg:width="1.12cm" svg:height="0.412cm" svg:x="78.025cm" svg:y="15.785cm">
          <draw:text-box>
            <text:p text:style-name="P4"><text:span text:style-name="T1">80000</text:span></text:p>
          </draw:text-box>
        </draw:frame>
        <draw:polygon draw:style-name="gr2" draw:text-style-name="P2" draw:layer="layout" svg:width="0.123cm" svg:height="0cm" svg:x="1.504cm" svg:y="10.268cm" svg:viewBox="0 0 124 0" draw:points="124,0 0,0">
          <text:p/>
        </draw:polygon>
        <draw:line draw:style-name="gr3" draw:text-style-name="P3" draw:layer="layout" svg:x1="1.628cm" svg:y1="10.268cm" svg:x2="1.504cm" svg:y2="10.268cm">
          <text:p/>
        </draw:line>
        <draw:polygon draw:style-name="gr2" draw:text-style-name="P2" draw:layer="layout" svg:width="0.123cm" svg:height="0cm" svg:x="1.504cm" svg:y="11.791cm" svg:viewBox="0 0 124 0" draw:points="124,0 0,0">
          <text:p/>
        </draw:polygon>
        <draw:line draw:style-name="gr3" draw:text-style-name="P3" draw:layer="layout" svg:x1="1.628cm" svg:y1="11.791cm" svg:x2="1.504cm" svg:y2="11.791cm">
          <text:p/>
        </draw:line>
        <draw:polygon draw:style-name="gr2" draw:text-style-name="P2" draw:layer="layout" svg:width="0.123cm" svg:height="0cm" svg:x="1.504cm" svg:y="13.313cm" svg:viewBox="0 0 124 0" draw:points="124,0 0,0">
          <text:p/>
        </draw:polygon>
        <draw:line draw:style-name="gr3" draw:text-style-name="P3" draw:layer="layout" svg:x1="1.628cm" svg:y1="13.313cm" svg:x2="1.504cm" svg:y2="13.313cm">
          <text:p/>
        </draw:line>
        <draw:line draw:style-name="gr10" draw:text-style-name="P3" draw:layer="layout" svg:x1="1.628cm" svg:y1="15.597cm" svg:x2="1.628cm" svg:y2="9.507cm">
          <text:p/>
        </draw:line>
        <draw:line draw:style-name="gr10" draw:text-style-name="P3" draw:layer="layout" svg:x1="1.628cm" svg:y1="15.597cm" svg:x2="101.218cm" svg:y2="15.597cm">
          <text:p/>
        </draw:line>
        <draw:frame draw:style-name="gr4" draw:text-style-name="P5" draw:layer="layout" svg:width="1.34cm" svg:height="0.412cm" svg:x="96.02cm" svg:y="15.785cm">
          <draw:text-box>
            <text:p text:style-name="P4"><text:span text:style-name="T1">100000</text:span></text:p>
          </draw:text-box>
        </draw:frame>
        <draw:polygon draw:style-name="gr1" draw:text-style-name="P1" draw:layer="layout" svg:width="23.676cm" svg:height="6.09cm" svg:x="1.628cm" svg:y="17.863cm" svg:viewBox="0 0 23677 6091" draw:points="0,6091 23677,6091 23677,0 0,0">
          <text:p/>
        </draw:polygon>
        <draw:polygon draw:style-name="gr16" draw:text-style-name="P11" draw:layer="layout" svg:width="21.524cm" svg:height="4.014cm" svg:x="2.704cm" svg:y="19.662cm" svg:viewBox="0 0 21525 4015" draw:points="0,3409 0,3920 174,3825 347,3897 521,3969 694,4015 868,3893 1042,3852 1215,3782 1389,3346 1562,3251 1736,3156 1910,2959 2083,2677 2257,2388 2430,2241 2604,2167 2777,1961 2951,1891 3125,1751 3298,1719 3472,1493 3645,1371 3819,1429 3992,1338 4166,1148 4340,1052 4513,1052 4687,1052 4860,904 5034,842 5208,795 5381,765 5555,725 5728,608 5902,624 6075,608 6249,631 6423,608 6596,585 6770,666 6943,514 7117,538 7290,574 7464,765 7638,572 7811,479 7985,398 8159,398 8333,398 8507,569 8680,383 8854,479 9027,305 9201,328 9374,383 9548,286 9722,375 9895,398 10069,375 10242,398 10416,398 10590,422 10763,375 10937,398 11110,375 11284,394 11457,351 11631,398 11805,351 11978,398 12152,445 12325,402 12499,391 12672,574 12846,475 13020,477 13193,375 13367,398 13540,383 13714,383 13888,574 14061,418 14235,375 14408,398 14582,351 14755,383 14929,286 15103,381 15276,574 15450,304 15623,383 15797,305 15970,305 16144,281 16318,258 16491,258 16665,286 16838,383 17012,285 17186,383 17359,574 17533,286 17706,286 17880,235 18053,285 18227,258 18401,574 18574,479 18748,381 18921,286 19095,191 19269,379 19442,479 19616,383 19789,383 19963,163 20136,165 20310,202 20484,286 20657,469 20831,191 21004,281 21178,216 21351,479 21525,574 21525,60 21351,48 21178,48 21004,72 20831,72 20657,72 20484,95 20310,202 20136,96 19963,96 19789,215 19616,215 19442,235 19269,188 19095,165 18921,235 18748,281 18574,305 18401,281 18227,191 18053,259 17880,191 17706,235 17533,236 17359,235 17186,192 17012,258 16838,235 16665,281 16491,191 16318,96 16144,191 15970,100 15797,286 15623,305 15450,286 15276,305 15103,281 14929,281 14755,328 14582,191 14408,286 14235,283 14061,289 13888,398 13714,351 13540,375 13367,286 13193,286 13020,398 12846,328 12672,351 12499,383 12325,384 12152,383 11978,191 11805,286 11631,191 11457,96 11284,191 11110,191 10937,96 10763,96 10590,191 10416,96 10242,0 10069,195 9895,295 9722,286 9548,281 9374,367 9201,259 9027,287 8854,305 8680,329 8507,351 8333,383 8159,286 7985,383 7811,468 7638,533 7464,422 7290,498 7117,387 6943,479 6770,538 6596,574 6423,191 6249,286 6075,479 5902,294 5728,479 5555,669 5381,748 5208,669 5034,574 4860,574 4687,1006 4513,1029 4340,1051 4166,1121 3992,1192 3819,1238 3645,1308 3472,1433 3298,1634 3125,1721 2951,1818 2777,1817 2604,2089 2430,2102 2257,2311 2083,2522 1910,2715 1736,2872 1562,3108 1389,3316 1215,3441 1042,3634 868,3634 694,3825 521,3825 347,3825 174,3689">
          <text:p/>
        </draw:polygon>
        <draw:polygon draw:style-name="gr2" draw:text-style-name="P2" draw:layer="layout" svg:width="0cm" svg:height="0.123cm" svg:x="2.878cm" svg:y="23.953cm" svg:viewBox="0 0 0 124" draw:points="0,0 0,124">
          <text:p/>
        </draw:polygon>
        <draw:line draw:style-name="gr3" draw:text-style-name="P3" draw:layer="layout" svg:x1="2.878cm" svg:y1="23.953cm" svg:x2="2.878cm" svg:y2="24.077cm">
          <text:p/>
        </draw:line>
        <draw:frame draw:style-name="gr15" draw:text-style-name="P10" draw:layer="layout" svg:width="7.122cm" svg:height="0.822cm" svg:x="47.882cm" svg:y="8.641cm">
          <draw:text-box>
            <text:p text:style-name="P4"><text:span text:style-name="T2">Position of Motifsets</text:span></text:p>
          </draw:text-box>
        </draw:frame>
        <draw:polygon draw:style-name="gr2" draw:text-style-name="P2" draw:layer="layout" svg:width="0cm" svg:height="0.123cm" svg:x="6.349cm" svg:y="23.953cm" svg:viewBox="0 0 0 124" draw:points="0,0 0,124">
          <text:p/>
        </draw:polygon>
        <draw:line draw:style-name="gr3" draw:text-style-name="P3" draw:layer="layout" svg:x1="6.349cm" svg:y1="23.953cm" svg:x2="6.349cm" svg:y2="24.077cm">
          <text:p/>
        </draw:line>
        <draw:frame draw:style-name="gr4" draw:text-style-name="P5" draw:layer="layout" svg:width="1.34cm" svg:height="0.412cm" svg:x="2.205cm" svg:y="24.141cm">
          <draw:text-box>
            <text:p text:style-name="P4"><text:span text:style-name="T1">447700</text:span></text:p>
          </draw:text-box>
        </draw:frame>
        <draw:polygon draw:style-name="gr2" draw:text-style-name="P2" draw:layer="layout" svg:width="0cm" svg:height="0.123cm" svg:x="9.821cm" svg:y="23.953cm" svg:viewBox="0 0 0 124" draw:points="0,0 0,124">
          <text:p/>
        </draw:polygon>
        <draw:line draw:style-name="gr3" draw:text-style-name="P3" draw:layer="layout" svg:x1="9.821cm" svg:y1="23.953cm" svg:x2="9.821cm" svg:y2="24.077cm">
          <text:p/>
        </draw:line>
        <draw:frame draw:style-name="gr4" draw:text-style-name="P5" draw:layer="layout" svg:width="1.34cm" svg:height="0.412cm" svg:x="5.677cm" svg:y="24.141cm">
          <draw:text-box>
            <text:p text:style-name="P4"><text:span text:style-name="T1">447720</text:span></text:p>
          </draw:text-box>
        </draw:frame>
        <draw:polygon draw:style-name="gr2" draw:text-style-name="P2" draw:layer="layout" svg:width="0cm" svg:height="0.123cm" svg:x="13.293cm" svg:y="23.953cm" svg:viewBox="0 0 0 124" draw:points="0,0 0,124">
          <text:p/>
        </draw:polygon>
        <draw:line draw:style-name="gr3" draw:text-style-name="P3" draw:layer="layout" svg:x1="13.293cm" svg:y1="23.953cm" svg:x2="13.293cm" svg:y2="24.077cm">
          <text:p/>
        </draw:line>
        <draw:frame draw:style-name="gr4" draw:text-style-name="P5" draw:layer="layout" svg:width="1.34cm" svg:height="0.412cm" svg:x="9.148cm" svg:y="24.141cm">
          <draw:text-box>
            <text:p text:style-name="P4"><text:span text:style-name="T1">447740</text:span></text:p>
          </draw:text-box>
        </draw:frame>
        <draw:polygon draw:style-name="gr2" draw:text-style-name="P2" draw:layer="layout" svg:width="0cm" svg:height="0.123cm" svg:x="16.764cm" svg:y="23.953cm" svg:viewBox="0 0 0 124" draw:points="0,0 0,124">
          <text:p/>
        </draw:polygon>
        <draw:line draw:style-name="gr3" draw:text-style-name="P3" draw:layer="layout" svg:x1="16.764cm" svg:y1="23.953cm" svg:x2="16.764cm" svg:y2="24.077cm">
          <text:p/>
        </draw:line>
        <draw:frame draw:style-name="gr4" draw:text-style-name="P5" draw:layer="layout" svg:width="1.34cm" svg:height="0.412cm" svg:x="12.62cm" svg:y="24.141cm">
          <draw:text-box>
            <text:p text:style-name="P4"><text:span text:style-name="T1">447760</text:span></text:p>
          </draw:text-box>
        </draw:frame>
        <draw:polygon draw:style-name="gr2" draw:text-style-name="P2" draw:layer="layout" svg:width="0cm" svg:height="0.123cm" svg:x="20.236cm" svg:y="23.953cm" svg:viewBox="0 0 0 124" draw:points="0,0 0,124">
          <text:p/>
        </draw:polygon>
        <draw:line draw:style-name="gr3" draw:text-style-name="P3" draw:layer="layout" svg:x1="20.236cm" svg:y1="23.953cm" svg:x2="20.236cm" svg:y2="24.077cm">
          <text:p/>
        </draw:line>
        <draw:frame draw:style-name="gr4" draw:text-style-name="P5" draw:layer="layout" svg:width="1.34cm" svg:height="0.412cm" svg:x="16.092cm" svg:y="24.141cm">
          <draw:text-box>
            <text:p text:style-name="P4"><text:span text:style-name="T1">447780</text:span></text:p>
          </draw:text-box>
        </draw:frame>
        <draw:polygon draw:style-name="gr2" draw:text-style-name="P2" draw:layer="layout" svg:width="0cm" svg:height="0.123cm" svg:x="23.707cm" svg:y="23.953cm" svg:viewBox="0 0 0 124" draw:points="0,0 0,124">
          <text:p/>
        </draw:polygon>
        <draw:line draw:style-name="gr3" draw:text-style-name="P3" draw:layer="layout" svg:x1="23.707cm" svg:y1="23.953cm" svg:x2="23.707cm" svg:y2="24.077cm">
          <text:p/>
        </draw:line>
        <draw:frame draw:style-name="gr4" draw:text-style-name="P5" draw:layer="layout" svg:width="1.34cm" svg:height="0.412cm" svg:x="19.563cm" svg:y="24.141cm">
          <draw:text-box>
            <text:p text:style-name="P4"><text:span text:style-name="T1">447800</text:span></text:p>
          </draw:text-box>
        </draw:frame>
        <draw:frame draw:style-name="gr4" draw:text-style-name="P5" draw:layer="layout" svg:width="1.34cm" svg:height="0.412cm" svg:x="23.035cm" svg:y="24.141cm">
          <draw:text-box>
            <text:p text:style-name="P4"><text:span text:style-name="T1">447820</text:span></text:p>
          </draw:text-box>
        </draw:frame>
        <draw:polygon draw:style-name="gr2" draw:text-style-name="P2" draw:layer="layout" svg:width="0.123cm" svg:height="0cm" svg:x="1.504cm" svg:y="23.532cm" svg:viewBox="0 0 124 0" draw:points="124,0 0,0">
          <text:p/>
        </draw:polygon>
        <draw:line draw:style-name="gr3" draw:text-style-name="P3" draw:layer="layout" svg:x1="1.628cm" svg:y1="23.532cm" svg:x2="1.504cm" svg:y2="23.532cm">
          <text:p/>
        </draw:line>
        <draw:frame draw:style-name="gr4" draw:text-style-name="P5" draw:layer="layout" svg:width="0.794cm" svg:height="0.412cm" svg:x="13.068cm" svg:y="24.623cm">
          <draw:text-box>
            <text:p text:style-name="P4"><text:span text:style-name="T1">time</text:span></text:p>
          </draw:text-box>
        </draw:frame>
        <draw:polygon draw:style-name="gr2" draw:text-style-name="P2" draw:layer="layout" svg:width="0.123cm" svg:height="0cm" svg:x="1.504cm" svg:y="22.516cm" svg:viewBox="0 0 124 0" draw:points="124,0 0,0">
          <text:p/>
        </draw:polygon>
        <draw:line draw:style-name="gr3" draw:text-style-name="P3" draw:layer="layout" svg:x1="1.628cm" svg:y1="22.516cm" svg:x2="1.504cm" svg:y2="22.516cm">
          <text:p/>
        </draw:line>
        <draw:frame draw:style-name="gr4" draw:text-style-name="P5" draw:layer="layout" svg:width="0.514cm" svg:height="0.412cm" svg:x="0.862cm" svg:y="23.339cm">
          <draw:text-box>
            <text:p text:style-name="P4"><text:span text:style-name="T1">−</text:span><text:span text:style-name="T1">3</text:span></text:p>
          </draw:text-box>
        </draw:frame>
        <draw:polygon draw:style-name="gr2" draw:text-style-name="P2" draw:layer="layout" svg:width="0.123cm" svg:height="0cm" svg:x="1.504cm" svg:y="21.5cm" svg:viewBox="0 0 124 0" draw:points="124,0 0,0">
          <text:p/>
        </draw:polygon>
        <draw:line draw:style-name="gr3" draw:text-style-name="P3" draw:layer="layout" svg:x1="1.628cm" svg:y1="21.5cm" svg:x2="1.504cm" svg:y2="21.5cm">
          <text:p/>
        </draw:line>
        <draw:frame draw:style-name="gr4" draw:text-style-name="P5" draw:layer="layout" svg:width="0.514cm" svg:height="0.412cm" svg:x="0.862cm" svg:y="22.323cm">
          <draw:text-box>
            <text:p text:style-name="P4"><text:span text:style-name="T1">−</text:span><text:span text:style-name="T1">2</text:span></text:p>
          </draw:text-box>
        </draw:frame>
        <draw:polygon draw:style-name="gr2" draw:text-style-name="P2" draw:layer="layout" svg:width="0.123cm" svg:height="0cm" svg:x="1.504cm" svg:y="20.484cm" svg:viewBox="0 0 124 0" draw:points="124,0 0,0">
          <text:p/>
        </draw:polygon>
        <draw:line draw:style-name="gr3" draw:text-style-name="P3" draw:layer="layout" svg:x1="1.628cm" svg:y1="20.484cm" svg:x2="1.504cm" svg:y2="20.484cm">
          <text:p/>
        </draw:line>
        <draw:frame draw:style-name="gr4" draw:text-style-name="P5" draw:layer="layout" svg:width="0.514cm" svg:height="0.412cm" svg:x="0.862cm" svg:y="21.307cm">
          <draw:text-box>
            <text:p text:style-name="P4"><text:span text:style-name="T1">−</text:span><text:span text:style-name="T1">1</text:span></text:p>
          </draw:text-box>
        </draw:frame>
        <draw:polygon draw:style-name="gr2" draw:text-style-name="P2" draw:layer="layout" svg:width="0.123cm" svg:height="0cm" svg:x="1.504cm" svg:y="19.468cm" svg:viewBox="0 0 124 0" draw:points="124,0 0,0">
          <text:p/>
        </draw:polygon>
        <draw:line draw:style-name="gr3" draw:text-style-name="P3" draw:layer="layout" svg:x1="1.628cm" svg:y1="19.468cm" svg:x2="1.504cm" svg:y2="19.468cm">
          <text:p/>
        </draw:line>
        <draw:frame draw:style-name="gr4" draw:text-style-name="P5" draw:layer="layout" svg:width="0.352cm" svg:height="0.412cm" svg:x="1.157cm" svg:y="20.291cm">
          <draw:text-box>
            <text:p text:style-name="P4"><text:span text:style-name="T1">0</text:span></text:p>
          </draw:text-box>
        </draw:frame>
        <draw:polygon draw:style-name="gr2" draw:text-style-name="P2" draw:layer="layout" svg:width="0.123cm" svg:height="0cm" svg:x="1.504cm" svg:y="18.452cm" svg:viewBox="0 0 124 0" draw:points="124,0 0,0">
          <text:p/>
        </draw:polygon>
        <draw:line draw:style-name="gr3" draw:text-style-name="P3" draw:layer="layout" svg:x1="1.628cm" svg:y1="18.452cm" svg:x2="1.504cm" svg:y2="18.452cm">
          <text:p/>
        </draw:line>
        <draw:frame draw:style-name="gr4" draw:text-style-name="P5" draw:layer="layout" svg:width="0.352cm" svg:height="0.412cm" svg:x="1.157cm" svg:y="19.275cm">
          <draw:text-box>
            <text:p text:style-name="P4"><text:span text:style-name="T1">1</text:span></text:p>
          </draw:text-box>
        </draw:frame>
        <draw:frame draw:style-name="gr4" draw:text-style-name="P5" draw:layer="layout" svg:width="0.352cm" svg:height="0.412cm" svg:x="1.157cm" svg:y="18.259cm">
          <draw:text-box>
            <text:p text:style-name="P4"><text:span text:style-name="T1">2</text:span></text:p>
          </draw:text-box>
        </draw:frame>
        <draw:polyline draw:style-name="gr17" draw:text-style-name="P3" draw:layer="layout" svg:width="21.524cm" svg:height="3.789cm" svg:x="2.704cm" svg:y="19.792cm" svg:viewBox="0 0 21525 3790" draw:points="0,3534 174,3627 347,3732 521,3767 694,3790 868,3636 1042,3613 1215,3482 1389,3201 1562,3048 1736,2884 1910,2707 2083,2469 2257,2222 2430,2043 2604,1960 2777,1760 2951,1725 3125,1607 3298,1549 3472,1335 3645,1242 3819,1207 3992,1136 4166,1004 4340,922 4513,899 4687,899 4860,613 5034,578 5208,602 5381,626 5555,567 5728,413 5902,329 6075,413 6249,329 6423,269 6596,449 6770,474 6943,367 7117,331 7290,368 7464,463 7638,403 7811,343 7985,261 8159,212 8333,261 8507,333 8680,226 8854,262 9027,165 9201,129 9374,237 9548,154 9722,201 9895,165 10069,153 10242,69 10416,117 10590,176 10763,105 10937,117 11110,153 11284,165 11457,93 11631,165 11805,189 11978,165 12152,284 12325,272 12499,261 12672,333 12846,273 13020,308 13193,201 13367,212 13540,249 13714,237 13888,356 14061,224 14235,153 14408,212 14582,141 14755,226 14929,154 15103,202 15276,309 15450,165 15623,214 15797,165 15970,70 16144,106 16318,47 16491,95 16665,154 16838,179 17012,142 17186,156 17359,274 17533,131 17706,131 17880,83 18053,142 18227,95 18401,298 18574,262 18748,202 18921,131 19095,48 19269,156 19442,227 19616,167 19789,167 19963,0 20136,0 20310,72 20484,61 20657,145 20831,1 21004,49 21178,86 21351,133 21525,181">
          <text:p/>
        </draw:polyline>
        <draw:line draw:style-name="gr10" draw:text-style-name="P3" draw:layer="layout" svg:x1="1.628cm" svg:y1="23.953cm" svg:x2="1.628cm" svg:y2="17.863cm">
          <text:p/>
        </draw:line>
        <draw:line draw:style-name="gr10" draw:text-style-name="P3" draw:layer="layout" svg:x1="1.628cm" svg:y1="23.953cm" svg:x2="25.304cm" svg:y2="23.953cm">
          <text:p/>
        </draw:line>
        <draw:frame draw:style-name="gr4" draw:text-style-name="P5" draw:layer="layout" svg:width="0.959cm" svg:height="0.412cm" draw:transform="rotate (1.5707963267949) translate (0.32cm 21.39cm)">
          <draw:text-box>
            <text:p text:style-name="P4"><text:span text:style-name="T1">value</text:span></text:p>
          </draw:text-box>
        </draw:frame>
        <draw:frame draw:style-name="gr18" draw:text-style-name="P12" draw:layer="layout" svg:width="3.046cm" svg:height="0.653cm" svg:x="11.938cm" svg:y="16.496cm">
          <draw:text-box>
            <text:p text:style-name="P4"><text:span text:style-name="T3">Motif Set 1</text:span></text:p>
          </draw:text-box>
        </draw:frame>
        <draw:polygon draw:style-name="gr1" draw:text-style-name="P1" draw:layer="layout" svg:width="23.676cm" svg:height="6.09cm" svg:x="26.933cm" svg:y="17.863cm" svg:viewBox="0 0 23677 6091" draw:points="0,6091 23677,6091 23677,0 0,0">
          <text:p/>
        </draw:polygon>
        <draw:polygon draw:style-name="gr19" draw:text-style-name="P13" draw:layer="layout" svg:width="21.524cm" svg:height="2.845cm" svg:x="28.009cm" svg:y="19.202cm" svg:viewBox="0 0 21525 2846" draw:points="0,139 0,253 173,219 347,275 521,346 694,428 868,431 1041,508 1215,469 1389,430 1562,356 1736,296 1909,244 2083,322 2256,359 2430,394 2604,274 2777,360 2951,356 3124,372 3298,418 3471,436 3645,226 3819,264 3992,335 4166,339 4340,301 4514,349 4688,345 4861,341 5035,468 5208,500 5382,448 5555,357 5729,338 5903,272 6076,344 6250,390 6423,403 6597,548 6770,386 6944,476 7118,634 7291,540 7465,607 7638,570 7812,570 7986,633 8159,621 8333,658 8506,682 8680,642 8853,665 9027,708 9201,693 9374,706 9548,795 9721,813 9895,724 10069,759 10242,852 10416,937 10589,1161 10763,858 10936,1112 11110,1047 11284,1001 11457,1065 11631,1304 11804,1253 11978,1506 12151,1437 12325,1573 12499,1732 12672,1812 12846,1746 13019,1975 13193,2102 13367,2197 13540,2208 13714,2324 13887,2369 14061,2386 14234,2347 14408,2453 14582,2541 14755,2561 14929,2719 15102,2550 15276,2548 15449,2506 15623,2490 15797,2532 15970,2456 16144,2518 16317,2540 16491,2417 16665,2467 16838,2472 17012,2561 17185,2575 17359,2684 17532,2631 17706,2660 17880,2617 18053,2827 18227,2707 18400,2804 18574,2775 18748,2616 18921,2674 19095,2613 19268,2460 19442,2823 19615,2703 19789,2801 19963,2846 20136,2734 20310,2583 20483,2639 20657,2612 20830,2529 21004,2796 21178,2431 21351,2490 21525,2308 21525,1954 21351,2112 21178,2231 21004,2199 20830,2118 20657,2281 20483,2353 20310,2241 20136,2512 19963,2508 19789,2415 19615,2524 19442,2238 19268,2149 19095,2185 18921,2390 18748,2472 18574,2515 18400,2688 18227,2467 18053,2485 17880,2346 17706,2427 17532,2350 17359,2458 17185,2314 17012,2374 16838,2239 16665,2124 16491,2107 16317,2318 16144,2167 15970,2173 15797,1959 15623,2082 15449,2248 15276,2295 15102,2368 14929,2442 14755,2315 14582,2289 14408,2218 14234,2173 14061,2106 13887,2082 13714,1988 13540,1964 13367,2036 13193,1868 13019,1875 12846,1618 12672,1588 12499,1386 12325,1356 12151,1159 11978,1142 11804,1092 11631,887 11457,856 11284,693 11110,836 10936,860 10763,675 10589,851 10416,656 10242,609 10069,362 9895,423 9721,514 9548,516 9374,503 9201,554 9027,578 8853,576 8680,518 8506,541 8333,383 8159,466 7986,446 7812,317 7638,324 7465,430 7291,362 7118,274 6944,270 6770,248 6597,130 6423,120 6250,138 6076,165 5903,198 5729,231 5555,239 5382,196 5208,239 5035,264 4861,196 4688,262 4514,164 4340,167 4166,186 3992,113 3819,146 3645,133 3471,76 3298,128 3124,199 2951,186 2777,134 2604,98 2430,247 2256,118 2083,0 1909,176 1736,226 1562,248 1389,198 1215,210 1041,236 868,317 694,201 521,222 347,75 173,61">
          <text:p/>
        </draw:polygon>
        <draw:polygon draw:style-name="gr2" draw:text-style-name="P2" draw:layer="layout" svg:width="0cm" svg:height="0.123cm" svg:x="28.182cm" svg:y="23.953cm" svg:viewBox="0 0 0 124" draw:points="0,0 0,124">
          <text:p/>
        </draw:polygon>
        <draw:line draw:style-name="gr3" draw:text-style-name="P3" draw:layer="layout" svg:x1="28.182cm" svg:y1="23.953cm" svg:x2="28.182cm" svg:y2="24.077cm">
          <text:p/>
        </draw:line>
        <draw:frame draw:style-name="gr18" draw:text-style-name="P12" draw:layer="layout" svg:width="3.215cm" svg:height="0.653cm" svg:x="11.853cm" svg:y="17.128cm">
          <draw:text-box>
            <text:p text:style-name="P4"><text:span text:style-name="T3">k=2, l=125</text:span></text:p>
          </draw:text-box>
        </draw:frame>
        <draw:polygon draw:style-name="gr2" draw:text-style-name="P2" draw:layer="layout" svg:width="0cm" svg:height="0.123cm" svg:x="31.654cm" svg:y="23.953cm" svg:viewBox="0 0 0 124" draw:points="0,0 0,124">
          <text:p/>
        </draw:polygon>
        <draw:line draw:style-name="gr3" draw:text-style-name="P3" draw:layer="layout" svg:x1="31.654cm" svg:y1="23.953cm" svg:x2="31.654cm" svg:y2="24.077cm">
          <text:p/>
        </draw:line>
        <draw:frame draw:style-name="gr4" draw:text-style-name="P5" draw:layer="layout" svg:width="1.34cm" svg:height="0.412cm" svg:x="27.51cm" svg:y="24.141cm">
          <draw:text-box>
            <text:p text:style-name="P4"><text:span text:style-name="T1">447700</text:span></text:p>
          </draw:text-box>
        </draw:frame>
        <draw:polygon draw:style-name="gr2" draw:text-style-name="P2" draw:layer="layout" svg:width="0cm" svg:height="0.123cm" svg:x="35.126cm" svg:y="23.953cm" svg:viewBox="0 0 0 124" draw:points="0,0 0,124">
          <text:p/>
        </draw:polygon>
        <draw:line draw:style-name="gr3" draw:text-style-name="P3" draw:layer="layout" svg:x1="35.126cm" svg:y1="23.953cm" svg:x2="35.126cm" svg:y2="24.077cm">
          <text:p/>
        </draw:line>
        <draw:frame draw:style-name="gr4" draw:text-style-name="P5" draw:layer="layout" svg:width="1.34cm" svg:height="0.412cm" svg:x="30.982cm" svg:y="24.141cm">
          <draw:text-box>
            <text:p text:style-name="P4"><text:span text:style-name="T1">447720</text:span></text:p>
          </draw:text-box>
        </draw:frame>
        <draw:polygon draw:style-name="gr2" draw:text-style-name="P2" draw:layer="layout" svg:width="0cm" svg:height="0.123cm" svg:x="38.597cm" svg:y="23.953cm" svg:viewBox="0 0 0 124" draw:points="0,0 0,124">
          <text:p/>
        </draw:polygon>
        <draw:line draw:style-name="gr3" draw:text-style-name="P3" draw:layer="layout" svg:x1="38.597cm" svg:y1="23.953cm" svg:x2="38.597cm" svg:y2="24.077cm">
          <text:p/>
        </draw:line>
        <draw:frame draw:style-name="gr4" draw:text-style-name="P5" draw:layer="layout" svg:width="1.34cm" svg:height="0.412cm" svg:x="34.453cm" svg:y="24.141cm">
          <draw:text-box>
            <text:p text:style-name="P4"><text:span text:style-name="T1">447740</text:span></text:p>
          </draw:text-box>
        </draw:frame>
        <draw:polygon draw:style-name="gr2" draw:text-style-name="P2" draw:layer="layout" svg:width="0cm" svg:height="0.123cm" svg:x="42.069cm" svg:y="23.953cm" svg:viewBox="0 0 0 124" draw:points="0,0 0,124">
          <text:p/>
        </draw:polygon>
        <draw:line draw:style-name="gr3" draw:text-style-name="P3" draw:layer="layout" svg:x1="42.069cm" svg:y1="23.953cm" svg:x2="42.069cm" svg:y2="24.077cm">
          <text:p/>
        </draw:line>
        <draw:frame draw:style-name="gr4" draw:text-style-name="P5" draw:layer="layout" svg:width="1.34cm" svg:height="0.412cm" svg:x="37.925cm" svg:y="24.141cm">
          <draw:text-box>
            <text:p text:style-name="P4"><text:span text:style-name="T1">447760</text:span></text:p>
          </draw:text-box>
        </draw:frame>
        <draw:polygon draw:style-name="gr2" draw:text-style-name="P2" draw:layer="layout" svg:width="0cm" svg:height="0.123cm" svg:x="45.54cm" svg:y="23.953cm" svg:viewBox="0 0 0 124" draw:points="0,0 0,124">
          <text:p/>
        </draw:polygon>
        <draw:line draw:style-name="gr3" draw:text-style-name="P3" draw:layer="layout" svg:x1="45.54cm" svg:y1="23.953cm" svg:x2="45.54cm" svg:y2="24.077cm">
          <text:p/>
        </draw:line>
        <draw:frame draw:style-name="gr4" draw:text-style-name="P5" draw:layer="layout" svg:width="1.34cm" svg:height="0.412cm" svg:x="41.396cm" svg:y="24.141cm">
          <draw:text-box>
            <text:p text:style-name="P4"><text:span text:style-name="T1">447780</text:span></text:p>
          </draw:text-box>
        </draw:frame>
        <draw:polygon draw:style-name="gr2" draw:text-style-name="P2" draw:layer="layout" svg:width="0cm" svg:height="0.123cm" svg:x="49.012cm" svg:y="23.953cm" svg:viewBox="0 0 0 124" draw:points="0,0 0,124">
          <text:p/>
        </draw:polygon>
        <draw:line draw:style-name="gr3" draw:text-style-name="P3" draw:layer="layout" svg:x1="49.012cm" svg:y1="23.953cm" svg:x2="49.012cm" svg:y2="24.077cm">
          <text:p/>
        </draw:line>
        <draw:frame draw:style-name="gr4" draw:text-style-name="P5" draw:layer="layout" svg:width="1.34cm" svg:height="0.412cm" svg:x="44.868cm" svg:y="24.141cm">
          <draw:text-box>
            <text:p text:style-name="P4"><text:span text:style-name="T1">447800</text:span></text:p>
          </draw:text-box>
        </draw:frame>
        <draw:frame draw:style-name="gr4" draw:text-style-name="P5" draw:layer="layout" svg:width="1.34cm" svg:height="0.412cm" svg:x="48.34cm" svg:y="24.141cm">
          <draw:text-box>
            <text:p text:style-name="P4"><text:span text:style-name="T1">447820</text:span></text:p>
          </draw:text-box>
        </draw:frame>
        <draw:polygon draw:style-name="gr2" draw:text-style-name="P2" draw:layer="layout" svg:width="0.123cm" svg:height="0cm" svg:x="26.809cm" svg:y="23.532cm" svg:viewBox="0 0 124 0" draw:points="124,0 0,0">
          <text:p/>
        </draw:polygon>
        <draw:line draw:style-name="gr3" draw:text-style-name="P3" draw:layer="layout" svg:x1="26.933cm" svg:y1="23.532cm" svg:x2="26.809cm" svg:y2="23.532cm">
          <text:p/>
        </draw:line>
        <draw:frame draw:style-name="gr4" draw:text-style-name="P5" draw:layer="layout" svg:width="0.794cm" svg:height="0.412cm" svg:x="38.373cm" svg:y="24.623cm">
          <draw:text-box>
            <text:p text:style-name="P4"><text:span text:style-name="T1">time</text:span></text:p>
          </draw:text-box>
        </draw:frame>
        <draw:polygon draw:style-name="gr2" draw:text-style-name="P2" draw:layer="layout" svg:width="0.123cm" svg:height="0cm" svg:x="26.809cm" svg:y="22.516cm" svg:viewBox="0 0 124 0" draw:points="124,0 0,0">
          <text:p/>
        </draw:polygon>
        <draw:line draw:style-name="gr3" draw:text-style-name="P3" draw:layer="layout" svg:x1="26.933cm" svg:y1="22.516cm" svg:x2="26.809cm" svg:y2="22.516cm">
          <text:p/>
        </draw:line>
        <draw:frame draw:style-name="gr4" draw:text-style-name="P5" draw:layer="layout" svg:width="0.514cm" svg:height="0.412cm" svg:x="26.166cm" svg:y="23.339cm">
          <draw:text-box>
            <text:p text:style-name="P4"><text:span text:style-name="T1">−</text:span><text:span text:style-name="T1">3</text:span></text:p>
          </draw:text-box>
        </draw:frame>
        <draw:polygon draw:style-name="gr2" draw:text-style-name="P2" draw:layer="layout" svg:width="0.123cm" svg:height="0cm" svg:x="26.809cm" svg:y="21.5cm" svg:viewBox="0 0 124 0" draw:points="124,0 0,0">
          <text:p/>
        </draw:polygon>
        <draw:line draw:style-name="gr3" draw:text-style-name="P3" draw:layer="layout" svg:x1="26.933cm" svg:y1="21.5cm" svg:x2="26.809cm" svg:y2="21.5cm">
          <text:p/>
        </draw:line>
        <draw:frame draw:style-name="gr4" draw:text-style-name="P5" draw:layer="layout" svg:width="0.514cm" svg:height="0.412cm" svg:x="26.166cm" svg:y="22.323cm">
          <draw:text-box>
            <text:p text:style-name="P4"><text:span text:style-name="T1">−</text:span><text:span text:style-name="T1">2</text:span></text:p>
          </draw:text-box>
        </draw:frame>
        <draw:polygon draw:style-name="gr2" draw:text-style-name="P2" draw:layer="layout" svg:width="0.123cm" svg:height="0cm" svg:x="26.809cm" svg:y="20.484cm" svg:viewBox="0 0 124 0" draw:points="124,0 0,0">
          <text:p/>
        </draw:polygon>
        <draw:line draw:style-name="gr3" draw:text-style-name="P3" draw:layer="layout" svg:x1="26.933cm" svg:y1="20.484cm" svg:x2="26.809cm" svg:y2="20.484cm">
          <text:p/>
        </draw:line>
        <draw:frame draw:style-name="gr4" draw:text-style-name="P5" draw:layer="layout" svg:width="0.514cm" svg:height="0.412cm" svg:x="26.166cm" svg:y="21.307cm">
          <draw:text-box>
            <text:p text:style-name="P4"><text:span text:style-name="T1">−</text:span><text:span text:style-name="T1">1</text:span></text:p>
          </draw:text-box>
        </draw:frame>
        <draw:polygon draw:style-name="gr2" draw:text-style-name="P2" draw:layer="layout" svg:width="0.123cm" svg:height="0cm" svg:x="26.809cm" svg:y="19.468cm" svg:viewBox="0 0 124 0" draw:points="124,0 0,0">
          <text:p/>
        </draw:polygon>
        <draw:line draw:style-name="gr3" draw:text-style-name="P3" draw:layer="layout" svg:x1="26.933cm" svg:y1="19.468cm" svg:x2="26.809cm" svg:y2="19.468cm">
          <text:p/>
        </draw:line>
        <draw:frame draw:style-name="gr4" draw:text-style-name="P5" draw:layer="layout" svg:width="0.352cm" svg:height="0.412cm" svg:x="26.462cm" svg:y="20.291cm">
          <draw:text-box>
            <text:p text:style-name="P4"><text:span text:style-name="T1">0</text:span></text:p>
          </draw:text-box>
        </draw:frame>
        <draw:polygon draw:style-name="gr2" draw:text-style-name="P2" draw:layer="layout" svg:width="0.123cm" svg:height="0cm" svg:x="26.809cm" svg:y="18.452cm" svg:viewBox="0 0 124 0" draw:points="124,0 0,0">
          <text:p/>
        </draw:polygon>
        <draw:line draw:style-name="gr3" draw:text-style-name="P3" draw:layer="layout" svg:x1="26.933cm" svg:y1="18.452cm" svg:x2="26.809cm" svg:y2="18.452cm">
          <text:p/>
        </draw:line>
        <draw:frame draw:style-name="gr4" draw:text-style-name="P5" draw:layer="layout" svg:width="0.352cm" svg:height="0.412cm" svg:x="26.462cm" svg:y="19.275cm">
          <draw:text-box>
            <text:p text:style-name="P4"><text:span text:style-name="T1">1</text:span></text:p>
          </draw:text-box>
        </draw:frame>
        <draw:frame draw:style-name="gr4" draw:text-style-name="P5" draw:layer="layout" svg:width="0.352cm" svg:height="0.412cm" svg:x="26.462cm" svg:y="18.259cm">
          <draw:text-box>
            <text:p text:style-name="P4"><text:span text:style-name="T1">2</text:span></text:p>
          </draw:text-box>
        </draw:frame>
        <draw:polyline draw:style-name="gr20" draw:text-style-name="P3" draw:layer="layout" svg:width="21.524cm" svg:height="2.543cm" svg:x="28.009cm" svg:y="19.397cm" svg:viewBox="0 0 21525 2544" draw:points="0,0 173,9 347,39 521,73 694,125 868,124 1041,194 1215,115 1389,149 1562,127 1736,69 1909,4 2083,14 2256,60 2430,135 2604,7 2777,29 2951,71 3124,93 3298,66 3471,50 3645,15 3819,23 3992,43 4166,67 4340,40 4514,76 4688,118 4861,91 5035,124 5208,175 5382,121 5555,101 5729,94 5903,63 6076,71 6250,69 6423,82 6597,126 6770,166 6944,187 7118,214 7291,238 7465,303 7638,299 7812,294 7986,291 8159,295 8333,291 8506,371 8680,396 8853,433 9027,441 9201,431 9374,414 9548,425 9721,483 9895,438 10069,457 10242,535 10416,621 10589,770 10763,616 10936,715 11110,764 11284,676 11457,737 11631,832 11804,1011 11978,1109 12151,1175 12325,1253 12499,1388 12672,1453 12846,1502 13019,1727 13193,1768 13367,1950 13540,1929 13714,1948 13887,2037 14061,2047 14234,2078 14408,2126 14582,2229 14755,2291 14929,2346 15102,2264 15276,2273 15449,2150 15623,2182 15797,2119 15970,2157 16144,2180 16317,2172 16491,2112 16665,2138 16838,2138 17012,2239 17185,2271 17359,2327 17532,2317 17706,2344 17880,2327 18053,2379 18227,2402 18400,2544 18574,2471 18748,2366 18921,2365 19095,2225 19268,2207 19442,2365 19615,2505 19789,2463 19963,2419 20136,2382 20310,2292 20483,2333 20657,2256 20830,2173 21004,2249 21178,2113 21351,2159 21525,1995">
          <text:p/>
        </draw:polyline>
        <draw:line draw:style-name="gr10" draw:text-style-name="P3" draw:layer="layout" svg:x1="26.933cm" svg:y1="23.953cm" svg:x2="26.933cm" svg:y2="17.863cm">
          <text:p/>
        </draw:line>
        <draw:line draw:style-name="gr10" draw:text-style-name="P3" draw:layer="layout" svg:x1="26.933cm" svg:y1="23.953cm" svg:x2="50.609cm" svg:y2="23.953cm">
          <text:p/>
        </draw:line>
        <draw:frame draw:style-name="gr4" draw:text-style-name="P5" draw:layer="layout" svg:width="0.959cm" svg:height="0.412cm" draw:transform="rotate (1.5707963267949) translate (25.625cm 21.39cm)">
          <draw:text-box>
            <text:p text:style-name="P4"><text:span text:style-name="T1">value</text:span></text:p>
          </draw:text-box>
        </draw:frame>
        <draw:frame draw:style-name="gr18" draw:text-style-name="P12" draw:layer="layout" svg:width="3.046cm" svg:height="0.653cm" svg:x="37.243cm" svg:y="16.496cm">
          <draw:text-box>
            <text:p text:style-name="P4"><text:span text:style-name="T3">Motif Set 2</text:span></text:p>
          </draw:text-box>
        </draw:frame>
        <draw:polygon draw:style-name="gr1" draw:text-style-name="P1" draw:layer="layout" svg:width="23.677cm" svg:height="6.09cm" svg:x="52.237cm" svg:y="17.863cm" svg:viewBox="0 0 23678 6091" draw:points="0,6091 23678,6091 23678,0 0,0">
          <text:p/>
        </draw:polygon>
        <draw:polygon draw:style-name="gr21" draw:text-style-name="P14" draw:layer="layout" svg:width="21.524cm" svg:height="3.837cm" svg:x="53.314cm" svg:y="18.14cm" svg:viewBox="0 0 21525 3838" draw:points="0,3034 0,3410 173,3510 347,3353 521,3217 695,3387 869,3351 1042,3381 1216,3223 1389,3209 1563,3250 1736,3210 1910,3286 2084,3308 2257,3433 2431,3347 2604,3448 2778,3495 2951,3435 3125,3420 3299,3355 3472,3330 3646,3310 3819,3314 3993,3379 4167,3239 4340,3186 4514,3139 4687,3156 4861,3091 5034,3076 5208,3032 5382,3042 5555,3027 5729,2987 5902,3047 6076,2990 6250,2943 6423,3042 6597,2882 6770,2852 6944,2810 7117,2825 7291,2875 7465,2820 7638,2743 7812,2652 7985,2565 8159,2555 8332,2515 8506,2364 8680,2293 8853,2308 9027,2156 9200,2163 9374,2060 9548,2038 9721,1929 9895,1813 10068,1680 10242,1646 10415,1481 10589,1268 10763,1049 10936,906 11110,825 11283,700 11457,612 11630,468 11804,384 11978,360 12151,351 12325,262 12498,183 12672,236 12846,255 13019,385 13193,391 13366,443 13540,601 13713,787 13887,1040 14061,1331 14234,1451 14408,1620 14581,1858 14755,2086 14929,2395 15102,2588 15276,2867 15449,3249 15623,3458 15796,3596 15970,3686 16144,3645 16317,3691 16491,3838 16664,3575 16838,3433 17011,3336 17185,3387 17359,3208 17532,3141 17706,3091 17879,3080 18053,2955 18227,2983 18400,2835 18574,2794 18747,2654 18921,2595 19094,2469 19268,2339 19442,2298 19615,2377 19789,2263 19962,2088 20136,2182 20309,2209 20483,2207 20657,2208 20830,2269 21004,2244 21177,2383 21351,2276 21525,2182 21525,1991 21351,2001 21177,1929 21004,2051 20830,1865 20657,2000 20483,1921 20309,2032 20136,1982 19962,1893 19789,2061 19615,2012 19442,2120 19268,2231 19094,2293 18921,2317 18747,2476 18574,2473 18400,2590 18227,2675 18053,2628 17879,2792 17706,2846 17532,2874 17359,2912 17185,2881 17011,3097 16838,3168 16664,3101 16491,3212 16317,3314 16144,3365 15970,3305 15796,3314 15623,3194 15449,2914 15276,2690 15102,2453 14929,2167 14755,1946 14581,1739 14408,1449 14234,1310 14061,1166 13887,858 13713,648 13540,437 13366,324 13193,279 13019,221 12846,94 12672,0 12498,102 12325,61 12151,118 11978,193 11804,271 11630,255 11457,381 11283,528 11110,551 10936,656 10763,865 10589,1115 10415,1307 10242,1410 10068,1564 9895,1690 9721,1734 9548,1854 9374,1908 9200,1949 9027,2046 8853,2096 8680,2117 8506,2262 8332,2276 8159,2316 7985,2407 7812,2415 7638,2454 7465,2606 7291,2619 7117,2617 6944,2679 6770,2742 6597,2684 6423,2767 6250,2767 6076,2796 5902,2849 5729,2847 5555,2840 5382,2920 5208,2880 5034,2877 4861,2957 4687,2866 4514,2978 4340,2952 4167,3067 3993,3124 3819,3158 3646,3137 3472,3067 3299,3129 3125,3195 2951,3255 2778,3102 2604,3003 2431,3127 2257,3164 2084,3128 1910,3090 1736,3056 1563,3058 1389,3077 1216,2977 1042,3028 869,2928 695,2889 521,2896 347,2947 173,3046">
          <text:p/>
        </draw:polygon>
        <draw:polygon draw:style-name="gr2" draw:text-style-name="P2" draw:layer="layout" svg:width="0cm" svg:height="0.123cm" svg:x="53.487cm" svg:y="23.953cm" svg:viewBox="0 0 0 124" draw:points="0,0 0,124">
          <text:p/>
        </draw:polygon>
        <draw:line draw:style-name="gr3" draw:text-style-name="P3" draw:layer="layout" svg:x1="53.487cm" svg:y1="23.953cm" svg:x2="53.487cm" svg:y2="24.077cm">
          <text:p/>
        </draw:line>
        <draw:frame draw:style-name="gr18" draw:text-style-name="P12" draw:layer="layout" svg:width="3.575cm" svg:height="0.653cm" svg:x="36.978cm" svg:y="17.128cm">
          <draw:text-box>
            <text:p text:style-name="P4"><text:span text:style-name="T3">k=12, l=125</text:span></text:p>
          </draw:text-box>
        </draw:frame>
        <draw:polygon draw:style-name="gr2" draw:text-style-name="P2" draw:layer="layout" svg:width="0cm" svg:height="0.123cm" svg:x="56.959cm" svg:y="23.953cm" svg:viewBox="0 0 0 124" draw:points="0,0 0,124">
          <text:p/>
        </draw:polygon>
        <draw:line draw:style-name="gr3" draw:text-style-name="P3" draw:layer="layout" svg:x1="56.959cm" svg:y1="23.953cm" svg:x2="56.959cm" svg:y2="24.077cm">
          <text:p/>
        </draw:line>
        <draw:frame draw:style-name="gr4" draw:text-style-name="P5" draw:layer="layout" svg:width="1.34cm" svg:height="0.412cm" svg:x="52.815cm" svg:y="24.141cm">
          <draw:text-box>
            <text:p text:style-name="P4"><text:span text:style-name="T1">447700</text:span></text:p>
          </draw:text-box>
        </draw:frame>
        <draw:polygon draw:style-name="gr2" draw:text-style-name="P2" draw:layer="layout" svg:width="0cm" svg:height="0.123cm" svg:x="60.43cm" svg:y="23.953cm" svg:viewBox="0 0 0 124" draw:points="0,0 0,124">
          <text:p/>
        </draw:polygon>
        <draw:line draw:style-name="gr3" draw:text-style-name="P3" draw:layer="layout" svg:x1="60.43cm" svg:y1="23.953cm" svg:x2="60.43cm" svg:y2="24.077cm">
          <text:p/>
        </draw:line>
        <draw:frame draw:style-name="gr4" draw:text-style-name="P5" draw:layer="layout" svg:width="1.34cm" svg:height="0.412cm" svg:x="56.286cm" svg:y="24.141cm">
          <draw:text-box>
            <text:p text:style-name="P4"><text:span text:style-name="T1">447720</text:span></text:p>
          </draw:text-box>
        </draw:frame>
        <draw:polygon draw:style-name="gr2" draw:text-style-name="P2" draw:layer="layout" svg:width="0cm" svg:height="0.123cm" svg:x="63.902cm" svg:y="23.953cm" svg:viewBox="0 0 0 124" draw:points="0,0 0,124">
          <text:p/>
        </draw:polygon>
        <draw:line draw:style-name="gr3" draw:text-style-name="P3" draw:layer="layout" svg:x1="63.902cm" svg:y1="23.953cm" svg:x2="63.902cm" svg:y2="24.077cm">
          <text:p/>
        </draw:line>
        <draw:frame draw:style-name="gr4" draw:text-style-name="P5" draw:layer="layout" svg:width="1.34cm" svg:height="0.412cm" svg:x="59.758cm" svg:y="24.141cm">
          <draw:text-box>
            <text:p text:style-name="P4"><text:span text:style-name="T1">447740</text:span></text:p>
          </draw:text-box>
        </draw:frame>
        <draw:polygon draw:style-name="gr2" draw:text-style-name="P2" draw:layer="layout" svg:width="0cm" svg:height="0.123cm" svg:x="67.374cm" svg:y="23.953cm" svg:viewBox="0 0 0 124" draw:points="0,0 0,124">
          <text:p/>
        </draw:polygon>
        <draw:line draw:style-name="gr3" draw:text-style-name="P3" draw:layer="layout" svg:x1="67.374cm" svg:y1="23.953cm" svg:x2="67.374cm" svg:y2="24.077cm">
          <text:p/>
        </draw:line>
        <draw:frame draw:style-name="gr4" draw:text-style-name="P5" draw:layer="layout" svg:width="1.34cm" svg:height="0.412cm" svg:x="63.229cm" svg:y="24.141cm">
          <draw:text-box>
            <text:p text:style-name="P4"><text:span text:style-name="T1">447760</text:span></text:p>
          </draw:text-box>
        </draw:frame>
        <draw:polygon draw:style-name="gr2" draw:text-style-name="P2" draw:layer="layout" svg:width="0cm" svg:height="0.123cm" svg:x="70.845cm" svg:y="23.953cm" svg:viewBox="0 0 0 124" draw:points="0,0 0,124">
          <text:p/>
        </draw:polygon>
        <draw:line draw:style-name="gr3" draw:text-style-name="P3" draw:layer="layout" svg:x1="70.845cm" svg:y1="23.953cm" svg:x2="70.845cm" svg:y2="24.077cm">
          <text:p/>
        </draw:line>
        <draw:frame draw:style-name="gr4" draw:text-style-name="P5" draw:layer="layout" svg:width="1.34cm" svg:height="0.412cm" svg:x="66.701cm" svg:y="24.141cm">
          <draw:text-box>
            <text:p text:style-name="P4"><text:span text:style-name="T1">447780</text:span></text:p>
          </draw:text-box>
        </draw:frame>
        <draw:polygon draw:style-name="gr2" draw:text-style-name="P2" draw:layer="layout" svg:width="0cm" svg:height="0.123cm" svg:x="74.317cm" svg:y="23.953cm" svg:viewBox="0 0 0 124" draw:points="0,0 0,124">
          <text:p/>
        </draw:polygon>
        <draw:line draw:style-name="gr3" draw:text-style-name="P3" draw:layer="layout" svg:x1="74.317cm" svg:y1="23.953cm" svg:x2="74.317cm" svg:y2="24.077cm">
          <text:p/>
        </draw:line>
        <draw:frame draw:style-name="gr4" draw:text-style-name="P5" draw:layer="layout" svg:width="1.34cm" svg:height="0.412cm" svg:x="70.173cm" svg:y="24.141cm">
          <draw:text-box>
            <text:p text:style-name="P4"><text:span text:style-name="T1">447800</text:span></text:p>
          </draw:text-box>
        </draw:frame>
        <draw:frame draw:style-name="gr4" draw:text-style-name="P5" draw:layer="layout" svg:width="1.34cm" svg:height="0.412cm" svg:x="73.644cm" svg:y="24.141cm">
          <draw:text-box>
            <text:p text:style-name="P4"><text:span text:style-name="T1">447820</text:span></text:p>
          </draw:text-box>
        </draw:frame>
        <draw:polygon draw:style-name="gr2" draw:text-style-name="P2" draw:layer="layout" svg:width="0.122cm" svg:height="0cm" svg:x="52.114cm" svg:y="23.532cm" svg:viewBox="0 0 123 0" draw:points="123,0 0,0">
          <text:p/>
        </draw:polygon>
        <draw:line draw:style-name="gr3" draw:text-style-name="P3" draw:layer="layout" svg:x1="52.237cm" svg:y1="23.532cm" svg:x2="52.114cm" svg:y2="23.532cm">
          <text:p/>
        </draw:line>
        <draw:frame draw:style-name="gr4" draw:text-style-name="P5" draw:layer="layout" svg:width="0.794cm" svg:height="0.412cm" svg:x="63.677cm" svg:y="24.623cm">
          <draw:text-box>
            <text:p text:style-name="P4"><text:span text:style-name="T1">time</text:span></text:p>
          </draw:text-box>
        </draw:frame>
        <draw:polygon draw:style-name="gr2" draw:text-style-name="P2" draw:layer="layout" svg:width="0.122cm" svg:height="0cm" svg:x="52.114cm" svg:y="22.516cm" svg:viewBox="0 0 123 0" draw:points="123,0 0,0">
          <text:p/>
        </draw:polygon>
        <draw:line draw:style-name="gr3" draw:text-style-name="P3" draw:layer="layout" svg:x1="52.237cm" svg:y1="22.516cm" svg:x2="52.114cm" svg:y2="22.516cm">
          <text:p/>
        </draw:line>
        <draw:frame draw:style-name="gr4" draw:text-style-name="P5" draw:layer="layout" svg:width="0.514cm" svg:height="0.412cm" svg:x="51.471cm" svg:y="23.339cm">
          <draw:text-box>
            <text:p text:style-name="P4"><text:span text:style-name="T1">−</text:span><text:span text:style-name="T1">3</text:span></text:p>
          </draw:text-box>
        </draw:frame>
        <draw:polygon draw:style-name="gr2" draw:text-style-name="P2" draw:layer="layout" svg:width="0.122cm" svg:height="0cm" svg:x="52.114cm" svg:y="21.5cm" svg:viewBox="0 0 123 0" draw:points="123,0 0,0">
          <text:p/>
        </draw:polygon>
        <draw:line draw:style-name="gr3" draw:text-style-name="P3" draw:layer="layout" svg:x1="52.237cm" svg:y1="21.5cm" svg:x2="52.114cm" svg:y2="21.5cm">
          <text:p/>
        </draw:line>
        <draw:frame draw:style-name="gr4" draw:text-style-name="P5" draw:layer="layout" svg:width="0.514cm" svg:height="0.412cm" svg:x="51.471cm" svg:y="22.323cm">
          <draw:text-box>
            <text:p text:style-name="P4"><text:span text:style-name="T1">−</text:span><text:span text:style-name="T1">2</text:span></text:p>
          </draw:text-box>
        </draw:frame>
        <draw:polygon draw:style-name="gr2" draw:text-style-name="P2" draw:layer="layout" svg:width="0.122cm" svg:height="0cm" svg:x="52.114cm" svg:y="20.484cm" svg:viewBox="0 0 123 0" draw:points="123,0 0,0">
          <text:p/>
        </draw:polygon>
        <draw:line draw:style-name="gr3" draw:text-style-name="P3" draw:layer="layout" svg:x1="52.237cm" svg:y1="20.484cm" svg:x2="52.114cm" svg:y2="20.484cm">
          <text:p/>
        </draw:line>
        <draw:frame draw:style-name="gr4" draw:text-style-name="P5" draw:layer="layout" svg:width="0.514cm" svg:height="0.412cm" svg:x="51.471cm" svg:y="21.307cm">
          <draw:text-box>
            <text:p text:style-name="P4"><text:span text:style-name="T1">−</text:span><text:span text:style-name="T1">1</text:span></text:p>
          </draw:text-box>
        </draw:frame>
        <draw:polygon draw:style-name="gr2" draw:text-style-name="P2" draw:layer="layout" svg:width="0.122cm" svg:height="0cm" svg:x="52.114cm" svg:y="19.468cm" svg:viewBox="0 0 123 0" draw:points="123,0 0,0">
          <text:p/>
        </draw:polygon>
        <draw:line draw:style-name="gr3" draw:text-style-name="P3" draw:layer="layout" svg:x1="52.237cm" svg:y1="19.468cm" svg:x2="52.114cm" svg:y2="19.468cm">
          <text:p/>
        </draw:line>
        <draw:frame draw:style-name="gr4" draw:text-style-name="P5" draw:layer="layout" svg:width="0.352cm" svg:height="0.412cm" svg:x="51.767cm" svg:y="20.291cm">
          <draw:text-box>
            <text:p text:style-name="P4"><text:span text:style-name="T1">0</text:span></text:p>
          </draw:text-box>
        </draw:frame>
        <draw:polygon draw:style-name="gr2" draw:text-style-name="P2" draw:layer="layout" svg:width="0.122cm" svg:height="0cm" svg:x="52.114cm" svg:y="18.452cm" svg:viewBox="0 0 123 0" draw:points="123,0 0,0">
          <text:p/>
        </draw:polygon>
        <draw:line draw:style-name="gr3" draw:text-style-name="P3" draw:layer="layout" svg:x1="52.237cm" svg:y1="18.452cm" svg:x2="52.114cm" svg:y2="18.452cm">
          <text:p/>
        </draw:line>
        <draw:frame draw:style-name="gr4" draw:text-style-name="P5" draw:layer="layout" svg:width="0.352cm" svg:height="0.412cm" svg:x="51.767cm" svg:y="19.275cm">
          <draw:text-box>
            <text:p text:style-name="P4"><text:span text:style-name="T1">1</text:span></text:p>
          </draw:text-box>
        </draw:frame>
        <draw:frame draw:style-name="gr4" draw:text-style-name="P5" draw:layer="layout" svg:width="0.352cm" svg:height="0.412cm" svg:x="51.767cm" svg:y="18.259cm">
          <draw:text-box>
            <text:p text:style-name="P4"><text:span text:style-name="T1">2</text:span></text:p>
          </draw:text-box>
        </draw:frame>
        <draw:polyline draw:style-name="gr22" draw:text-style-name="P3" draw:layer="layout" svg:width="21.524cm" svg:height="3.4cm" svg:x="53.314cm" svg:y="18.282cm" svg:viewBox="0 0 21525 3401" draw:points="0,3112 173,3055 347,3050 521,2981 695,2984 869,2987 1042,2970 1216,2977 1389,3026 1563,3008 1736,3005 1910,3081 2084,3055 2257,3087 2431,3100 2604,3115 2778,3140 2951,3162 3125,3189 3299,3160 3472,3118 3646,3093 3819,3099 3993,3085 4167,3023 4340,2941 4514,2906 4687,2846 4861,2829 5034,2797 5208,2836 5382,2832 5555,2819 5729,2771 5902,2827 6076,2758 6250,2739 6423,2708 6597,2681 6770,2642 6944,2576 7117,2592 7291,2581 7465,2541 7638,2474 7812,2368 7985,2347 8159,2315 8332,2275 8506,2178 8680,2086 8853,2069 9027,2013 9200,1900 9374,1848 9548,1838 9721,1714 9895,1589 10068,1471 10242,1347 10415,1218 10589,1016 10763,833 10936,630 11110,589 11283,456 11457,315 11630,226 11804,213 11978,135 12151,77 12325,30 12498,46 12672,0 12846,42 13019,149 13193,177 13366,255 13540,390 13713,575 13887,821 14061,1097 14234,1251 14408,1447 14581,1679 14755,1897 14929,2130 15102,2417 15276,2602 15449,2944 15623,3153 15796,3276 15970,3350 16144,3401 16317,3382 16491,3366 16664,3244 16838,3173 17011,3060 17185,2978 17359,2960 17532,2876 17706,2822 17879,2757 18053,2649 18227,2700 18400,2574 18574,2480 18747,2395 18921,2317 19094,2257 19268,2151 19442,2066 19615,1979 19789,1987 19962,1908 20136,1908 20309,1929 20483,1913 20657,1977 20830,1987 21004,2037 21177,1996 21351,1964 21525,2032">
          <text:p/>
        </draw:polyline>
        <draw:line draw:style-name="gr10" draw:text-style-name="P3" draw:layer="layout" svg:x1="52.237cm" svg:y1="23.953cm" svg:x2="52.237cm" svg:y2="17.863cm">
          <text:p/>
        </draw:line>
        <draw:line draw:style-name="gr10" draw:text-style-name="P3" draw:layer="layout" svg:x1="52.237cm" svg:y1="23.953cm" svg:x2="75.914cm" svg:y2="23.953cm">
          <text:p/>
        </draw:line>
        <draw:frame draw:style-name="gr4" draw:text-style-name="P5" draw:layer="layout" svg:width="0.959cm" svg:height="0.412cm" draw:transform="rotate (1.5707963267949) translate (50.929cm 21.39cm)">
          <draw:text-box>
            <text:p text:style-name="P4"><text:span text:style-name="T1">value</text:span></text:p>
          </draw:text-box>
        </draw:frame>
        <draw:frame draw:style-name="gr18" draw:text-style-name="P12" draw:layer="layout" svg:width="3.046cm" svg:height="0.653cm" svg:x="62.548cm" svg:y="16.496cm">
          <draw:text-box>
            <text:p text:style-name="P4"><text:span text:style-name="T3">Motif Set 3</text:span></text:p>
          </draw:text-box>
        </draw:frame>
        <draw:polygon draw:style-name="gr1" draw:text-style-name="P1" draw:layer="layout" svg:width="23.676cm" svg:height="6.09cm" svg:x="77.542cm" svg:y="17.863cm" svg:viewBox="0 0 23677 6091" draw:points="0,6091 23677,6091 23677,0 0,0">
          <text:p/>
        </draw:polygon>
        <draw:polygon draw:style-name="gr23" draw:text-style-name="P15" draw:layer="layout" svg:width="21.524cm" svg:height="4.044cm" svg:x="78.618cm" svg:y="18.636cm" svg:viewBox="0 0 21525 4045" draw:points="0,2690 0,3049 174,2789 348,2738 521,2838 695,2858 868,2932 1042,2959 1215,3061 1389,3040 1563,3012 1736,2887 1910,2629 2083,2436 2257,2493 2430,2731 2604,3066 2778,3354 2951,3686 3125,3974 3298,4045 3472,3697 3646,3075 3819,2883 3993,2625 4166,2796 4340,2822 4513,2930 4687,2979 4861,3036 5034,3005 5208,3055 5381,3002 5555,2740 5729,2545 5902,2309 6076,2252 6249,2311 6423,2458 6596,2873 6770,3289 6944,3660 7117,3936 7291,3863 7464,3093 7638,2469 7811,2156 7985,2103 8159,2051 8332,2147 8506,2272 8679,2242 8853,2333 9027,2260 9200,2243 9374,1986 9547,1844 9721,1653 9894,1513 10068,1466 10242,1497 10415,1611 10589,1883 10762,2415 10936,2764 11109,3073 11283,2989 11457,2472 11630,1798 11804,1405 11977,1351 12151,1258 12325,1333 12498,1333 12672,1485 12845,1450 13019,1373 13192,1272 13366,1188 13540,1081 13713,761 13887,552 14060,366 14234,457 14408,601 14581,896 14755,1294 14928,1698 15102,2029 15275,2220 15449,2032 15623,1527 15796,1049 15970,698 16143,847 16317,897 16490,914 16664,979 16838,1018 17011,1057 17185,862 17358,856 17532,668 17706,504 17879,302 18053,338 18226,277 18401,395 18574,919 18748,1157 18922,1479 19095,1752 19269,1789 19442,1948 19616,1705 19790,1428 19963,1124 20137,1017 20310,903 20484,893 20657,1034 20831,992 21005,934 21178,968 21352,888 21525,840 21525,449 21352,685 21178,769 21005,737 20831,755 20657,846 20484,717 20310,732 20137,769 19963,864 19790,1003 19616,1175 19442,1523 19269,1546 19095,1177 18922,1026 18748,693 18574,504 18401,241 18226,10 18053,0 17879,49 17706,205 17532,468 17358,683 17185,750 17011,881 16838,900 16664,846 16490,770 16317,622 16143,585 15970,578 15796,757 15623,1144 15449,1656 15275,1910 15102,1781 14928,1487 14755,981 14581,730 14408,357 14234,204 14060,251 13887,390 13713,622 13540,846 13366,1064 13192,1120 13019,1201 12845,1341 12672,1330 12498,1218 12325,1179 12151,1130 11977,1139 11804,1185 11630,1403 11457,2161 11283,2773 11109,2862 10936,2457 10762,2000 10589,1648 10415,1438 10242,1240 10068,1353 9894,1328 9721,1479 9547,1635 9374,1879 9200,1964 9027,2157 8853,2132 8679,2158 8506,2092 8332,2064 8159,1968 7985,1992 7811,2047 7638,2179 7464,2767 7291,3565 7117,3743 6944,3439 6770,3130 6596,2689 6423,2335 6249,2100 6076,2038 5902,2068 5729,2334 5555,2529 5381,2729 5208,2867 5034,2783 4861,2937 4687,2788 4513,2714 4340,2608 4166,2471 3993,2290 3819,2398 3646,2726 3472,3287 3298,3633 3125,3674 2951,3390 2778,3200 2604,2744 2430,2381 2257,2248 2083,2273 1910,2384 1736,2641 1563,2833 1389,2800 1215,2896 1042,2806 868,2738 695,2663 521,2592 348,2603 174,2358">
          <text:p/>
        </draw:polygon>
        <draw:polygon draw:style-name="gr2" draw:text-style-name="P2" draw:layer="layout" svg:width="0cm" svg:height="0.123cm" svg:x="78.792cm" svg:y="23.953cm" svg:viewBox="0 0 0 124" draw:points="0,0 0,124">
          <text:p/>
        </draw:polygon>
        <draw:line draw:style-name="gr3" draw:text-style-name="P3" draw:layer="layout" svg:x1="78.792cm" svg:y1="23.953cm" svg:x2="78.792cm" svg:y2="24.077cm">
          <text:p/>
        </draw:line>
        <draw:frame draw:style-name="gr18" draw:text-style-name="P12" draw:layer="layout" svg:width="3.575cm" svg:height="0.653cm" svg:x="62.283cm" svg:y="17.128cm">
          <draw:text-box>
            <text:p text:style-name="P4"><text:span text:style-name="T3">k=16, l=125</text:span></text:p>
          </draw:text-box>
        </draw:frame>
        <draw:polygon draw:style-name="gr2" draw:text-style-name="P2" draw:layer="layout" svg:width="0cm" svg:height="0.123cm" svg:x="82.264cm" svg:y="23.953cm" svg:viewBox="0 0 0 124" draw:points="0,0 0,124">
          <text:p/>
        </draw:polygon>
        <draw:line draw:style-name="gr3" draw:text-style-name="P3" draw:layer="layout" svg:x1="82.264cm" svg:y1="23.953cm" svg:x2="82.264cm" svg:y2="24.077cm">
          <text:p/>
        </draw:line>
        <draw:frame draw:style-name="gr4" draw:text-style-name="P5" draw:layer="layout" svg:width="1.34cm" svg:height="0.412cm" svg:x="78.119cm" svg:y="24.141cm">
          <draw:text-box>
            <text:p text:style-name="P4"><text:span text:style-name="T1">447700</text:span></text:p>
          </draw:text-box>
        </draw:frame>
        <draw:polygon draw:style-name="gr2" draw:text-style-name="P2" draw:layer="layout" svg:width="0cm" svg:height="0.123cm" svg:x="85.735cm" svg:y="23.953cm" svg:viewBox="0 0 0 124" draw:points="0,0 0,124">
          <text:p/>
        </draw:polygon>
        <draw:line draw:style-name="gr3" draw:text-style-name="P3" draw:layer="layout" svg:x1="85.735cm" svg:y1="23.953cm" svg:x2="85.735cm" svg:y2="24.077cm">
          <text:p/>
        </draw:line>
        <draw:frame draw:style-name="gr4" draw:text-style-name="P5" draw:layer="layout" svg:width="1.34cm" svg:height="0.412cm" svg:x="81.591cm" svg:y="24.141cm">
          <draw:text-box>
            <text:p text:style-name="P4"><text:span text:style-name="T1">447720</text:span></text:p>
          </draw:text-box>
        </draw:frame>
        <draw:polygon draw:style-name="gr2" draw:text-style-name="P2" draw:layer="layout" svg:width="0cm" svg:height="0.123cm" svg:x="89.207cm" svg:y="23.953cm" svg:viewBox="0 0 0 124" draw:points="0,0 0,124">
          <text:p/>
        </draw:polygon>
        <draw:line draw:style-name="gr3" draw:text-style-name="P3" draw:layer="layout" svg:x1="89.207cm" svg:y1="23.953cm" svg:x2="89.207cm" svg:y2="24.077cm">
          <text:p/>
        </draw:line>
        <draw:frame draw:style-name="gr4" draw:text-style-name="P5" draw:layer="layout" svg:width="1.34cm" svg:height="0.412cm" svg:x="85.063cm" svg:y="24.141cm">
          <draw:text-box>
            <text:p text:style-name="P4"><text:span text:style-name="T1">447740</text:span></text:p>
          </draw:text-box>
        </draw:frame>
        <draw:polygon draw:style-name="gr2" draw:text-style-name="P2" draw:layer="layout" svg:width="0cm" svg:height="0.123cm" svg:x="92.678cm" svg:y="23.953cm" svg:viewBox="0 0 0 124" draw:points="0,0 0,124">
          <text:p/>
        </draw:polygon>
        <draw:line draw:style-name="gr3" draw:text-style-name="P3" draw:layer="layout" svg:x1="92.678cm" svg:y1="23.953cm" svg:x2="92.678cm" svg:y2="24.077cm">
          <text:p/>
        </draw:line>
        <draw:frame draw:style-name="gr4" draw:text-style-name="P5" draw:layer="layout" svg:width="1.34cm" svg:height="0.412cm" svg:x="88.534cm" svg:y="24.141cm">
          <draw:text-box>
            <text:p text:style-name="P4"><text:span text:style-name="T1">447760</text:span></text:p>
          </draw:text-box>
        </draw:frame>
        <draw:polygon draw:style-name="gr2" draw:text-style-name="P2" draw:layer="layout" svg:width="0cm" svg:height="0.123cm" svg:x="96.15cm" svg:y="23.953cm" svg:viewBox="0 0 0 124" draw:points="0,0 0,124">
          <text:p/>
        </draw:polygon>
        <draw:line draw:style-name="gr3" draw:text-style-name="P3" draw:layer="layout" svg:x1="96.15cm" svg:y1="23.953cm" svg:x2="96.15cm" svg:y2="24.077cm">
          <text:p/>
        </draw:line>
        <draw:frame draw:style-name="gr4" draw:text-style-name="P5" draw:layer="layout" svg:width="1.34cm" svg:height="0.412cm" svg:x="92.006cm" svg:y="24.141cm">
          <draw:text-box>
            <text:p text:style-name="P4"><text:span text:style-name="T1">447780</text:span></text:p>
          </draw:text-box>
        </draw:frame>
        <draw:polygon draw:style-name="gr2" draw:text-style-name="P2" draw:layer="layout" svg:width="0cm" svg:height="0.123cm" svg:x="99.622cm" svg:y="23.953cm" svg:viewBox="0 0 0 124" draw:points="0,0 0,124">
          <text:p/>
        </draw:polygon>
        <draw:line draw:style-name="gr3" draw:text-style-name="P3" draw:layer="layout" svg:x1="99.622cm" svg:y1="23.953cm" svg:x2="99.622cm" svg:y2="24.077cm">
          <text:p/>
        </draw:line>
        <draw:frame draw:style-name="gr4" draw:text-style-name="P5" draw:layer="layout" svg:width="1.34cm" svg:height="0.412cm" svg:x="95.477cm" svg:y="24.141cm">
          <draw:text-box>
            <text:p text:style-name="P4"><text:span text:style-name="T1">447800</text:span></text:p>
          </draw:text-box>
        </draw:frame>
        <draw:frame draw:style-name="gr4" draw:text-style-name="P5" draw:layer="layout" svg:width="1.34cm" svg:height="0.412cm" svg:x="98.949cm" svg:y="24.141cm">
          <draw:text-box>
            <text:p text:style-name="P4"><text:span text:style-name="T1">447820</text:span></text:p>
          </draw:text-box>
        </draw:frame>
        <draw:polygon draw:style-name="gr2" draw:text-style-name="P2" draw:layer="layout" svg:width="0.122cm" svg:height="0cm" svg:x="77.419cm" svg:y="23.532cm" svg:viewBox="0 0 123 0" draw:points="123,0 0,0">
          <text:p/>
        </draw:polygon>
        <draw:line draw:style-name="gr3" draw:text-style-name="P3" draw:layer="layout" svg:x1="77.542cm" svg:y1="23.532cm" svg:x2="77.419cm" svg:y2="23.532cm">
          <text:p/>
        </draw:line>
        <draw:frame draw:style-name="gr4" draw:text-style-name="P5" draw:layer="layout" svg:width="0.794cm" svg:height="0.412cm" svg:x="88.982cm" svg:y="24.623cm">
          <draw:text-box>
            <text:p text:style-name="P4"><text:span text:style-name="T1">time</text:span></text:p>
          </draw:text-box>
        </draw:frame>
        <draw:polygon draw:style-name="gr2" draw:text-style-name="P2" draw:layer="layout" svg:width="0.122cm" svg:height="0cm" svg:x="77.419cm" svg:y="22.516cm" svg:viewBox="0 0 123 0" draw:points="123,0 0,0">
          <text:p/>
        </draw:polygon>
        <draw:line draw:style-name="gr3" draw:text-style-name="P3" draw:layer="layout" svg:x1="77.542cm" svg:y1="22.516cm" svg:x2="77.419cm" svg:y2="22.516cm">
          <text:p/>
        </draw:line>
        <draw:frame draw:style-name="gr4" draw:text-style-name="P5" draw:layer="layout" svg:width="0.514cm" svg:height="0.412cm" svg:x="76.776cm" svg:y="23.339cm">
          <draw:text-box>
            <text:p text:style-name="P4"><text:span text:style-name="T1">−</text:span><text:span text:style-name="T1">3</text:span></text:p>
          </draw:text-box>
        </draw:frame>
        <draw:polygon draw:style-name="gr2" draw:text-style-name="P2" draw:layer="layout" svg:width="0.122cm" svg:height="0cm" svg:x="77.419cm" svg:y="21.5cm" svg:viewBox="0 0 123 0" draw:points="123,0 0,0">
          <text:p/>
        </draw:polygon>
        <draw:line draw:style-name="gr3" draw:text-style-name="P3" draw:layer="layout" svg:x1="77.542cm" svg:y1="21.5cm" svg:x2="77.419cm" svg:y2="21.5cm">
          <text:p/>
        </draw:line>
        <draw:frame draw:style-name="gr4" draw:text-style-name="P5" draw:layer="layout" svg:width="0.514cm" svg:height="0.412cm" svg:x="76.776cm" svg:y="22.323cm">
          <draw:text-box>
            <text:p text:style-name="P4"><text:span text:style-name="T1">−</text:span><text:span text:style-name="T1">2</text:span></text:p>
          </draw:text-box>
        </draw:frame>
        <draw:polygon draw:style-name="gr2" draw:text-style-name="P2" draw:layer="layout" svg:width="0.122cm" svg:height="0cm" svg:x="77.419cm" svg:y="20.484cm" svg:viewBox="0 0 123 0" draw:points="123,0 0,0">
          <text:p/>
        </draw:polygon>
        <draw:line draw:style-name="gr3" draw:text-style-name="P3" draw:layer="layout" svg:x1="77.542cm" svg:y1="20.484cm" svg:x2="77.419cm" svg:y2="20.484cm">
          <text:p/>
        </draw:line>
        <draw:frame draw:style-name="gr4" draw:text-style-name="P5" draw:layer="layout" svg:width="0.514cm" svg:height="0.412cm" svg:x="76.776cm" svg:y="21.307cm">
          <draw:text-box>
            <text:p text:style-name="P4"><text:span text:style-name="T1">−</text:span><text:span text:style-name="T1">1</text:span></text:p>
          </draw:text-box>
        </draw:frame>
        <draw:polygon draw:style-name="gr2" draw:text-style-name="P2" draw:layer="layout" svg:width="0.122cm" svg:height="0cm" svg:x="77.419cm" svg:y="19.468cm" svg:viewBox="0 0 123 0" draw:points="123,0 0,0">
          <text:p/>
        </draw:polygon>
        <draw:line draw:style-name="gr3" draw:text-style-name="P3" draw:layer="layout" svg:x1="77.542cm" svg:y1="19.468cm" svg:x2="77.419cm" svg:y2="19.468cm">
          <text:p/>
        </draw:line>
        <draw:frame draw:style-name="gr4" draw:text-style-name="P5" draw:layer="layout" svg:width="0.352cm" svg:height="0.412cm" svg:x="77.071cm" svg:y="20.291cm">
          <draw:text-box>
            <text:p text:style-name="P4"><text:span text:style-name="T1">0</text:span></text:p>
          </draw:text-box>
        </draw:frame>
        <draw:polygon draw:style-name="gr2" draw:text-style-name="P2" draw:layer="layout" svg:width="0.122cm" svg:height="0cm" svg:x="77.419cm" svg:y="18.452cm" svg:viewBox="0 0 123 0" draw:points="123,0 0,0">
          <text:p/>
        </draw:polygon>
        <draw:line draw:style-name="gr3" draw:text-style-name="P3" draw:layer="layout" svg:x1="77.542cm" svg:y1="18.452cm" svg:x2="77.419cm" svg:y2="18.452cm">
          <text:p/>
        </draw:line>
        <draw:frame draw:style-name="gr4" draw:text-style-name="P5" draw:layer="layout" svg:width="0.352cm" svg:height="0.412cm" svg:x="77.071cm" svg:y="19.275cm">
          <draw:text-box>
            <text:p text:style-name="P4"><text:span text:style-name="T1">1</text:span></text:p>
          </draw:text-box>
        </draw:frame>
        <draw:frame draw:style-name="gr4" draw:text-style-name="P5" draw:layer="layout" svg:width="0.352cm" svg:height="0.412cm" svg:x="77.071cm" svg:y="18.259cm">
          <draw:text-box>
            <text:p text:style-name="P4"><text:span text:style-name="T1">2</text:span></text:p>
          </draw:text-box>
        </draw:frame>
        <draw:polyline draw:style-name="gr24" draw:text-style-name="P3" draw:layer="layout" svg:width="21.524cm" svg:height="3.712cm" svg:x="78.618cm" svg:y="18.773cm" svg:viewBox="0 0 21525 3713" draw:points="0,2672 174,2521 348,2524 521,2556 695,2636 868,2691 1042,2787 1215,2844 1389,2782 1563,2768 1736,2623 1910,2398 2083,2213 2257,2221 2430,2433 2604,2733 2778,3149 2951,3425 3125,3688 3298,3713 3472,3306 3646,2762 3819,2523 3993,2375 4166,2443 4340,2579 4513,2686 4687,2749 4861,2815 5034,2833 5208,2786 5381,2713 5555,2485 5729,2268 5902,2084 6076,1983 6249,2054 6423,2274 6596,2677 6770,3055 6944,3414 7117,3677 7291,3540 7464,2890 7638,2244 7811,1954 7985,1909 8159,1882 8332,1960 8506,2038 8679,2079 8853,2112 9027,2048 9200,1958 9374,1802 9547,1629 9721,1467 9894,1318 10068,1255 10242,1211 10415,1369 10589,1660 10762,2080 10936,2535 11109,2826 11283,2758 11457,2187 11630,1468 11804,1114 11977,1126 12151,1050 12325,1106 12498,1174 12672,1252 12845,1244 13019,1150 13192,1083 13366,983 13540,824 13713,601 13887,318 14060,164 14234,192 14408,331 14581,666 14755,1036 14928,1424 15102,1762 15275,1906 15449,1737 15623,1231 15796,731 15970,529 16143,542 16317,637 16490,706 16664,799 16838,841 17011,828 17185,693 17358,643 17532,445 17706,255 17879,89 18053,15 18226,0 18401,195 18574,483 18748,838 18922,1174 19095,1395 19269,1568 19442,1554 19616,1297 19790,991 19963,841 20137,735 20310,690 20484,707 20657,777 20831,731 21005,735 21178,695 21352,664 21525,566">
          <text:p/>
        </draw:polyline>
        <draw:line draw:style-name="gr10" draw:text-style-name="P3" draw:layer="layout" svg:x1="77.542cm" svg:y1="23.953cm" svg:x2="77.542cm" svg:y2="17.863cm">
          <text:p/>
        </draw:line>
        <draw:line draw:style-name="gr10" draw:text-style-name="P3" draw:layer="layout" svg:x1="77.542cm" svg:y1="23.953cm" svg:x2="101.218cm" svg:y2="23.953cm">
          <text:p/>
        </draw:line>
        <draw:frame draw:style-name="gr4" draw:text-style-name="P5" draw:layer="layout" svg:width="0.959cm" svg:height="0.412cm" draw:transform="rotate (1.5707963267949) translate (76.234cm 21.39cm)">
          <draw:text-box>
            <text:p text:style-name="P4"><text:span text:style-name="T1">value</text:span></text:p>
          </draw:text-box>
        </draw:frame>
        <draw:frame draw:style-name="gr18" draw:text-style-name="P12" draw:layer="layout" svg:width="3.046cm" svg:height="0.653cm" svg:x="87.853cm" svg:y="16.496cm">
          <draw:text-box>
            <text:p text:style-name="P4"><text:span text:style-name="T3">Motif Set 4</text:span></text:p>
          </draw:text-box>
        </draw:frame>
        <draw:frame draw:style-name="gr18" draw:text-style-name="P12" draw:layer="layout" svg:width="3.575cm" svg:height="0.653cm" svg:x="87.588cm" svg:y="17.128cm">
          <draw:text-box>
            <text:p text:style-name="P4"><text:span text:style-name="T3">k=20, l=125</text:span></text:p>
          </draw:text-box>
        </draw:frame>
        <draw:polyline draw:style-name="gr25" draw:text-style-name="P3" draw:layer="layout" svg:width="90.295cm" svg:height="5.031cm" svg:x="6.204cm" svg:y="1.369cm" svg:viewBox="0 0 90296 5032" draw:points="0,5015 24,5011 44,5012 46,5011 74,5012 138,5030 166,5030 186,5028 210,5030 265,5028 283,5030 1274,5028 1284,5026 1307,5027 1333,5030 1347,5025 1365,5029 1437,5030 2300,5030 2326,5000 2337,4993 2363,4953 2389,4925 2435,4862 2497,4787 2519,4757 2583,4678 2619,4640 2631,4626 2827,4407 2860,4374 2900,4328 3068,4146 3102,4105 3136,4066 3218,3966 3234,3952 3306,3861 3336,3827 3393,3760 3469,3665 3609,3481 3635,3445 3849,3164 3912,3081 3974,3006 4012,2963 4076,2877 4092,2857 4192,2704 4272,2589 4413,2392 4427,2375 4475,2302 4527,2225 4647,2053 4663,2032 4741,1903 4801,1809 4867,1703 4932,1603 5372,1000 5394,977 5426,946 5442,931 5521,864 5539,851 5579,817 5585,815 5625,777 5643,766 5665,741 5713,699 5819,590 6180,264 6208,238 6244,204 6458,43 6503,26 6525,14 6585,1 6599,0 6621,3 6677,6 6801,21 6821,33 6871,81 6985,129 6991,129 7010,133 7046,130 7064,130 7100,116 7136,110 7164,98 7222,85 7270,67 7306,62 7346,50 7352,50 7404,36 7418,31 7494,13 7516,13 7533,14 7563,11 7587,18 7631,20 7633,22 7657,26 7673,26 7707,35 7739,33 7767,36 7795,33 7867,30 7891,34 7911,31 8088,29 8108,27 8124,28 8138,25 8190,27 8224,28 8240,33 8248,33 8270,27 8282,27 8338,26 8348,23 8358,25 8382,20 8408,22 8426,26 8452,26 8462,27 8524,34 8526,33 8548,34 8579,40 8583,40 8613,34 8643,32 8669,30 8679,31 8691,34 8719,32 8743,36 8769,39 8797,37 8837,34 8861,33 8881,32 8905,29 8923,30 8941,32 8965,27 8987,33 9033,38 9104,59 9168,89 9192,97 9206,103 9232,116 9250,119 9330,157 9372,182 9436,222 9474,255 9532,287 9603,335 9673,386 9731,426 9737,428 9763,443 9865,493 9919,537 9971,572 9997,596 10025,612 10067,646 10093,657 10115,671 10170,704 10202,719 10314,811 10362,855 10396,888 10432,915 10486,958 10665,1135 10675,1143 10841,1289 10895,1324 10937,1340 10975,1362 11003,1369 11069,1407 11087,1416 11111,1436 11166,1480 11288,1586 11290,1586 11346,1635 11372,1652 11478,1740 11528,1788 11560,1814 11656,1897 11761,1967 12013,2158 12079,2212 12101,2230 12165,2295 12280,2394 12300,2409 12398,2505 12454,2574 12566,2678 12723,2800 12771,2820 13193,3070 13254,3116 13272,3130 13296,3144 13370,3206 13668,3441 13692,3461 13726,3483 13753,3503 13763,3508 13839,3571 13863,3585 13881,3595 13893,3601 13917,3605 13941,3608 13953,3606 13981,3608 14011,3622 14059,3658 14097,3691 14215,3789 14398,3951 14458,3996 14538,4058 14582,4098 14620,4128 14686,4183 14714,4204 14760,4244 14805,4277 15173,4577 15360,4710 15490,4824 15528,4858 15604,4942 15662,5002 15690,5024 15722,5031 15724,5030 15750,5032 15754,5028 15786,5030 15796,5032 16065,5032 16087,5028 16109,5028 16127,5031 16145,5031 16177,5032 16474,5030 16502,5025 16592,5023 16626,5022 17089,5022 17097,5026 17111,5021 17127,5026 17139,5021 17151,5028 17165,5022 17181,5028 17195,5023 17203,5030 17207,5027 17221,5023 17239,5028 17251,5027 17259,5029 17281,5028 17311,5031 17335,5032 17363,5030 17386,5031 17418,5032 17436,5032 17460,5031 17524,5032 18183,5031 18191,5025 18213,5023 18235,5020 18263,5024 18285,5024 18301,5026 18327,5022 18343,5023 18389,5026 18409,5020 18462,5019 18544,4985 18578,4972 18588,4972 18620,4965 18670,4968 18784,4998 18794,5005 18818,5012 18870,5019 18876,5017 18908,5019 18932,5017 18961,5024 18989,5012 19013,5010 19039,4998 19057,4996 19085,4985 19145,4975 19165,4979 19195,4977 19217,4983 19219,4982 19247,4986 19271,4995 19291,4997 19375,5018 19393,5017 19431,5015 19435,5012 19464,5018 19484,5017 19504,5023 19508,5021 19530,5022 19554,5026 19590,5022 19608,5022 19656,5020 19664,5013 19702,5009 19736,4998 19764,4995 19788,4994 19798,4997 19900,5000 19936,5006 19952,5015 19962,5015 19997,5024 20017,5020 20033,5027 20041,5027 20069,5022 20107,5021 20129,5013 20149,5012 20173,5006 20231,4998 20285,4985 20311,4985 20339,4985 20351,4990 20393,4992 20413,4997 20447,5004 20467,5007 20485,5008 20514,5016 20530,5015 20556,5020 20584,5013 20636,5017 20682,5024 20700,5031 20752,5030 20770,5031 20782,5031 20802,5030 21109,5031 21263,4952 21315,4949 21349,4955 21361,4958 21389,4970 21425,4984 21441,4994 21469,5006 21497,5015 21503,5013 21531,5022 21560,5023 21586,5022 21606,5015 21628,5006 21640,5002 21670,4996 21760,4975 21786,4976 21816,4975 21830,4977 21868,4980 21886,4987 21914,4989 21960,4998 22036,5012 22046,5009 22077,5012 22095,5012 22119,5006 22143,5005 22169,4996 22211,4987 22327,4990 22345,4995 22385,4998 22405,4999 22415,4998 22463,4999 22497,5010 22545,5020 22563,5023 22592,5016 22624,5008 22644,5001 22666,4998 22690,4990 22750,4997 22776,5004 22780,5002 22848,5011 22870,5017 22890,5019 22904,5020 22922,5024 22954,5019 22990,5028 23014,5023 23032,5024 23038,5020 23064,5020 23086,5017 23129,5018 23171,5023 23231,5031 23259,5030 23279,5030 23293,5028 24086,5030 24128,5011 24225,5010 24253,5006 24277,5008 24299,5004 24325,5004 24383,4989 24409,4980 24435,4980 24459,4975 24511,4977 24531,4984 24551,4985 24567,4992 24591,5004 24615,5006 24652,5020 24656,5019 24676,5024 24712,5017 24732,5017 24822,4989 24882,4964 24902,4960 24926,4954 24984,4952 25030,4968 25038,4968 25074,4981 25090,4983 25106,4990 25134,5001 25142,5000 25171,5005 25181,5005 25217,4995 25235,4992 25275,4979 25293,4974 25319,4960 25341,4957 25369,4950 25377,4950 25405,4955 25435,4959 25497,4984 25541,5004 25635,5016 25649,5013 25667,5015 25730,5019 25866,4969 25894,4968 25902,4965 25928,4967 25964,4975 25982,4981 26004,4985 26024,4971 26046,4935 26094,4866 26142,4801 26158,4779 26194,4704 26215,4662 26257,4559 26369,4322 26405,4266 26505,4095 26561,4035 26611,4017 26631,4015 26647,4014 26667,4008 26677,4008 26730,4009 26756,4016 26778,4019 26850,4041 26868,4045 26892,4052 26906,4055 26922,4061 26944,4064 26978,4078 26994,4081 27022,4092 27132,4158 27156,4175 27212,4196 27238,4201 27265,4208 27285,4210 27363,4241 27383,4253 27467,4280 27481,4287 27545,4313 27707,4393 27739,4412 27774,4431 27798,4446 27830,4465 27854,4485 27884,4501 27922,4532 27960,4560 28014,4602 28070,4640 28192,4688 28212,4700 28240,4713 28431,4832 28459,4841 28497,4860 28549,4890 28737,4999 28830,5030 28950,5028 28966,5026 28974,5026 29004,5016 29016,5018 29026,5013 29044,5017 29068,5020 29126,5009 29154,5012 29186,5020 29202,5030 29242,5030 29761,5030 29775,5024 29807,5021 29819,5020 29848,5017 29868,5019 29876,5020 29904,5018 29920,5024 29940,5021 29962,5018 29968,5020 30038,5018 30066,5010 30086,5008 30112,5001 30138,5001 30166,4993 30194,4990 30222,4985 30296,4998 30328,5007 30336,5006 30411,5019 30487,5022 30503,5024 30519,5027 30545,5025 30565,5031 30575,5027 30591,5029 30629,5031 30671,5028 30689,5030 32018,5030 32084,4948 32138,4876 32146,4873 32188,4821 32244,4754 32252,4750 32280,4714 32290,4706 32324,4663 32362,4622 32439,4538 32453,4525 32505,4464 32591,4380 32643,4324 32705,4259 32731,4232 32819,4136 32970,3971 33036,3903 33066,3870 33200,3727 33284,3633 33308,3609 33384,3529 33418,3495 33527,3370 33553,3339 33661,3206 33705,3152 33801,3045 33849,2990 34290,2542 34360,2467 34416,2408 34454,2365 34484,2334 34517,2302 34577,2233 34667,2156 34697,2136 34711,2125 34733,2108 34761,2087 34787,2071 34817,2054 34889,2017 34965,1949 34987,1919 35032,1845 35060,1789 35096,1711 35150,1619 35184,1578 35228,1527 35340,1418 35378,1382 35402,1353 35428,1301 35466,1196 35553,1005 35593,968 35625,960 35665,944 35697,964 35705,969 35715,968 35729,973 35737,970 35773,939 35799,896 35805,897 35901,774 35947,740 35967,738 35989,737 35999,734 36076,748 36092,747 36116,757 36144,759 36182,766 36220,772 36240,777 36244,776 36274,780 36290,787 36316,779 36394,780 36436,757 36450,757 36472,750 36504,750 36534,741 36558,741 36645,732 36677,739 36741,741 36793,740 36823,732 36853,731 36881,720 36897,718 36935,702 36947,701 37029,684 37067,683 37073,677 37110,668 37200,591 37246,568 37318,563 37352,565 37368,577 37462,695 37522,798 37556,850 37570,848 37582,841 37606,802 37631,793 37643,799 37725,841 37749,845 37765,849 37783,848 37809,853 37835,849 37853,845 37887,847 37913,846 37951,858 37983,866 38039,855 38111,865 38160,882 38176,884 38200,893 38230,901 38238,900 38292,910 38326,908 38344,913 38398,914 38410,917 38418,920 38440,920 38480,934 38482,933 38500,940 38548,957 38747,1075 38775,1087 38899,1174 39190,1459 39222,1483 39268,1523 39306,1544 39336,1563 39488,1638 39524,1659 39532,1660 39588,1692 39594,1693 39624,1709 39668,1741 39703,1760 39739,1782 39769,1797 39811,1827 39851,1848 39889,1878 39925,1908 39983,1967 40538,2522 40570,2548 40606,2575 40636,2592 40684,2626 40708,2637 40739,2659 40747,2660 40923,2787 40993,2839 41105,2922 41121,2936 41149,2953 41362,3110 41500,3195 41546,3229 41564,3242 41608,3279 41646,3315 41716,3384 41772,3432 41805,3455 41837,3484 41897,3540 42163,3778 42205,3812 42368,3966 42500,4095 42516,4112 42572,4169 42654,4252 42784,4395 42865,4486 43035,4674 43087,4736 43275,4983 43315,5023 43344,5032 43370,5032 43428,5029 43444,5028 43478,5032 43532,5031 43554,5032 43568,5030 43590,5031 43614,5032 45383,5031 45488,4918 45554,4829 45572,4809 45612,4761 45692,4654 46047,4175 46079,4133 46189,3983 46273,3870 46331,3795 46365,3746 46381,3727 46494,3573 46604,3425 46642,3369 46706,3282 46842,3086 46908,2974 46975,2864 47167,2576 47265,2449 47303,2406 47335,2369 47365,2336 47443,2248 47512,2166 47548,2125 47622,2044 47648,2023 47676,1994 47690,1984 47726,1949 47744,1934 47826,1865 47842,1857 47886,1825 47940,1783 48029,1708 48031,1708 48065,1682 48113,1645 48193,1595 48221,1579 48239,1568 48265,1555 48297,1538 48323,1526 48347,1510 48371,1501 48407,1482 48413,1482 48475,1460 48491,1456 48519,1448 48542,1444 48576,1432 48592,1429 48618,1417 48652,1407 48668,1399 48806,1348 48828,1333 48846,1324 48882,1305 48902,1302 48920,1296 48948,1299 48954,1300 48980,1295 49008,1297 49121,1275 49229,1260 49243,1261 49273,1257 49297,1260 49313,1258 49331,1260 49351,1262 49379,1260 49395,1262 49421,1264 49453,1271 49467,1275 49487,1276 49549,1290 49574,1296 49594,1299 49612,1299 49658,1303 49676,1297 49692,1291 49704,1292 49740,1281 49756,1282 49778,1279 49804,1273 49824,1274 49844,1268 49902,1271 49974,1295 49994,1307 50008,1309 50129,1391 50179,1432 50189,1437 50411,1591 50435,1599 50473,1630 50499,1643 50561,1699 50598,1735 50622,1763 50654,1793 50794,1927 50822,1948 50858,1975 50884,1999 50928,2036 50946,2053 51000,2114 51028,2138 51114,2214 51157,2255 51187,2274 51227,2308 51267,2333 51313,2370 51335,2385 51415,2451 51429,2460 51465,2491 51493,2509 51539,2545 51557,2553 51593,2583 51838,2815 51982,2974 52006,2996 52305,3243 52325,3257 52361,3287 52385,3299 52541,3401 52569,3418 52597,3438 52619,3452 52790,3565 53010,3680 53024,3682 53056,3698 53090,3720 53114,3734 53199,3785 53283,3821 53289,3821 53341,3836 53359,3840 53413,3866 53439,3876 53457,3882 53489,3897 53529,3922 53579,3950 53800,4077 53842,4106 53882,4136 54042,4261 54128,4333 54152,4352 54231,4415 54275,4449 54329,4493 54361,4518 54451,4591 54501,4633 54543,4664 54571,4687 54631,4735 54760,4835 54790,4855 54832,4889 54878,4919 54910,4941 54944,4964 54978,4984 55018,5009 55058,5024 55078,5025 55092,5031 56106,5029 56140,5016 56222,5000 56252,5002 56284,4994 56302,4996 56335,4994 56375,4999 56393,4999 56417,5001 56433,5000 56515,5005 56527,5001 56575,5003 56655,5019 56717,5010 56749,5001 56799,5004 56836,5007 56854,5007 56880,5009 56908,5015 56916,5017 56934,5017 57006,5023 57024,5023 57054,5026 57074,5021 57096,5022 57132,5020 57178,5019 57270,5023 57286,5021 57306,5025 57322,5030 57359,5031 57407,5030 57451,5031 57495,5030 57533,5031 57557,5031 57587,5030 57629,5031 57701,5028 57767,4999 57910,4961 57928,4959 57960,4957 57984,4964 58010,4970 58030,4979 58050,4980 58154,5008 58172,5008 58248,5016 58264,5012 58292,5020 58316,5015 58338,5020 58352,5022 58370,5018 58391,5020 58425,5024 58461,5018 58497,5005 58511,5006 58537,5001 58559,5006 58709,5023 58727,5025 58741,5020 58863,5019 58877,5016 58893,5021 58932,5023 58980,5012 58988,5013 59032,5002 59040,5002 59066,4994 59086,4994 59104,4994 59120,4994 59130,4994 59152,5000 59178,5003 59202,5013 59250,5022 59278,5017 59384,5023 59404,5024 59408,5025 59439,5020 59463,5013 59485,5012 59491,5008 59519,5001 59545,4998 59571,4997 59675,5008 59689,5012 59729,5013 59743,5017 59763,5016 59789,5022 59841,5021 59851,5018 59929,5021 59952,5015 59986,5019 60014,5017 60032,5015 60068,5012 60110,5009 60112,5008 60146,5013 60166,5017 60216,5019 60300,5031 60322,5026 60332,5023 60340,5026 60362,5018 60402,5017 60422,5019 60450,5017 60497,5030 60521,5030 60555,5028 60561,5024 60575,5024 60603,5016 60757,5017 60775,5018 60829,5019 60855,5021 60877,5024 60891,5017 60923,4995 60947,4989 60973,4982 60984,4981 61010,4984 61030,4986 61062,4998 61072,4998 61170,5018 61180,5015 61214,5017 61226,5015 61246,5012 61262,5015 61292,5008 61312,5011 61316,5012 61334,5011 61420,5009 61450,5006 61476,5007 61478,5005 61507,5003 61515,5005 61549,5002 61561,5005 61653,5006 61671,5013 61751,5017 61771,5021 61805,5019 61823,5023 61839,5017 62013,5020 62030,5028 62154,5025 62158,5022 62174,5023 62214,5009 62228,5009 62256,5004 62304,5002 62320,5001 62338,5003 62366,4998 62420,4999 62460,5008 62476,5009 62528,5009 62553,5018 62591,5017 62599,5020 62761,5020 62801,5006 62817,5005 62835,4997 62891,4985 62945,4994 63017,5018 63031,5016 63054,5020 63072,5024 63088,5021 63120,5020 63138,5022 63158,5019 63192,5020 63204,5019 63238,5015 63250,5017 63266,5018 63292,5013 63318,5020 63320,5019 63386,5016 63438,4999 63470,4993 63488,4992 63510,4992 63595,5001 63623,5010 63639,5008 63719,5020 63745,5025 63903,5001 63925,4992 63947,4989 63975,4980 63999,4983 64023,4982 64206,5022 64218,5018 64242,5021 64274,5020 64290,5017 64314,5012 64340,5013 64368,5020 64416,5021 64434,5024 64458,5030 64524,5028 64544,5030 64558,5030 64855,5030 64871,5026 64905,5005 64959,4977 65027,4960 65051,4961 65071,4966 65123,4951 65150,4946 65192,4943 65208,4942 65232,4942 65258,4940 65280,4942 65324,4943 65342,4942 65368,4943 65392,4947 65414,4945 65434,4949 65454,4948 65480,4947 65498,4951 65514,4949 65544,4952 65568,4952 65578,4951 65612,4960 65624,4960 65699,4980 65713,4990 65749,4998 65771,5006 65789,5006 65821,5015 65839,5010 65995,4978 66047,4983 66131,4977 66147,4974 66190,4975 66202,4975 66214,4975 66238,4982 66262,4984 66300,5001 66332,5002 66348,5007 66374,5005 66386,5005 66404,5008 66456,5017 66478,5012 66494,5015 66498,5012 66522,5015 66546,5019 66562,5013 66622,5017 66646,5016 66664,5013 66693,5002 66711,5001 66749,4993 66771,4996 66793,4993 66807,4994 66833,5001 66855,5001 66879,5009 66903,5010 66925,5017 66941,5015 66969,5020 66989,5019 67005,5020 67033,5023 67059,5020 67085,5022 67137,5023 67161,5017 67175,5013 67199,5013 67256,5003 67334,5020 67348,5019 67376,5029 67412,5030 67438,5027 67462,5030 67480,5028 67492,5031 67520,5029 67564,5030 67612,5030 67628,5030 67666,5029 67682,5031 67700,5030 68382,5030 68396,5025 68428,5022 68432,5020 68460,5024 68472,5020 68504,5022 68522,5021 68542,5018 68564,5006 68566,5007 68602,4994 68630,4980 68720,4950 68765,4956 68787,4964 68853,4990 68865,4995 68899,5009 68903,5009 68929,5016 68949,5017 68967,5024 68983,5021 69007,5024 69079,5010 69091,5005 69119,5000 69147,4989 69185,4981 69219,4986 69318,4990 69334,4992 69356,4994 69404,4998 69418,5001 69436,5003 69454,5000 69504,5000 69518,4999 69534,5002 69562,5004 69572,5007 69590,5005 69596,5006 69626,5018 69652,5017 69674,5023 69678,5021 69712,5021 69724,5023 69760,5021 69790,5013 69825,5011 69851,5006 69873,5005 69895,4998 69957,5001 69983,5006 70005,5004 70057,5002 70079,5001 70093,4999 70127,4994 70137,4997 70171,4996 70203,5003 70231,5004 70271,5009 70291,5009 70320,5011 70346,5011 70368,5010 70382,5006 70482,4994 70504,4992 70520,4993 70546,4989 70612,4990 70622,4993 70644,4989 70708,4995 70736,4998 70760,5001 70778,5004 70808,5007 70814,5011 70837,5011 70843,5010 70897,5017 70967,4993 70997,4991 71007,4993 71029,4989 71051,4990 71063,4990 71089,4983 71109,4986 71123,4983 71151,4981 71181,4982 71195,4979 71251,4980 71269,4986 71287,4990 71293,4991 71313,5002 71329,5005 71422,5020 71448,5011 71528,5018 71552,5012 71574,5016 71606,5012 71626,5007 71648,5008 71752,5020 71784,5029 72087,5028 72093,5023 72107,5024 72125,5020 72133,5018 72157,5018 72161,5017 72189,5024 72223,5024 72235,5026 72255,5023 72269,5026 72301,5028 72305,5026 72361,5026 72385,5020 72412,5006 72444,4991 72450,4990 72478,4979 72496,4978 72544,4981 72684,5018 72720,5020 72764,5028 72782,5025 72806,5018 72830,5022 72856,5019 72910,5016 72955,5006 73027,4982 73055,4982 73091,4985 73121,4996 73127,4995 73183,5009 73199,5011 73233,5013 73235,5012 73253,5018 73281,5016 73309,5016 73325,5011 73371,5019 73383,5024 73454,5021 73474,5023 73498,5020 73552,5017 73590,5006 73614,5003 73644,4998 73666,4998 73686,4994 73696,4993 73718,4998 73732,4998 73762,5005 73768,5008 73790,5008 73896,5024 73908,5020 73977,5024 74051,5007 74069,5006 74101,4999 74111,4998 74201,4992 74219,4998 74241,4998 74329,5017 74355,5010 74373,5012 74397,5004 74431,5004 74453,4998 74482,5000 74620,5016 74656,5017 74680,5021 74712,5019 74726,5022 74762,5018 74826,5020 74842,5023 74874,5020 74908,5018 74968,5030 75015,5030 75409,5030 75423,5023 75433,5023 75459,5011 75477,5004 75574,4964 75590,4961 75630,4948 75640,4947 75672,4936 75694,4936 75730,4938 75756,4944 75780,4946 75804,4954 75824,4956 75840,4958 75860,4965 75956,4968 75982,4970 76012,4974 76018,4977 76055,4979 76145,4992 76167,4993 76185,4994 76199,4990 76217,4985 76231,4986 76255,4979 76309,4981 76339,4992 76343,4991 76367,4996 76385,5003 76397,5005 76423,5017 76443,5019 76467,5024 76479,5020 76515,5018 76541,5022 76560,5018 76590,5012 76614,5009 76732,4971 76788,4974 76816,4979 76840,4987 76870,4996 76894,5005 76914,5016 76940,5017 76980,5024 77004,5025 77058,5021 77083,5025 77229,4982 77299,4985 77319,4991 77337,4994 77387,5001 77407,5007 77459,5005 77473,5000 77513,5001 77529,4999 77553,5002 77590,5012 77618,5016 77646,5021 77680,5025 77710,5026 77740,5029 77764,5029 77788,5030 77862,5030 77872,5024 77888,5024 77922,5015 77940,5016 77942,5013 77960,5010 78046,5004 78058,5002 78080,4998 78105,4997 78139,4982 78155,4980 78187,4970 78243,4973 78263,4980 78283,4981 78299,4986 78315,4996 78341,5002 78369,5013 78375,5012 78401,5020 78455,5019 78471,5013 78493,5013 78517,5016 78537,5005 78605,4984 78640,4983 78668,4977 78726,4979 78740,4985 78776,4993 78800,5005 78820,5008 78842,5020 78846,5019 78884,5022 78908,5020 78930,5022 78954,5022 79012,5012 79034,5005 79070,4994 79084,4993 79108,4982 79153,4979 79179,4977 79207,4982 79233,4982 79265,4995 79287,5003 79331,5020 79353,5021 79373,5024 79387,5022 79425,5023 79449,5013 79501,5015 79507,5012 79535,5009 79561,5000 79649,4975 79674,4976 79696,4981 79718,4985 79752,5001 79760,5001 79832,5021 79856,5020 79874,5024 79910,5021 80016,5017 80048,5029 80104,5026 80118,5022 80130,5025 80211,5022 80227,5023 80249,5020 80259,5025 80327,5023 80369,5005 80371,5005 80405,4991 80423,4987 80455,4977 80513,4980 80561,4995 80589,5008 80607,5011 80653,5023 80689,5024 80698,5021 80724,5023 80768,5020 80788,5019 80796,5022 80822,5017 80852,5012 80880,5012 80912,5009 80922,5012 80952,5013 80978,5018 80996,5020 81030,5030 81058,5029 81086,5030 81126,5029 81130,5030 81186,5029 81210,5030 81303,5018 81445,4998 81537,4998 81549,5002 81563,5002 81575,5001 81613,5007 81625,5005 81657,5003 81671,5003 81707,4999 81734,4996 81756,4993 81778,4993 81800,4987 81808,4985 81828,4985 81854,4978 81908,4981 81924,4986 81992,4998 81996,4998 82034,5010 82064,5013 82082,5020 82104,5017 82202,5015 82214,5010 82232,5012 82255,5013 82281,5010 82301,5017 82313,5017 82337,5015 82353,5019 82369,5015 82387,5016 82407,5016 82433,5016 82451,5020 82465,5018 82493,5023 82523,5027 82559,5019 82565,5018 82593,5005 82621,5002 82657,4995 82707,4991 82727,4997 82749,5003 82774,5009 82792,5016 82802,5015 82848,5023 82862,5020 82882,5024 82976,5023 83042,5008 83106,5011 83140,5020 83158,5030 83160,5029 83224,5028 83242,5022 83264,5021 83347,5023 83363,5025 83397,5021 83425,5018 83451,5013 83511,5010 83529,5009 83553,5001 83571,5000 83603,4990 83659,4993 83685,5003 83717,5004 83727,5006 83769,4996 83795,4990 83818,4987 83838,4989 83872,4990 83886,4993 83892,4995 83910,4996 83976,5004 84004,5011 84022,5010 84048,5019 84082,5018 84106,5020 84118,5017 84152,5019 84166,5022 84194,5017 84220,5020 84254,5017 84282,5015 84312,5010 84417,5030 84501,5009 84527,4998 84615,4984 84639,4985 84653,4991 84673,4990 84719,5000 84739,4999 84835,5006 85038,4964 85072,4968 85090,4966 85102,4968 85128,4976 85140,4977 85198,4986 85206,4983 85234,4986 85252,4979 85256,4980 85276,4978 85298,4979 85310,4975 85383,4978 85401,4984 85429,4994 85447,5000 85465,5007 85491,5015 85509,5022 85527,5024 85555,5024 85581,5017 85607,5015 85619,5012 85671,5008 85721,5011 85761,5018 85797,5022 85817,5028 85982,5027 86004,5024 86060,5030 86118,5021 86138,5017 86146,5015 86178,5018 86202,5020 86232,5017 86322,5009 86368,4999 86384,4998 86402,4993 86469,4977 86495,4974 86523,4966 86545,4967 86547,4965 86579,4964 86597,4967 86601,4965 86631,4967 86661,4974 86675,4974 86705,4984 86763,5000 86777,5000 86807,5007 86823,5005 86869,5015 86897,5012 86901,5015 86934,5011 86968,5007 86972,5009 86990,5007 87082,5017 87106,5012 87134,5009 87160,5001 87180,5002 87206,5005 87242,5008 87252,5011 87278,5008 87306,5007 87332,5001 87374,5001 87396,5001 87414,5005 87440,5002 87459,5007 87477,5007 87523,5016 87597,5023 87613,5020 87633,5021 87655,5024 87671,5021 87689,5020 87715,5022 87743,5025 87749,5025 87791,5016 87805,5017 87829,5013 87911,5006 87937,5005 87972,5003 87988,5005 88004,5001 88128,5004 88148,5013 88236,5013 88254,5019 88262,5017 88302,5020 88314,5015 88316,5017 88440,5000 88458,5002 88485,4996 88547,4998 88575,5005 88595,5007 88627,5017 88659,5019 88669,5019 88695,5018 88707,5020 88723,5020 88747,5022 88771,5028 88807,5030 88825,5030 89146,5027 89150,5023 89244,4998 89270,5001 89284,5006 89308,5008 89324,5015 89350,5012 89366,5015 89392,5019 89426,5021 89466,5022 89490,5012 89633,5002 89653,4994 89679,4992 89695,4990 89719,4982 89779,4983 89801,4990 89823,4990 89843,4998 89943,5012 89961,5019 89979,5020 89997,5022 90007,5024 90042,5020 90086,5020 90110,5017 90136,5020 90144,5020 90160,5013 90186,5016 90204,5016 90254,5017 90258,5016 90296,5017">
          <text:p/>
        </draw:poly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01.6cm" fo:page-height="25.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4-09-02T18:01:05.916093499</dc:date>
    <meta:editing-duration>PT1M</meta:editing-duration>
    <meta:editing-cycles>1</meta:editing-cycles>
    <meta:document-statistic meta:object-count="366"/>
    <meta:generator>LibreOffice/24.2.4.2$MacOSX_AARCH64 LibreOffice_project/51a6219feb6075d9a4c46691dcfe0cd9c4fff3c2</meta:generator>
  </office:meta>
</office:document-meta>
</file>